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ults_20_in_20_Oper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s in Oper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ranslateMethod</text:p>
          </table:table-cell>
          <table:table-cell table:style-name="ce1" office:value-type="string" calcext:value-type="string">
            <text:p>shouldForce3D</text:p>
          </table:table-cell>
          <table:table-cell table:style-name="ce1" office:value-type="string" calcext:value-type="string">
            <text:p>childrenWillChange</text:p>
          </table:table-cell>
          <table:table-cell table:style-name="ce1" office:value-type="string" calcext:value-type="string">
            <text:p>perspective</text:p>
          </table:table-cell>
          <table:table-cell table:style-name="ce1" office:value-type="string" calcext:value-type="string">
            <text:p>movingRoot</text:p>
          </table:table-cell>
          <table:table-cell table:style-name="ce1" office:value-type="string" calcext:value-type="string">
            <text:p>movingChildren</text:p>
          </table:table-cell>
          <table:table-cell table:style-name="ce1" office:value-type="string" calcext:value-type="string">
            <text:p>zoomingRoot</text:p>
          </table:table-cell>
          <table:table-cell table:style-name="ce1" office:value-type="string" calcext:value-type="string">
            <text:p>preserve3D</text:p>
          </table:table-cell>
          <table:table-cell table:style-name="ce1" office:value-type="string" calcext:value-type="string">
            <text:p>elementType</text:p>
          </table:table-cell>
          <table:table-cell table:style-name="ce1" office:value-type="string" calcext:value-type="string">
            <text:p>shadowChildren</text:p>
          </table:table-cell>
          <table:table-cell table:style-name="ce1" office:value-type="string" calcext:value-type="string">
            <text:p>rootWillChange</text:p>
          </table:table-cell>
          <table:table-cell table:style-name="ce1" office:value-type="string" calcext:value-type="string">
            <text:p>zoomMethod</text:p>
          </table:table-cell>
          <table:table-cell table:style-name="ce1" office:value-type="string" calcext:value-type="string">
            <text:p>frameCount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elapsedTime</text:p>
          </table:table-cell>
          <table:table-cell table:style-name="ce1" office:value-type="string" calcext:value-type="string">
            <text:p>fp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395108.013" calcext:value-type="float">
            <text:p>1619395108.013</text:p>
          </table:table-cell>
          <table:table-cell table:style-name="ce1" office:value-type="float" office:value="5.12700009346008" calcext:value-type="float">
            <text:p>5.12700009346008</text:p>
          </table:table-cell>
          <table:table-cell table:style-name="ce1" office:value-type="float" office:value="5.46128330204564" calcext:value-type="float">
            <text:p>5.461283302045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395116.117" calcext:value-type="float">
            <text:p>1619395116.117</text:p>
          </table:table-cell>
          <table:table-cell table:style-name="ce1" office:value-type="float" office:value="5.15299987792968" calcext:value-type="float">
            <text:p>5.15299987792968</text:p>
          </table:table-cell>
          <table:table-cell table:style-name="ce1" office:value-type="float" office:value="5.43372805420083" calcext:value-type="float">
            <text:p>5.433728054200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395124.061" calcext:value-type="float">
            <text:p>1619395124.061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5.76770101512829" calcext:value-type="float">
            <text:p>5.767701015128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5131.849" calcext:value-type="float">
            <text:p>1619395131.849</text:p>
          </table:table-cell>
          <table:table-cell table:style-name="ce1" office:value-type="float" office:value="5.1489999294281" calcext:value-type="float">
            <text:p>5.1489999294281</text:p>
          </table:table-cell>
          <table:table-cell table:style-name="ce1" office:value-type="float" office:value="5.82637413307016" calcext:value-type="float">
            <text:p>5.826374133070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5139.722" calcext:value-type="float">
            <text:p>1619395139.722</text:p>
          </table:table-cell>
          <table:table-cell table:style-name="ce1" office:value-type="float" office:value="5.13700008392334" calcext:value-type="float">
            <text:p>5.13700008392334</text:p>
          </table:table-cell>
          <table:table-cell table:style-name="ce1" office:value-type="float" office:value="5.83998433130017" calcext:value-type="float">
            <text:p>5.839984331300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5147.594" calcext:value-type="float">
            <text:p>1619395147.594</text:p>
          </table:table-cell>
          <table:table-cell table:style-name="ce1" office:value-type="float" office:value="5.1729998588562" calcext:value-type="float">
            <text:p>5.1729998588562</text:p>
          </table:table-cell>
          <table:table-cell table:style-name="ce1" office:value-type="float" office:value="5.79934289938938" calcext:value-type="float">
            <text:p>5.799342899389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5155.51" calcext:value-type="float">
            <text:p>1619395155.51</text:p>
          </table:table-cell>
          <table:table-cell table:style-name="ce1" office:value-type="float" office:value="5.17499995231628" calcext:value-type="float">
            <text:p>5.17499995231628</text:p>
          </table:table-cell>
          <table:table-cell table:style-name="ce1" office:value-type="float" office:value="5.79710150269127" calcext:value-type="float">
            <text:p>5.797101502691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395163.432" calcext:value-type="float">
            <text:p>1619395163.432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5.74826552258516" calcext:value-type="float">
            <text:p>5.748265522585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19395171.327" calcext:value-type="float">
            <text:p>1619395171.327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38.9766138681267" calcext:value-type="float">
            <text:p>38.97661386812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619395179.214" calcext:value-type="float">
            <text:p>1619395179.214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43.7038522419506" calcext:value-type="float">
            <text:p>43.70385224195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619395186.948" calcext:value-type="float">
            <text:p>1619395186.948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41.1259727313691" calcext:value-type="float">
            <text:p>41.12597273136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619395194.677" calcext:value-type="float">
            <text:p>1619395194.677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43.877144530923" calcext:value-type="float">
            <text:p>43.8771445309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619395202.434" calcext:value-type="float">
            <text:p>1619395202.434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38.7534954801914" calcext:value-type="float">
            <text:p>38.75349548019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619395210.174" calcext:value-type="float">
            <text:p>1619395210.174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41.5335471800765" calcext:value-type="float">
            <text:p>41.53354718007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619395217.949" calcext:value-type="float">
            <text:p>1619395217.949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40.4947136518202" calcext:value-type="float">
            <text:p>40.49471365182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619395225.685" calcext:value-type="float">
            <text:p>1619395225.685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44.3467834876418" calcext:value-type="float">
            <text:p>44.34678348764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19395233.437" calcext:value-type="float">
            <text:p>1619395233.437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39.4736839553566" calcext:value-type="float">
            <text:p>39.47368395535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619395241.263" calcext:value-type="float">
            <text:p>1619395241.263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43.9648285899518" calcext:value-type="float">
            <text:p>43.96482858995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19395249.027" calcext:value-type="float">
            <text:p>1619395249.027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38.8214214465367" calcext:value-type="float">
            <text:p>38.82142144653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619395256.907" calcext:value-type="float">
            <text:p>1619395256.907</text:p>
          </table:table-cell>
          <table:table-cell table:style-name="ce1" office:value-type="float" office:value="5.05200004577636" calcext:value-type="float">
            <text:p>5.05200004577636</text:p>
          </table:table-cell>
          <table:table-cell table:style-name="ce1" office:value-type="float" office:value="41.9635784004473" calcext:value-type="float">
            <text:p>41.96357840044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19395264.757" calcext:value-type="float">
            <text:p>1619395264.757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38.9922021248001" calcext:value-type="float">
            <text:p>38.99220212480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619395272.577" calcext:value-type="float">
            <text:p>1619395272.577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44.0677956883557" calcext:value-type="float">
            <text:p>44.06779568835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19395280.364" calcext:value-type="float">
            <text:p>1619395280.364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38.9066253014541" calcext:value-type="float">
            <text:p>38.90662530145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619395288.2" calcext:value-type="float">
            <text:p>1619395288.2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41.9900509466119" calcext:value-type="float">
            <text:p>41.99005094661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19395296.009" calcext:value-type="float">
            <text:p>1619395296.009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35.9209744454389" calcext:value-type="float">
            <text:p>35.92097444543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19395303.742" calcext:value-type="float">
            <text:p>1619395303.742</text:p>
          </table:table-cell>
          <table:table-cell table:style-name="ce1" office:value-type="float" office:value="5.03199982643127" calcext:value-type="float">
            <text:p>5.03199982643127</text:p>
          </table:table-cell>
          <table:table-cell table:style-name="ce1" office:value-type="float" office:value="39.7456293518676" calcext:value-type="float">
            <text:p>39.74562935186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619395311.509" calcext:value-type="float">
            <text:p>1619395311.509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38.6454184735264" calcext:value-type="float">
            <text:p>38.64541847352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619395319.264" calcext:value-type="float">
            <text:p>1619395319.264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40.327410154061" calcext:value-type="float">
            <text:p>40.3274101540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619395327.002" calcext:value-type="float">
            <text:p>1619395327.002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36.3128502813572" calcext:value-type="float">
            <text:p>36.31285028135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19395334.737" calcext:value-type="float">
            <text:p>1619395334.737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38.805969412771" calcext:value-type="float">
            <text:p>38.8059694127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19395342.481" calcext:value-type="float">
            <text:p>1619395342.481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38.8523606146762" calcext:value-type="float">
            <text:p>38.85236061467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619395350.291" calcext:value-type="float">
            <text:p>1619395350.291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38.6223372339903" calcext:value-type="float">
            <text:p>38.62233723399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5358.151" calcext:value-type="float">
            <text:p>1619395358.151</text:p>
          </table:table-cell>
          <table:table-cell table:style-name="ce1" office:value-type="float" office:value="5.08599996566772" calcext:value-type="float">
            <text:p>5.08599996566772</text:p>
          </table:table-cell>
          <table:table-cell table:style-name="ce1" office:value-type="float" office:value="5.8985450653776" calcext:value-type="float">
            <text:p>5.89854506537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5365.995" calcext:value-type="float">
            <text:p>1619395365.995</text:p>
          </table:table-cell>
          <table:table-cell table:style-name="ce1" office:value-type="float" office:value="5.05600023269653" calcext:value-type="float">
            <text:p>5.05600023269653</text:p>
          </table:table-cell>
          <table:table-cell table:style-name="ce1" office:value-type="float" office:value="6.13132883173675" calcext:value-type="float">
            <text:p>6.131328831736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5373.77" calcext:value-type="float">
            <text:p>1619395373.77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5.95356217416167" calcext:value-type="float">
            <text:p>5.953562174161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5381.692" calcext:value-type="float">
            <text:p>1619395381.692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5.94648157508809" calcext:value-type="float">
            <text:p>5.946481575088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5389.59" calcext:value-type="float">
            <text:p>1619395389.59</text:p>
          </table:table-cell>
          <table:table-cell table:style-name="ce1" office:value-type="float" office:value="5.07700014114379" calcext:value-type="float">
            <text:p>5.07700014114379</text:p>
          </table:table-cell>
          <table:table-cell table:style-name="ce1" office:value-type="float" office:value="5.90900121449303" calcext:value-type="float">
            <text:p>5.909001214493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5397.549" calcext:value-type="float">
            <text:p>1619395397.549</text:p>
          </table:table-cell>
          <table:table-cell table:style-name="ce1" office:value-type="float" office:value="5.14499998092651" calcext:value-type="float">
            <text:p>5.14499998092651</text:p>
          </table:table-cell>
          <table:table-cell table:style-name="ce1" office:value-type="float" office:value="6.02526727209384" calcext:value-type="float">
            <text:p>6.025267272093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5405.693" calcext:value-type="float">
            <text:p>1619395405.693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5.95710880072756" calcext:value-type="float">
            <text:p>5.957108800727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5413.489" calcext:value-type="float">
            <text:p>1619395413.489</text:p>
          </table:table-cell>
          <table:table-cell table:style-name="ce1" office:value-type="float" office:value="5.11999988555908" calcext:value-type="float">
            <text:p>5.11999988555908</text:p>
          </table:table-cell>
          <table:table-cell table:style-name="ce1" office:value-type="float" office:value="5.85937513096724" calcext:value-type="float">
            <text:p>5.859375130967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619395421.481" calcext:value-type="float">
            <text:p>1619395421.481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7.2955728512846" calcext:value-type="float">
            <text:p>37.29557285128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619395429.231" calcext:value-type="float">
            <text:p>1619395429.231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41.4755724125701" calcext:value-type="float">
            <text:p>41.47557241257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395436.966" calcext:value-type="float">
            <text:p>1619395436.966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9.1217565614958" calcext:value-type="float">
            <text:p>39.12175656149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619395444.706" calcext:value-type="float">
            <text:p>1619395444.706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43.0965695646877" calcext:value-type="float">
            <text:p>43.09656956468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619395452.44" calcext:value-type="float">
            <text:p>1619395452.44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37.7396173895888" calcext:value-type="float">
            <text:p>37.73961738958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619395460.189" calcext:value-type="float">
            <text:p>1619395460.189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41.1259727313691" calcext:value-type="float">
            <text:p>41.12597273136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619395467.909" calcext:value-type="float">
            <text:p>1619395467.909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38.5845654525956" calcext:value-type="float">
            <text:p>38.58456545259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619395475.671" calcext:value-type="float">
            <text:p>1619395475.671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43.8683938979107" calcext:value-type="float">
            <text:p>43.86839389791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395483.409" calcext:value-type="float">
            <text:p>1619395483.409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39.020505659083" calcext:value-type="float">
            <text:p>39.0205056590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619395491.162" calcext:value-type="float">
            <text:p>1619395491.162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43.4349467384585" calcext:value-type="float">
            <text:p>43.43494673845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395498.939" calcext:value-type="float">
            <text:p>1619395498.939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39.1608382654141" calcext:value-type="float">
            <text:p>39.16083826541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619395506.74" calcext:value-type="float">
            <text:p>1619395506.74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40.2550826086186" calcext:value-type="float">
            <text:p>40.25508260861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395514.521" calcext:value-type="float">
            <text:p>1619395514.521</text:p>
          </table:table-cell>
          <table:table-cell table:style-name="ce1" office:value-type="float" office:value="5.08400011062622" calcext:value-type="float">
            <text:p>5.08400011062622</text:p>
          </table:table-cell>
          <table:table-cell table:style-name="ce1" office:value-type="float" office:value="38.5523201681948" calcext:value-type="float">
            <text:p>38.55232016819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619395522.335" calcext:value-type="float">
            <text:p>1619395522.335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43.8509072665773" calcext:value-type="float">
            <text:p>43.85090726657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395530.123" calcext:value-type="float">
            <text:p>1619395530.123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39.24302803755" calcext:value-type="float">
            <text:p>39.243028037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619395537.936" calcext:value-type="float">
            <text:p>1619395537.936</text:p>
          </table:table-cell>
          <table:table-cell table:style-name="ce1" office:value-type="float" office:value="5.00299978256225" calcext:value-type="float">
            <text:p>5.00299978256225</text:p>
          </table:table-cell>
          <table:table-cell table:style-name="ce1" office:value-type="float" office:value="40.7755364513573" calcext:value-type="float">
            <text:p>40.77553645135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619395545.665" calcext:value-type="float">
            <text:p>1619395545.665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36.8525897814556" calcext:value-type="float">
            <text:p>36.85258978145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19395553.413" calcext:value-type="float">
            <text:p>1619395553.413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38.3233533663632" calcext:value-type="float">
            <text:p>38.32335336636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19395561.141" calcext:value-type="float">
            <text:p>1619395561.141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38.8755978348208" calcext:value-type="float">
            <text:p>38.87559783482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619395568.871" calcext:value-type="float">
            <text:p>1619395568.871</text:p>
          </table:table-cell>
          <table:table-cell table:style-name="ce1" office:value-type="float" office:value="5.02199983596801" calcext:value-type="float">
            <text:p>5.02199983596801</text:p>
          </table:table-cell>
          <table:table-cell table:style-name="ce1" office:value-type="float" office:value="40.4221438929757" calcext:value-type="float">
            <text:p>40.42214389297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19395576.623" calcext:value-type="float">
            <text:p>1619395576.623</text:p>
          </table:table-cell>
          <table:table-cell table:style-name="ce1" office:value-type="float" office:value="5.02400016784668" calcext:value-type="float">
            <text:p>5.02400016784668</text:p>
          </table:table-cell>
          <table:table-cell table:style-name="ce1" office:value-type="float" office:value="35.8280242807295" calcext:value-type="float">
            <text:p>35.82802428072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395584.367" calcext:value-type="float">
            <text:p>1619395584.367</text:p>
          </table:table-cell>
          <table:table-cell table:style-name="ce1" office:value-type="float" office:value="5.02199983596801" calcext:value-type="float">
            <text:p>5.02199983596801</text:p>
          </table:table-cell>
          <table:table-cell table:style-name="ce1" office:value-type="float" office:value="39.0282768621835" calcext:value-type="float">
            <text:p>39.02827686218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619395592.11" calcext:value-type="float">
            <text:p>1619395592.11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38.1389766044634" calcext:value-type="float">
            <text:p>38.13897660446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619395599.862" calcext:value-type="float">
            <text:p>1619395599.862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40.2711321160708" calcext:value-type="float">
            <text:p>40.27113211607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5607.589" calcext:value-type="float">
            <text:p>1619395607.589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5.94530320596917" calcext:value-type="float">
            <text:p>5.945303205969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5615.407" calcext:value-type="float">
            <text:p>1619395615.407</text:p>
          </table:table-cell>
          <table:table-cell table:style-name="ce1" office:value-type="float" office:value="5.16400003433227" calcext:value-type="float">
            <text:p>5.16400003433227</text:p>
          </table:table-cell>
          <table:table-cell table:style-name="ce1" office:value-type="float" office:value="5.80945000010619" calcext:value-type="float">
            <text:p>5.809450000106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395623.291" calcext:value-type="float">
            <text:p>1619395623.291</text:p>
          </table:table-cell>
          <table:table-cell table:style-name="ce1" office:value-type="float" office:value="5.04300022125244" calcext:value-type="float">
            <text:p>5.04300022125244</text:p>
          </table:table-cell>
          <table:table-cell table:style-name="ce1" office:value-type="float" office:value="5.75054505803646" calcext:value-type="float">
            <text:p>5.750545058036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395631.062" calcext:value-type="float">
            <text:p>1619395631.062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5.74257431164896" calcext:value-type="float">
            <text:p>5.742574311648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619395638.986" calcext:value-type="float">
            <text:p>1619395638.986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37.7019747792808" calcext:value-type="float">
            <text:p>37.70197477928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619395646.864" calcext:value-type="float">
            <text:p>1619395646.864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40.6779671846649" calcext:value-type="float">
            <text:p>40.67796718466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19395654.598" calcext:value-type="float">
            <text:p>1619395654.598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9.88831320993" calcext:value-type="float">
            <text:p>39.888313209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619395662.346" calcext:value-type="float">
            <text:p>1619395662.346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42.2816120025258" calcext:value-type="float">
            <text:p>42.28161200252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619395670.063" calcext:value-type="float">
            <text:p>1619395670.063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39.992041202677" calcext:value-type="float">
            <text:p>39.9920412026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619395677.998" calcext:value-type="float">
            <text:p>1619395677.998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41.6749742030151" calcext:value-type="float">
            <text:p>41.67497420301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19395685.89" calcext:value-type="float">
            <text:p>1619395685.89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39.8406376015736" calcext:value-type="float">
            <text:p>39.84063760157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619395693.66" calcext:value-type="float">
            <text:p>1619395693.6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.4" calcext:value-type="float">
            <text:p>43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619395701.46" calcext:value-type="float">
            <text:p>1619395701.4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.2" calcext:value-type="float">
            <text:p>36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19395709.181" calcext:value-type="float">
            <text:p>1619395709.181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39.5288475767529" calcext:value-type="float">
            <text:p>39.52884757675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619395716.914" calcext:value-type="float">
            <text:p>1619395716.914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38.2775117142851" calcext:value-type="float">
            <text:p>38.27751171428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619395724.662" calcext:value-type="float">
            <text:p>1619395724.662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40.1437989265211" calcext:value-type="float">
            <text:p>40.14379892652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5732.373" calcext:value-type="float">
            <text:p>1619395732.373</text:p>
          </table:table-cell>
          <table:table-cell table:style-name="ce1" office:value-type="float" office:value="5.14400005340576" calcext:value-type="float">
            <text:p>5.14400005340576</text:p>
          </table:table-cell>
          <table:table-cell table:style-name="ce1" office:value-type="float" office:value="6.02643850663947" calcext:value-type="float">
            <text:p>6.026438506639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5740.29" calcext:value-type="float">
            <text:p>1619395740.29</text:p>
          </table:table-cell>
          <table:table-cell table:style-name="ce1" office:value-type="float" office:value="5.08599996566772" calcext:value-type="float">
            <text:p>5.08599996566772</text:p>
          </table:table-cell>
          <table:table-cell table:style-name="ce1" office:value-type="float" office:value="6.09516323422352" calcext:value-type="float">
            <text:p>6.095163234223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5748.086" calcext:value-type="float">
            <text:p>1619395748.086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5.90202642661015" calcext:value-type="float">
            <text:p>5.902026426610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5755.896" calcext:value-type="float">
            <text:p>1619395755.896</text:p>
          </table:table-cell>
          <table:table-cell table:style-name="ce1" office:value-type="float" office:value="5.05000019073486" calcext:value-type="float">
            <text:p>5.05000019073486</text:p>
          </table:table-cell>
          <table:table-cell table:style-name="ce1" office:value-type="float" office:value="5.94059383503398" calcext:value-type="float">
            <text:p>5.940593835033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619395763.784" calcext:value-type="float">
            <text:p>1619395763.784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37.7396155928983" calcext:value-type="float">
            <text:p>37.73961559289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619395771.683" calcext:value-type="float">
            <text:p>1619395771.683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41.2514955444754" calcext:value-type="float">
            <text:p>41.25149554447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19395779.445" calcext:value-type="float">
            <text:p>1619395779.445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39.5367401449411" calcext:value-type="float">
            <text:p>39.53674014494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619395787.175" calcext:value-type="float">
            <text:p>1619395787.175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42.6379752386703" calcext:value-type="float">
            <text:p>42.63797523867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19395794.933" calcext:value-type="float">
            <text:p>1619395794.933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39.4422312255579" calcext:value-type="float">
            <text:p>39.44223122555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619395802.867" calcext:value-type="float">
            <text:p>1619395802.867</text:p>
          </table:table-cell>
          <table:table-cell table:style-name="ce1" office:value-type="float" office:value="5.00299978256225" calcext:value-type="float">
            <text:p>5.00299978256225</text:p>
          </table:table-cell>
          <table:table-cell table:style-name="ce1" office:value-type="float" office:value="43.573857580372" calcext:value-type="float">
            <text:p>43.5738575803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19395810.596" calcext:value-type="float">
            <text:p>1619395810.596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38.9922021248001" calcext:value-type="float">
            <text:p>38.99220212480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619395818.391" calcext:value-type="float">
            <text:p>1619395818.391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41.9496600558773" calcext:value-type="float">
            <text:p>41.94966005587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619395826.122" calcext:value-type="float">
            <text:p>1619395826.122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37.1702641715047" calcext:value-type="float">
            <text:p>37.17026417150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395833.864" calcext:value-type="float">
            <text:p>1619395833.864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39.3370615118994" calcext:value-type="float">
            <text:p>39.33706151189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619395841.607" calcext:value-type="float">
            <text:p>1619395841.607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38.50758299067" calcext:value-type="float">
            <text:p>38.507582990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619395849.349" calcext:value-type="float">
            <text:p>1619395849.349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40.2631057629482" calcext:value-type="float">
            <text:p>40.26310576294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5857.11" calcext:value-type="float">
            <text:p>1619395857.11</text:p>
          </table:table-cell>
          <table:table-cell table:style-name="ce1" office:value-type="float" office:value="5.132000207901" calcext:value-type="float">
            <text:p>5.132000207901</text:p>
          </table:table-cell>
          <table:table-cell table:style-name="ce1" office:value-type="float" office:value="6.23538556189733" calcext:value-type="float">
            <text:p>6.235385561897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5864.954" calcext:value-type="float">
            <text:p>1619395864.954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6.18515552292918" calcext:value-type="float">
            <text:p>6.185155522929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5872.707" calcext:value-type="float">
            <text:p>1619395872.707</text:p>
          </table:table-cell>
          <table:table-cell table:style-name="ce1" office:value-type="float" office:value="5.14700007438659" calcext:value-type="float">
            <text:p>5.14700007438659</text:p>
          </table:table-cell>
          <table:table-cell table:style-name="ce1" office:value-type="float" office:value="6.02292588925102" calcext:value-type="float">
            <text:p>6.022925889251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5880.614" calcext:value-type="float">
            <text:p>1619395880.614</text:p>
          </table:table-cell>
          <table:table-cell table:style-name="ce1" office:value-type="float" office:value="5.10399985313415" calcext:value-type="float">
            <text:p>5.10399985313415</text:p>
          </table:table-cell>
          <table:table-cell table:style-name="ce1" office:value-type="float" office:value="6.07366788636645" calcext:value-type="float">
            <text:p>6.073667886366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5888.579" calcext:value-type="float">
            <text:p>1619395888.579</text:p>
          </table:table-cell>
          <table:table-cell table:style-name="ce1" office:value-type="float" office:value="5.1029999256134" calcext:value-type="float">
            <text:p>5.1029999256134</text:p>
          </table:table-cell>
          <table:table-cell table:style-name="ce1" office:value-type="float" office:value="6.07485801526318" calcext:value-type="float">
            <text:p>6.074858015263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5896.629" calcext:value-type="float">
            <text:p>1619395896.629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6.12890459910279" calcext:value-type="float">
            <text:p>6.128904599102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5904.446" calcext:value-type="float">
            <text:p>1619395904.446</text:p>
          </table:table-cell>
          <table:table-cell table:style-name="ce1" office:value-type="float" office:value="5.06699991226196" calcext:value-type="float">
            <text:p>5.06699991226196</text:p>
          </table:table-cell>
          <table:table-cell table:style-name="ce1" office:value-type="float" office:value="6.11801865734812" calcext:value-type="float">
            <text:p>6.118018657348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5912.392" calcext:value-type="float">
            <text:p>1619395912.392</text:p>
          </table:table-cell>
          <table:table-cell table:style-name="ce1" office:value-type="float" office:value="5.06700015068054" calcext:value-type="float">
            <text:p>5.06700015068054</text:p>
          </table:table-cell>
          <table:table-cell table:style-name="ce1" office:value-type="float" office:value="6.11801836947576" calcext:value-type="float">
            <text:p>6.118018369475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5920.345" calcext:value-type="float">
            <text:p>1619395920.345</text:p>
          </table:table-cell>
          <table:table-cell table:style-name="ce1" office:value-type="float" office:value="5.08500003814697" calcext:value-type="float">
            <text:p>5.08500003814697</text:p>
          </table:table-cell>
          <table:table-cell table:style-name="ce1" office:value-type="float" office:value="6.29301863518985" calcext:value-type="float">
            <text:p>6.293018635189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5928.438" calcext:value-type="float">
            <text:p>1619395928.438</text:p>
          </table:table-cell>
          <table:table-cell table:style-name="ce1" office:value-type="float" office:value="5.13899993896484" calcext:value-type="float">
            <text:p>5.13899993896484</text:p>
          </table:table-cell>
          <table:table-cell table:style-name="ce1" office:value-type="float" office:value="6.22689246547175" calcext:value-type="float">
            <text:p>6.226892465471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5936.32" calcext:value-type="float">
            <text:p>1619395936.32</text:p>
          </table:table-cell>
          <table:table-cell table:style-name="ce1" office:value-type="float" office:value="5.14199995994567" calcext:value-type="float">
            <text:p>5.14199995994567</text:p>
          </table:table-cell>
          <table:table-cell table:style-name="ce1" office:value-type="float" office:value="6.22325948060451" calcext:value-type="float">
            <text:p>6.223259480604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5944.204" calcext:value-type="float">
            <text:p>1619395944.204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6.36309399897739" calcext:value-type="float">
            <text:p>6.363093998977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395951.958" calcext:value-type="float">
            <text:p>1619395951.958</text:p>
          </table:table-cell>
          <table:table-cell table:style-name="ce1" office:value-type="float" office:value="5.08899998664856" calcext:value-type="float">
            <text:p>5.08899998664856</text:p>
          </table:table-cell>
          <table:table-cell table:style-name="ce1" office:value-type="float" office:value="5.30556102787126" calcext:value-type="float">
            <text:p>5.305561027871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395959.8" calcext:value-type="float">
            <text:p>1619395959.8</text:p>
          </table:table-cell>
          <table:table-cell table:style-name="ce1" office:value-type="float" office:value="5.12400007247924" calcext:value-type="float">
            <text:p>5.12400007247924</text:p>
          </table:table-cell>
          <table:table-cell table:style-name="ce1" office:value-type="float" office:value="5.26932076855651" calcext:value-type="float">
            <text:p>5.269320768556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5967.799" calcext:value-type="float">
            <text:p>1619395967.799</text:p>
          </table:table-cell>
          <table:table-cell table:style-name="ce1" office:value-type="float" office:value="5.13499999046325" calcext:value-type="float">
            <text:p>5.13499999046325</text:p>
          </table:table-cell>
          <table:table-cell table:style-name="ce1" office:value-type="float" office:value="6.03700098492177" calcext:value-type="float">
            <text:p>6.037000984921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5975.676" calcext:value-type="float">
            <text:p>1619395975.676</text:p>
          </table:table-cell>
          <table:table-cell table:style-name="ce1" office:value-type="float" office:value="5.15499997138977" calcext:value-type="float">
            <text:p>5.15499997138977</text:p>
          </table:table-cell>
          <table:table-cell table:style-name="ce1" office:value-type="float" office:value="6.20756550486903" calcext:value-type="float">
            <text:p>6.207565504869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395983.586" calcext:value-type="float">
            <text:p>1619395983.586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15.3815420204883" calcext:value-type="float">
            <text:p>15.38154202048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395991.327" calcext:value-type="float">
            <text:p>1619395991.327</text:p>
          </table:table-cell>
          <table:table-cell table:style-name="ce1" office:value-type="float" office:value="5.05300021171569" calcext:value-type="float">
            <text:p>5.05300021171569</text:p>
          </table:table-cell>
          <table:table-cell table:style-name="ce1" office:value-type="float" office:value="15.4363737842622" calcext:value-type="float">
            <text:p>15.43637378426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5999.106" calcext:value-type="float">
            <text:p>1619395999.106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14.7058821634192" calcext:value-type="float">
            <text:p>14.70588216341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396006.879" calcext:value-type="float">
            <text:p>1619396006.879</text:p>
          </table:table-cell>
          <table:table-cell table:style-name="ce1" office:value-type="float" office:value="5.04700016975402" calcext:value-type="float">
            <text:p>5.04700016975402</text:p>
          </table:table-cell>
          <table:table-cell table:style-name="ce1" office:value-type="float" office:value="14.8603125574404" calcext:value-type="float">
            <text:p>14.86031255744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396014.642" calcext:value-type="float">
            <text:p>1619396014.642</text:p>
          </table:table-cell>
          <table:table-cell table:style-name="ce1" office:value-type="float" office:value="5.02800011634826" calcext:value-type="float">
            <text:p>5.02800011634826</text:p>
          </table:table-cell>
          <table:table-cell table:style-name="ce1" office:value-type="float" office:value="15.1153536677316" calcext:value-type="float">
            <text:p>15.11535366773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6022.405" calcext:value-type="float">
            <text:p>1619396022.405</text:p>
          </table:table-cell>
          <table:table-cell table:style-name="ce1" office:value-type="float" office:value="5.05100011825561" calcext:value-type="float">
            <text:p>5.05100011825561</text:p>
          </table:table-cell>
          <table:table-cell table:style-name="ce1" office:value-type="float" office:value="14.6505639017003" calcext:value-type="float">
            <text:p>14.65056390170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6030.197" calcext:value-type="float">
            <text:p>1619396030.197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14.7734076802005" calcext:value-type="float">
            <text:p>14.77340768020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6037.933" calcext:value-type="float">
            <text:p>1619396037.933</text:p>
          </table:table-cell>
          <table:table-cell table:style-name="ce1" office:value-type="float" office:value="5.01899981498718" calcext:value-type="float">
            <text:p>5.01899981498718</text:p>
          </table:table-cell>
          <table:table-cell table:style-name="ce1" office:value-type="float" office:value="14.7439734464682" calcext:value-type="float">
            <text:p>14.74397344646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6045.683" calcext:value-type="float">
            <text:p>1619396045.683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14.4956314151037" calcext:value-type="float">
            <text:p>14.49563141510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6053.461" calcext:value-type="float">
            <text:p>1619396053.461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14.5650436507687" calcext:value-type="float">
            <text:p>14.56504365076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6061.192" calcext:value-type="float">
            <text:p>1619396061.192</text:p>
          </table:table-cell>
          <table:table-cell table:style-name="ce1" office:value-type="float" office:value="5.04800009727478" calcext:value-type="float">
            <text:p>5.04800009727478</text:p>
          </table:table-cell>
          <table:table-cell table:style-name="ce1" office:value-type="float" office:value="14.6592707159315" calcext:value-type="float">
            <text:p>14.65927071593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6068.979" calcext:value-type="float">
            <text:p>1619396068.979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14.4097908053446" calcext:value-type="float">
            <text:p>14.40979080534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19396076.785" calcext:value-type="float">
            <text:p>1619396076.785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13.9636943626966" calcext:value-type="float">
            <text:p>13.96369436269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6084.531" calcext:value-type="float">
            <text:p>1619396084.531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14.5244726755991" calcext:value-type="float">
            <text:p>14.52447267559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6092.288" calcext:value-type="float">
            <text:p>1619396092.288</text:p>
          </table:table-cell>
          <table:table-cell table:style-name="ce1" office:value-type="float" office:value="5.04399991035461" calcext:value-type="float">
            <text:p>5.04399991035461</text:p>
          </table:table-cell>
          <table:table-cell table:style-name="ce1" office:value-type="float" office:value="14.4726410185181" calcext:value-type="float">
            <text:p>14.47264101851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6100.082" calcext:value-type="float">
            <text:p>1619396100.082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14.4297291519707" calcext:value-type="float">
            <text:p>14.42972915197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6107.869" calcext:value-type="float">
            <text:p>1619396107.869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6.37704248649381" calcext:value-type="float">
            <text:p>6.377042486493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6115.635" calcext:value-type="float">
            <text:p>1619396115.635</text:p>
          </table:table-cell>
          <table:table-cell table:style-name="ce1" office:value-type="float" office:value="5.11299991607666" calcext:value-type="float">
            <text:p>5.11299991607666</text:p>
          </table:table-cell>
          <table:table-cell table:style-name="ce1" office:value-type="float" office:value="6.25855672310561" calcext:value-type="float">
            <text:p>6.258556723105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6123.57" calcext:value-type="float">
            <text:p>1619396123.57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6.32161196580544" calcext:value-type="float">
            <text:p>6.321611965805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96131.367" calcext:value-type="float">
            <text:p>1619396131.367</text:p>
          </table:table-cell>
          <table:table-cell table:style-name="ce1" office:value-type="float" office:value="5.11999988555908" calcext:value-type="float">
            <text:p>5.11999988555908</text:p>
          </table:table-cell>
          <table:table-cell table:style-name="ce1" office:value-type="float" office:value="6.44531264406396" calcext:value-type="float">
            <text:p>6.445312644063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96139.191" calcext:value-type="float">
            <text:p>1619396139.191</text:p>
          </table:table-cell>
          <table:table-cell table:style-name="ce1" office:value-type="float" office:value="5.12000012397766" calcext:value-type="float">
            <text:p>5.12000012397766</text:p>
          </table:table-cell>
          <table:table-cell table:style-name="ce1" office:value-type="float" office:value="6.44531234393071" calcext:value-type="float">
            <text:p>6.445312343930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6147.054" calcext:value-type="float">
            <text:p>1619396147.054</text:p>
          </table:table-cell>
          <table:table-cell table:style-name="ce1" office:value-type="float" office:value="5.15900015830993" calcext:value-type="float">
            <text:p>5.15900015830993</text:p>
          </table:table-cell>
          <table:table-cell table:style-name="ce1" office:value-type="float" office:value="6.20275228107049" calcext:value-type="float">
            <text:p>6.202752281070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6155.067" calcext:value-type="float">
            <text:p>1619396155.067</text:p>
          </table:table-cell>
          <table:table-cell table:style-name="ce1" office:value-type="float" office:value="5.0400002002716" calcext:value-type="float">
            <text:p>5.0400002002716</text:p>
          </table:table-cell>
          <table:table-cell table:style-name="ce1" office:value-type="float" office:value="6.15079340638308" calcext:value-type="float">
            <text:p>6.150793406383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6163.091" calcext:value-type="float">
            <text:p>1619396163.091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6.31662062700039" calcext:value-type="float">
            <text:p>6.316620627000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6170.914" calcext:value-type="float">
            <text:p>1619396170.914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6.34542932955116" calcext:value-type="float">
            <text:p>6.34542932955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6178.683" calcext:value-type="float">
            <text:p>1619396178.68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4" calcext:value-type="float">
            <text:p>6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96186.398" calcext:value-type="float">
            <text:p>1619396186.398</text:p>
          </table:table-cell>
          <table:table-cell table:style-name="ce1" office:value-type="float" office:value="5.12899994850158" calcext:value-type="float">
            <text:p>5.12899994850158</text:p>
          </table:table-cell>
          <table:table-cell table:style-name="ce1" office:value-type="float" office:value="6.43400279417838" calcext:value-type="float">
            <text:p>6.434002794178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6194.26" calcext:value-type="float">
            <text:p>1619396194.26</text:p>
          </table:table-cell>
          <table:table-cell table:style-name="ce1" office:value-type="float" office:value="5.09599995613098" calcext:value-type="float">
            <text:p>5.09599995613098</text:p>
          </table:table-cell>
          <table:table-cell table:style-name="ce1" office:value-type="float" office:value="6.27943490492006" calcext:value-type="float">
            <text:p>6.279434904920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396202.205" calcext:value-type="float">
            <text:p>1619396202.205</text:p>
          </table:table-cell>
          <table:table-cell table:style-name="ce1" office:value-type="float" office:value="5.07700014114379" calcext:value-type="float">
            <text:p>5.07700014114379</text:p>
          </table:table-cell>
          <table:table-cell table:style-name="ce1" office:value-type="float" office:value="5.31810109304372" calcext:value-type="float">
            <text:p>5.318101093043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396210.245" calcext:value-type="float">
            <text:p>1619396210.245</text:p>
          </table:table-cell>
          <table:table-cell table:style-name="ce1" office:value-type="float" office:value="5.19600009918212" calcext:value-type="float">
            <text:p>5.19600009918212</text:p>
          </table:table-cell>
          <table:table-cell table:style-name="ce1" office:value-type="float" office:value="5.38876048220386" calcext:value-type="float">
            <text:p>5.388760482203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6218.196" calcext:value-type="float">
            <text:p>1619396218.196</text:p>
          </table:table-cell>
          <table:table-cell table:style-name="ce1" office:value-type="float" office:value="5.04699993133544" calcext:value-type="float">
            <text:p>5.04699993133544</text:p>
          </table:table-cell>
          <table:table-cell table:style-name="ce1" office:value-type="float" office:value="6.14226281390047" calcext:value-type="float">
            <text:p>6.142262813900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6226.144" calcext:value-type="float">
            <text:p>1619396226.144</text:p>
          </table:table-cell>
          <table:table-cell table:style-name="ce1" office:value-type="float" office:value="5.08299994468689" calcext:value-type="float">
            <text:p>5.08299994468689</text:p>
          </table:table-cell>
          <table:table-cell table:style-name="ce1" office:value-type="float" office:value="6.29549485505083" calcext:value-type="float">
            <text:p>6.295494855050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396234.153" calcext:value-type="float">
            <text:p>1619396234.153</text:p>
          </table:table-cell>
          <table:table-cell table:style-name="ce1" office:value-type="float" office:value="5.06399989128112" calcext:value-type="float">
            <text:p>5.06399989128112</text:p>
          </table:table-cell>
          <table:table-cell table:style-name="ce1" office:value-type="float" office:value="15.6003162906889" calcext:value-type="float">
            <text:p>15.60031629068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396241.961" calcext:value-type="float">
            <text:p>1619396241.961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15.1213688129525" calcext:value-type="float">
            <text:p>15.12136881295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396249.701" calcext:value-type="float">
            <text:p>1619396249.701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15.5875301364374" calcext:value-type="float">
            <text:p>15.58753013643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396257.425" calcext:value-type="float">
            <text:p>1619396257.425</text:p>
          </table:table-cell>
          <table:table-cell table:style-name="ce1" office:value-type="float" office:value="5.0640001296997" calcext:value-type="float">
            <text:p>5.0640001296997</text:p>
          </table:table-cell>
          <table:table-cell table:style-name="ce1" office:value-type="float" office:value="15.0078985097709" calcext:value-type="float">
            <text:p>15.00789850977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6265.219" calcext:value-type="float">
            <text:p>1619396265.219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14.6825397936695" calcext:value-type="float">
            <text:p>14.68253979366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396272.986" calcext:value-type="float">
            <text:p>1619396272.986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15.1093440223224" calcext:value-type="float">
            <text:p>15.10934402232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6280.748" calcext:value-type="float">
            <text:p>1619396280.748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14.7970401008976" calcext:value-type="float">
            <text:p>14.79704010089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6288.504" calcext:value-type="float">
            <text:p>1619396288.504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14.3971200981706" calcext:value-type="float">
            <text:p>14.39712009817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396296.239" calcext:value-type="float">
            <text:p>1619396296.239</text:p>
          </table:table-cell>
          <table:table-cell table:style-name="ce1" office:value-type="float" office:value="5.04399991035461" calcext:value-type="float">
            <text:p>5.04399991035461</text:p>
          </table:table-cell>
          <table:table-cell table:style-name="ce1" office:value-type="float" office:value="15.0674070877723" calcext:value-type="float">
            <text:p>15.06740708777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6304.015" calcext:value-type="float">
            <text:p>1619396304.015</text:p>
          </table:table-cell>
          <table:table-cell table:style-name="ce1" office:value-type="float" office:value="5.00299978256225" calcext:value-type="float">
            <text:p>5.00299978256225</text:p>
          </table:table-cell>
          <table:table-cell table:style-name="ce1" office:value-type="float" office:value="14.7911259676492" calcext:value-type="float">
            <text:p>14.79112596764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6311.751" calcext:value-type="float">
            <text:p>1619396311.751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14.5912451916577" calcext:value-type="float">
            <text:p>14.59124519165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6319.477" calcext:value-type="float">
            <text:p>1619396319.477</text:p>
          </table:table-cell>
          <table:table-cell table:style-name="ce1" office:value-type="float" office:value="5.04399991035461" calcext:value-type="float">
            <text:p>5.04399991035461</text:p>
          </table:table-cell>
          <table:table-cell table:style-name="ce1" office:value-type="float" office:value="14.6708963749361" calcext:value-type="float">
            <text:p>14.67089637493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6327.242" calcext:value-type="float">
            <text:p>1619396327.242</text:p>
          </table:table-cell>
          <table:table-cell table:style-name="ce1" office:value-type="float" office:value="5.00299978256225" calcext:value-type="float">
            <text:p>5.00299978256225</text:p>
          </table:table-cell>
          <table:table-cell table:style-name="ce1" office:value-type="float" office:value="14.5912458870053" calcext:value-type="float">
            <text:p>14.59124588700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6334.975" calcext:value-type="float">
            <text:p>1619396334.975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14.3683890945413" calcext:value-type="float">
            <text:p>14.36838909454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6342.709" calcext:value-type="float">
            <text:p>1619396342.709</text:p>
          </table:table-cell>
          <table:table-cell table:style-name="ce1" office:value-type="float" office:value="5.03399991989135" calcext:value-type="float">
            <text:p>5.03399991989135</text:p>
          </table:table-cell>
          <table:table-cell table:style-name="ce1" office:value-type="float" office:value="14.7000399637664" calcext:value-type="float">
            <text:p>14.70003996376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6350.47" calcext:value-type="float">
            <text:p>1619396350.47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14.5447298711352" calcext:value-type="float">
            <text:p>14.54472987113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6358.223" calcext:value-type="float">
            <text:p>1619396358.223</text:p>
          </table:table-cell>
          <table:table-cell table:style-name="ce1" office:value-type="float" office:value="5.10500001907348" calcext:value-type="float">
            <text:p>5.10500001907348</text:p>
          </table:table-cell>
          <table:table-cell table:style-name="ce1" office:value-type="float" office:value="6.26836432525767" calcext:value-type="float">
            <text:p>6.268364325257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6366.062" calcext:value-type="float">
            <text:p>1619396366.062</text:p>
          </table:table-cell>
          <table:table-cell table:style-name="ce1" office:value-type="float" office:value="5.09100008010864" calcext:value-type="float">
            <text:p>5.09100008010864</text:p>
          </table:table-cell>
          <table:table-cell table:style-name="ce1" office:value-type="float" office:value="6.08917688316721" calcext:value-type="float">
            <text:p>6.089176883167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6373.88" calcext:value-type="float">
            <text:p>1619396373.88</text:p>
          </table:table-cell>
          <table:table-cell table:style-name="ce1" office:value-type="float" office:value="5.07099986076355" calcext:value-type="float">
            <text:p>5.07099986076355</text:p>
          </table:table-cell>
          <table:table-cell table:style-name="ce1" office:value-type="float" office:value="6.11319283202115" calcext:value-type="float">
            <text:p>6.113192832021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396381.874" calcext:value-type="float">
            <text:p>1619396381.874</text:p>
          </table:table-cell>
          <table:table-cell table:style-name="ce1" office:value-type="float" office:value="5.13100004196167" calcext:value-type="float">
            <text:p>5.13100004196167</text:p>
          </table:table-cell>
          <table:table-cell table:style-name="ce1" office:value-type="float" office:value="5.65191965753966" calcext:value-type="float">
            <text:p>5.651919657539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396389.745" calcext:value-type="float">
            <text:p>1619396389.745</text:p>
          </table:table-cell>
          <table:table-cell table:style-name="ce1" office:value-type="float" office:value="5.05100011825561" calcext:value-type="float">
            <text:p>5.05100011825561</text:p>
          </table:table-cell>
          <table:table-cell table:style-name="ce1" office:value-type="float" office:value="5.34547601818797" calcext:value-type="float">
            <text:p>5.345476018187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396397.513" calcext:value-type="float">
            <text:p>1619396397.513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5.16077797712771" calcext:value-type="float">
            <text:p>5.160777977127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6405.584" calcext:value-type="float">
            <text:p>1619396405.5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2" calcext:value-type="float">
            <text:p>6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6413.353" calcext:value-type="float">
            <text:p>1619396413.353</text:p>
          </table:table-cell>
          <table:table-cell table:style-name="ce1" office:value-type="float" office:value="5.07400012016296" calcext:value-type="float">
            <text:p>5.07400012016296</text:p>
          </table:table-cell>
          <table:table-cell table:style-name="ce1" office:value-type="float" office:value="6.30666126176052" calcext:value-type="float">
            <text:p>6.306661261760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6421.14" calcext:value-type="float">
            <text:p>1619396421.14</text:p>
          </table:table-cell>
          <table:table-cell table:style-name="ce1" office:value-type="float" office:value="5.03199982643127" calcext:value-type="float">
            <text:p>5.03199982643127</text:p>
          </table:table-cell>
          <table:table-cell table:style-name="ce1" office:value-type="float" office:value="14.705882860191" calcext:value-type="float">
            <text:p>14.7058828601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6428.901" calcext:value-type="float">
            <text:p>1619396428.901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14.6650812413906" calcext:value-type="float">
            <text:p>14.66508124139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396436.866" calcext:value-type="float">
            <text:p>1619396436.866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14.8662039377202" calcext:value-type="float">
            <text:p>14.86620393772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6444.629" calcext:value-type="float">
            <text:p>1619396444.629</text:p>
          </table:table-cell>
          <table:table-cell table:style-name="ce1" office:value-type="float" office:value="5.05100011825561" calcext:value-type="float">
            <text:p>5.05100011825561</text:p>
          </table:table-cell>
          <table:table-cell table:style-name="ce1" office:value-type="float" office:value="14.6505639017003" calcext:value-type="float">
            <text:p>14.65056390170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6452.507" calcext:value-type="float">
            <text:p>1619396452.507</text:p>
          </table:table-cell>
          <table:table-cell table:style-name="ce1" office:value-type="float" office:value="5.06100010871887" calcext:value-type="float">
            <text:p>5.06100010871887</text:p>
          </table:table-cell>
          <table:table-cell table:style-name="ce1" office:value-type="float" office:value="14.2264371573439" calcext:value-type="float">
            <text:p>14.22643715734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6460.405" calcext:value-type="float">
            <text:p>1619396460.405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14.2320616293409" calcext:value-type="float">
            <text:p>14.23206162934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396468.293" calcext:value-type="float">
            <text:p>1619396468.293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14.9880097465744" calcext:value-type="float">
            <text:p>14.98800974657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6476.025" calcext:value-type="float">
            <text:p>1619396476.025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14.3712575123862" calcext:value-type="float">
            <text:p>14.37125751238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6483.764" calcext:value-type="float">
            <text:p>1619396483.764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6.36815908312139" calcext:value-type="float">
            <text:p>6.368159083121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96491.515" calcext:value-type="float">
            <text:p>1619396491.515</text:p>
          </table:table-cell>
          <table:table-cell table:style-name="ce1" office:value-type="float" office:value="5.1579999923706" calcext:value-type="float">
            <text:p>5.1579999923706</text:p>
          </table:table-cell>
          <table:table-cell table:style-name="ce1" office:value-type="float" office:value="6.3978286252058" calcext:value-type="float">
            <text:p>6.39782862520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6499.423" calcext:value-type="float">
            <text:p>1619396499.423</text:p>
          </table:table-cell>
          <table:table-cell table:style-name="ce1" office:value-type="float" office:value="5.14599990844726" calcext:value-type="float">
            <text:p>5.14599990844726</text:p>
          </table:table-cell>
          <table:table-cell table:style-name="ce1" office:value-type="float" office:value="6.21842218603061" calcext:value-type="float">
            <text:p>6.218422186030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6507.435" calcext:value-type="float">
            <text:p>1619396507.435</text:p>
          </table:table-cell>
          <table:table-cell table:style-name="ce1" office:value-type="float" office:value="5.12100005149841" calcext:value-type="float">
            <text:p>5.12100005149841</text:p>
          </table:table-cell>
          <table:table-cell table:style-name="ce1" office:value-type="float" office:value="6.24877947240729" calcext:value-type="float">
            <text:p>6.248779472407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396515.57" calcext:value-type="float">
            <text:p>1619396515.57</text:p>
          </table:table-cell>
          <table:table-cell table:style-name="ce1" office:value-type="float" office:value="5.13300013542175" calcext:value-type="float">
            <text:p>5.13300013542175</text:p>
          </table:table-cell>
          <table:table-cell table:style-name="ce1" office:value-type="float" office:value="5.26008168472053" calcext:value-type="float">
            <text:p>5.260081684720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396523.82" calcext:value-type="float">
            <text:p>1619396523.82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5.35395599680879" calcext:value-type="float">
            <text:p>5.353955996808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96531.608" calcext:value-type="float">
            <text:p>1619396531.608</text:p>
          </table:table-cell>
          <table:table-cell table:style-name="ce1" office:value-type="float" office:value="5.14599990844726" calcext:value-type="float">
            <text:p>5.14599990844726</text:p>
          </table:table-cell>
          <table:table-cell table:style-name="ce1" office:value-type="float" office:value="6.41274787934407" calcext:value-type="float">
            <text:p>6.412747879344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6539.515" calcext:value-type="float">
            <text:p>1619396539.515</text:p>
          </table:table-cell>
          <table:table-cell table:style-name="ce1" office:value-type="float" office:value="5.04499983787536" calcext:value-type="float">
            <text:p>5.04499983787536</text:p>
          </table:table-cell>
          <table:table-cell table:style-name="ce1" office:value-type="float" office:value="6.34291397984987" calcext:value-type="float">
            <text:p>6.342913979849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6547.757" calcext:value-type="float">
            <text:p>1619396547.757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14.7852144471461" calcext:value-type="float">
            <text:p>14.78521444714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396555.491" calcext:value-type="float">
            <text:p>1619396555.491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15.2808095803482" calcext:value-type="float">
            <text:p>15.28080958034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6563.267" calcext:value-type="float">
            <text:p>1619396563.267</text:p>
          </table:table-cell>
          <table:table-cell table:style-name="ce1" office:value-type="float" office:value="5.0310001373291" calcext:value-type="float">
            <text:p>5.0310001373291</text:p>
          </table:table-cell>
          <table:table-cell table:style-name="ce1" office:value-type="float" office:value="14.5100373697773" calcext:value-type="float">
            <text:p>14.51003736977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396571.021" calcext:value-type="float">
            <text:p>1619396571.021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14.3741263915465" calcext:value-type="float">
            <text:p>14.37412639154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396578.886" calcext:value-type="float">
            <text:p>1619396578.886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15.1908854050135" calcext:value-type="float">
            <text:p>15.19088540501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6586.633" calcext:value-type="float">
            <text:p>1619396586.633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14.5592336293245" calcext:value-type="float">
            <text:p>14.55923362932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6594.364" calcext:value-type="float">
            <text:p>1619396594.364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14.5708583111693" calcext:value-type="float">
            <text:p>14.57085831116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6602.1" calcext:value-type="float">
            <text:p>1619396602.1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14.7675110138341" calcext:value-type="float">
            <text:p>14.76751101383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19396609.856" calcext:value-type="float">
            <text:p>1619396609.856</text:p>
          </table:table-cell>
          <table:table-cell table:style-name="ce1" office:value-type="float" office:value="5.06500005722045" calcext:value-type="float">
            <text:p>5.06500005722045</text:p>
          </table:table-cell>
          <table:table-cell table:style-name="ce1" office:value-type="float" office:value="17.76900276076" calcext:value-type="float">
            <text:p>17.769002760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619396617.65" calcext:value-type="float">
            <text:p>1619396617.65</text:p>
          </table:table-cell>
          <table:table-cell table:style-name="ce1" office:value-type="float" office:value="5.12299990653991" calcext:value-type="float">
            <text:p>5.12299990653991</text:p>
          </table:table-cell>
          <table:table-cell table:style-name="ce1" office:value-type="float" office:value="18.3486241879492" calcext:value-type="float">
            <text:p>18.34862418794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19396625.535" calcext:value-type="float">
            <text:p>1619396625.535</text:p>
          </table:table-cell>
          <table:table-cell table:style-name="ce1" office:value-type="float" office:value="5.12999987602233" calcext:value-type="float">
            <text:p>5.12999987602233</text:p>
          </table:table-cell>
          <table:table-cell table:style-name="ce1" office:value-type="float" office:value="17.7387918516986" calcext:value-type="float">
            <text:p>17.73879185169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619396633.377" calcext:value-type="float">
            <text:p>1619396633.377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18.3576786972198" calcext:value-type="float">
            <text:p>18.35767869721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619396641.201" calcext:value-type="float">
            <text:p>1619396641.201</text:p>
          </table:table-cell>
          <table:table-cell table:style-name="ce1" office:value-type="float" office:value="5.17499995231628" calcext:value-type="float">
            <text:p>5.17499995231628</text:p>
          </table:table-cell>
          <table:table-cell table:style-name="ce1" office:value-type="float" office:value="17.004831074561" calcext:value-type="float">
            <text:p>17.0048310745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619396649.094" calcext:value-type="float">
            <text:p>1619396649.094</text:p>
          </table:table-cell>
          <table:table-cell table:style-name="ce1" office:value-type="float" office:value="5.05499982833862" calcext:value-type="float">
            <text:p>5.05499982833862</text:p>
          </table:table-cell>
          <table:table-cell table:style-name="ce1" office:value-type="float" office:value="19.3867464545906" calcext:value-type="float">
            <text:p>19.38674645459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619396656.915" calcext:value-type="float">
            <text:p>1619396656.915</text:p>
          </table:table-cell>
          <table:table-cell table:style-name="ce1" office:value-type="float" office:value="5.12800002098083" calcext:value-type="float">
            <text:p>5.12800002098083</text:p>
          </table:table-cell>
          <table:table-cell table:style-name="ce1" office:value-type="float" office:value="16.9656785577312" calcext:value-type="float">
            <text:p>16.96567855773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619396664.779" calcext:value-type="float">
            <text:p>1619396664.779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17.3860913060264" calcext:value-type="float">
            <text:p>17.38609130602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19396672.541" calcext:value-type="float">
            <text:p>1619396672.541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39.5841655938545" calcext:value-type="float">
            <text:p>39.58416559385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619396680.267" calcext:value-type="float">
            <text:p>1619396680.267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40.3193613541946" calcext:value-type="float">
            <text:p>40.31936135419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19396688.05" calcext:value-type="float">
            <text:p>1619396688.05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39.5288475767529" calcext:value-type="float">
            <text:p>39.52884757675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619396695.769" calcext:value-type="float">
            <text:p>1619396695.769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41.5418416752059" calcext:value-type="float">
            <text:p>41.54184167520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619396703.55" calcext:value-type="float">
            <text:p>1619396703.55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39.7840856221063" calcext:value-type="float">
            <text:p>39.78408562210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619396711.281" calcext:value-type="float">
            <text:p>1619396711.281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40.5108748082207" calcext:value-type="float">
            <text:p>40.51087480822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619396719.061" calcext:value-type="float">
            <text:p>1619396719.061</text:p>
          </table:table-cell>
          <table:table-cell table:style-name="ce1" office:value-type="float" office:value="5.01299977302551" calcext:value-type="float">
            <text:p>5.01299977302551</text:p>
          </table:table-cell>
          <table:table-cell table:style-name="ce1" office:value-type="float" office:value="40.4947155777513" calcext:value-type="float">
            <text:p>40.49471557775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619396726.798" calcext:value-type="float">
            <text:p>1619396726.798</text:p>
          </table:table-cell>
          <table:table-cell table:style-name="ce1" office:value-type="float" office:value="5.00899982452392" calcext:value-type="float">
            <text:p>5.00899982452392</text:p>
          </table:table-cell>
          <table:table-cell table:style-name="ce1" office:value-type="float" office:value="42.9227405733507" calcext:value-type="float">
            <text:p>42.92274057335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619396734.574" calcext:value-type="float">
            <text:p>1619396734.574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59.2105259330348" calcext:value-type="float">
            <text:p>59.21052593303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1619396742.293" calcext:value-type="float">
            <text:p>1619396742.293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58.6709249275502" calcext:value-type="float">
            <text:p>58.67092492755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619396750.056" calcext:value-type="float">
            <text:p>1619396750.056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59.5880832471304" calcext:value-type="float">
            <text:p>59.58808324713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1619396757.768" calcext:value-type="float">
            <text:p>1619396757.7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9.2" calcext:value-type="float">
            <text:p>59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6765.515" calcext:value-type="float">
            <text:p>1619396765.515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59.9041545866489" calcext:value-type="float">
            <text:p>59.90415458664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1619396773.233" calcext:value-type="float">
            <text:p>1619396773.2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9.2" calcext:value-type="float">
            <text:p>59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619396780.997" calcext:value-type="float">
            <text:p>1619396780.997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59.7044712289768" calcext:value-type="float">
            <text:p>59.70447122897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619396788.719" calcext:value-type="float">
            <text:p>1619396788.719</text:p>
          </table:table-cell>
          <table:table-cell table:style-name="ce1" office:value-type="float" office:value="5.00599980354309" calcext:value-type="float">
            <text:p>5.00599980354309</text:p>
          </table:table-cell>
          <table:table-cell table:style-name="ce1" office:value-type="float" office:value="59.3288077617966" calcext:value-type="float">
            <text:p>59.32880776179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1619396796.485" calcext:value-type="float">
            <text:p>1619396796.485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9.1645010511052" calcext:value-type="float">
            <text:p>59.16450105110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619396804.207" calcext:value-type="float">
            <text:p>1619396804.207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59.2341451167461" calcext:value-type="float">
            <text:p>59.23414511674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619396811.984" calcext:value-type="float">
            <text:p>1619396811.984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9.764141264461" calcext:value-type="float">
            <text:p>59.7641412644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6819.707" calcext:value-type="float">
            <text:p>1619396819.707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59.8444044115569" calcext:value-type="float">
            <text:p>59.84440441155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619396827.485" calcext:value-type="float">
            <text:p>1619396827.485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59.388120404954" calcext:value-type="float">
            <text:p>59.3881204049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619396835.213" calcext:value-type="float">
            <text:p>1619396835.213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59.7163974081086" calcext:value-type="float">
            <text:p>59.71639740810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619396842.986" calcext:value-type="float">
            <text:p>1619396842.98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9.6" calcext:value-type="float">
            <text:p>59.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619396850.706" calcext:value-type="float">
            <text:p>1619396850.706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59.4335866827958" calcext:value-type="float">
            <text:p>59.43358668279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396858.488" calcext:value-type="float">
            <text:p>1619396858.488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60.2313500829591" calcext:value-type="float">
            <text:p>60.23135008295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396866.2" calcext:value-type="float">
            <text:p>1619396866.2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60.1759313720536" calcext:value-type="float">
            <text:p>60.17593137205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396873.93" calcext:value-type="float">
            <text:p>1619396873.93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60.3396618343197" calcext:value-type="float">
            <text:p>60.33966183431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396881.62" calcext:value-type="float">
            <text:p>1619396881.62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60.2313500829591" calcext:value-type="float">
            <text:p>60.23135008295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396889.363" calcext:value-type="float">
            <text:p>1619396889.363</text:p>
          </table:table-cell>
          <table:table-cell table:style-name="ce1" office:value-type="float" office:value="5.00400018692016" calcext:value-type="float">
            <text:p>5.00400018692016</text:p>
          </table:table-cell>
          <table:table-cell table:style-name="ce1" office:value-type="float" office:value="60.3517163707128" calcext:value-type="float">
            <text:p>60.35171637071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396897.063" calcext:value-type="float">
            <text:p>1619396897.063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60.3517192462065" calcext:value-type="float">
            <text:p>60.35171924620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396904.798" calcext:value-type="float">
            <text:p>1619396904.798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60.1759313720536" calcext:value-type="float">
            <text:p>60.17593137205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396912.487" calcext:value-type="float">
            <text:p>1619396912.487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60.243367107634" calcext:value-type="float">
            <text:p>60.2433671076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619396920.238" calcext:value-type="float">
            <text:p>1619396920.238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41.1013560555939" calcext:value-type="float">
            <text:p>41.10135605559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619396927.973" calcext:value-type="float">
            <text:p>1619396927.973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41.9245353086773" calcext:value-type="float">
            <text:p>41.92453530867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619396935.757" calcext:value-type="float">
            <text:p>1619396935.757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40.127769509734" calcext:value-type="float">
            <text:p>40.1277695097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619396943.481" calcext:value-type="float">
            <text:p>1619396943.481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43.5912802972389" calcext:value-type="float">
            <text:p>43.59128029723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19396951.243" calcext:value-type="float">
            <text:p>1619396951.243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39.5604405403818" calcext:value-type="float">
            <text:p>39.56044054038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619396958.96" calcext:value-type="float">
            <text:p>1619396958.96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42.5574436116228" calcext:value-type="float">
            <text:p>42.55744361162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619396966.741" calcext:value-type="float">
            <text:p>1619396966.741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40.7510983399951" calcext:value-type="float">
            <text:p>40.75109833999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619396974.461" calcext:value-type="float">
            <text:p>1619396974.461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44.7820863284011" calcext:value-type="float">
            <text:p>44.78208632840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396982.222" calcext:value-type="float">
            <text:p>1619396982.222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60.0918339424375" calcext:value-type="float">
            <text:p>60.09183394243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619396989.946" calcext:value-type="float">
            <text:p>1619396989.946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59.7880432580268" calcext:value-type="float">
            <text:p>59.78804325802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6997.712" calcext:value-type="float">
            <text:p>1619396997.712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59.9880004090444" calcext:value-type="float">
            <text:p>59.98800040904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397005.451" calcext:value-type="float">
            <text:p>1619397005.451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60.0558649161834" calcext:value-type="float">
            <text:p>60.05586491618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397013.217" calcext:value-type="float">
            <text:p>1619397013.217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60.0558649161834" calcext:value-type="float">
            <text:p>60.05586491618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619397020.945" calcext:value-type="float">
            <text:p>1619397020.9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9.8" calcext:value-type="float">
            <text:p>59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7028.717" calcext:value-type="float">
            <text:p>1619397028.717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59.8802396349426" calcext:value-type="float">
            <text:p>59.88023963494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619397036.443" calcext:value-type="float">
            <text:p>1619397036.443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59.5761712587109" calcext:value-type="float">
            <text:p>59.57617125871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619397044.204" calcext:value-type="float">
            <text:p>1619397044.204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9.5285652221498" calcext:value-type="float">
            <text:p>59.52856522214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1619397051.928" calcext:value-type="float">
            <text:p>1619397051.928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59.0111638928563" calcext:value-type="float">
            <text:p>59.01116389285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7059.708" calcext:value-type="float">
            <text:p>1619397059.708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59.9760084755372" calcext:value-type="float">
            <text:p>59.97600847553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397067.436" calcext:value-type="float">
            <text:p>1619397067.436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60.1158381934471" calcext:value-type="float">
            <text:p>60.11583819344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619397075.203" calcext:value-type="float">
            <text:p>1619397075.203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9.5285652221498" calcext:value-type="float">
            <text:p>59.52856522214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1619397082.944" calcext:value-type="float">
            <text:p>1619397082.944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9.1645010511052" calcext:value-type="float">
            <text:p>59.16450105110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619397090.708" calcext:value-type="float">
            <text:p>1619397090.708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59.7880404076809" calcext:value-type="float">
            <text:p>59.78804040768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7098.424" calcext:value-type="float">
            <text:p>1619397098.424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59.9760084755372" calcext:value-type="float">
            <text:p>59.97600847553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397106.186" calcext:value-type="float">
            <text:p>1619397106.186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56.7432581488304" calcext:value-type="float">
            <text:p>56.74325814883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397113.895" calcext:value-type="float">
            <text:p>1619397113.895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56.8521841909791" calcext:value-type="float">
            <text:p>56.85218419097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397121.644" calcext:value-type="float">
            <text:p>1619397121.644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56.8408463241503" calcext:value-type="float">
            <text:p>56.84084632415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397129.369" calcext:value-type="float">
            <text:p>1619397129.369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56.7432554458041" calcext:value-type="float">
            <text:p>56.74325544580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619397137.117" calcext:value-type="float">
            <text:p>1619397137.117</text:p>
          </table:table-cell>
          <table:table-cell table:style-name="ce1" office:value-type="float" office:value="5.00599980354309" calcext:value-type="float">
            <text:p>5.00599980354309</text:p>
          </table:table-cell>
          <table:table-cell table:style-name="ce1" office:value-type="float" office:value="42.1494223492899" calcext:value-type="float">
            <text:p>42.14942234928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1619397144.842" calcext:value-type="float">
            <text:p>1619397144.842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46.4606171736963" calcext:value-type="float">
            <text:p>46.46061717369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619397152.629" calcext:value-type="float">
            <text:p>1619397152.629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43.1137725371586" calcext:value-type="float">
            <text:p>43.11377253715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1619397160.358" calcext:value-type="float">
            <text:p>1619397160.358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45.6630121827856" calcext:value-type="float">
            <text:p>45.66301218278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1619397168.142" calcext:value-type="float">
            <text:p>1619397168.142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59.2341451167461" calcext:value-type="float">
            <text:p>59.23414511674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1619397175.862" calcext:value-type="float">
            <text:p>1619397175.862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48.2937545322011" calcext:value-type="float">
            <text:p>48.29375453220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1619397183.626" calcext:value-type="float">
            <text:p>1619397183.626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59.0464790194028" calcext:value-type="float">
            <text:p>59.04647901940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619397191.35" calcext:value-type="float">
            <text:p>1619397191.35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48.1518470508408" calcext:value-type="float">
            <text:p>48.15184705084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619397199.131" calcext:value-type="float">
            <text:p>1619397199.131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59.5166770154393" calcext:value-type="float">
            <text:p>59.51667701543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1619397206.856" calcext:value-type="float">
            <text:p>1619397206.856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58.0259210195092" calcext:value-type="float">
            <text:p>58.02592101950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619397214.637" calcext:value-type="float">
            <text:p>1619397214.6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9.8" calcext:value-type="float">
            <text:p>59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397222.358" calcext:value-type="float">
            <text:p>1619397222.358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56.8635292867407" calcext:value-type="float">
            <text:p>56.86352928674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397230.122" calcext:value-type="float">
            <text:p>1619397230.122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60.0319113809447" calcext:value-type="float">
            <text:p>60.03191138094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619397237.835" calcext:value-type="float">
            <text:p>1619397237.835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59.7880432580268" calcext:value-type="float">
            <text:p>59.78804325802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397245.56" calcext:value-type="float">
            <text:p>1619397245.56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60.0918339424375" calcext:value-type="float">
            <text:p>60.09183394243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7253.262" calcext:value-type="float">
            <text:p>1619397253.262</text:p>
          </table:table-cell>
          <table:table-cell table:style-name="ce1" office:value-type="float" office:value="5.00599980354309" calcext:value-type="float">
            <text:p>5.00599980354309</text:p>
          </table:table-cell>
          <table:table-cell table:style-name="ce1" office:value-type="float" office:value="59.9280886482794" calcext:value-type="float">
            <text:p>59.92808864827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619397260.992" calcext:value-type="float">
            <text:p>1619397260.992</text:p>
          </table:table-cell>
          <table:table-cell table:style-name="ce1" office:value-type="float" office:value="5.00899982452392" calcext:value-type="float">
            <text:p>5.00899982452392</text:p>
          </table:table-cell>
          <table:table-cell table:style-name="ce1" office:value-type="float" office:value="41.924537304203" calcext:value-type="float">
            <text:p>41.9245373042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619397268.731" calcext:value-type="float">
            <text:p>1619397268.731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45.9724163572776" calcext:value-type="float">
            <text:p>45.97241635727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619397276.515" calcext:value-type="float">
            <text:p>1619397276.515</text:p>
          </table:table-cell>
          <table:table-cell table:style-name="ce1" office:value-type="float" office:value="5.00299978256225" calcext:value-type="float">
            <text:p>5.00299978256225</text:p>
          </table:table-cell>
          <table:table-cell table:style-name="ce1" office:value-type="float" office:value="42.9742173384403" calcext:value-type="float">
            <text:p>42.97421733844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619397284.237" calcext:value-type="float">
            <text:p>1619397284.237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46.0801913968988" calcext:value-type="float">
            <text:p>46.08019139689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619397292.011" calcext:value-type="float">
            <text:p>1619397292.011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8.9292843642087" calcext:value-type="float">
            <text:p>58.92928436420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619397299.722" calcext:value-type="float">
            <text:p>1619397299.722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41.6999194932967" calcext:value-type="float">
            <text:p>41.69991949329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1619397307.492" calcext:value-type="float">
            <text:p>1619397307.492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59.5047935560712" calcext:value-type="float">
            <text:p>59.50479355607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619397315.219" calcext:value-type="float">
            <text:p>1619397315.219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50.4587162105615" calcext:value-type="float">
            <text:p>50.45871621056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7322.996" calcext:value-type="float">
            <text:p>1619397322.996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9.9640213355796" calcext:value-type="float">
            <text:p>59.96402133557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1619397330.743" calcext:value-type="float">
            <text:p>1619397330.743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47.5429480633277" calcext:value-type="float">
            <text:p>47.54294806332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397338.512" calcext:value-type="float">
            <text:p>1619397338.512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60.3637814778168" calcext:value-type="float">
            <text:p>60.36378147781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1619397346.244" calcext:value-type="float">
            <text:p>1619397346.244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5.755396257257" calcext:value-type="float">
            <text:p>55.7553962572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19397354.005" calcext:value-type="float">
            <text:p>1619397354.005</text:p>
          </table:table-cell>
          <table:table-cell table:style-name="ce1" office:value-type="float" office:value="5.15499997138977" calcext:value-type="float">
            <text:p>5.15499997138977</text:p>
          </table:table-cell>
          <table:table-cell table:style-name="ce1" office:value-type="float" office:value="17.4587779824441" calcext:value-type="float">
            <text:p>17.45877798244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19397361.874" calcext:value-type="float">
            <text:p>1619397361.874</text:p>
          </table:table-cell>
          <table:table-cell table:style-name="ce1" office:value-type="float" office:value="5.14199995994567" calcext:value-type="float">
            <text:p>5.14199995994567</text:p>
          </table:table-cell>
          <table:table-cell table:style-name="ce1" office:value-type="float" office:value="17.5029172892002" calcext:value-type="float">
            <text:p>17.50291728920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619397369.776" calcext:value-type="float">
            <text:p>1619397369.776</text:p>
          </table:table-cell>
          <table:table-cell table:style-name="ce1" office:value-type="float" office:value="5.04699993133544" calcext:value-type="float">
            <text:p>5.04699993133544</text:p>
          </table:table-cell>
          <table:table-cell table:style-name="ce1" office:value-type="float" office:value="17.4361008910723" calcext:value-type="float">
            <text:p>17.43610089107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619397377.539" calcext:value-type="float">
            <text:p>1619397377.539</text:p>
          </table:table-cell>
          <table:table-cell table:style-name="ce1" office:value-type="float" office:value="5.11599993705749" calcext:value-type="float">
            <text:p>5.11599993705749</text:p>
          </table:table-cell>
          <table:table-cell table:style-name="ce1" office:value-type="float" office:value="18.5691949118044" calcext:value-type="float">
            <text:p>18.56919491180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19397385.403" calcext:value-type="float">
            <text:p>1619397385.403</text:p>
          </table:table-cell>
          <table:table-cell table:style-name="ce1" office:value-type="float" office:value="5.04499983787536" calcext:value-type="float">
            <text:p>5.04499983787536</text:p>
          </table:table-cell>
          <table:table-cell table:style-name="ce1" office:value-type="float" office:value="18.037661630198" calcext:value-type="float">
            <text:p>18.0376616301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19397393.155" calcext:value-type="float">
            <text:p>1619397393.15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619397400.918" calcext:value-type="float">
            <text:p>1619397400.918</text:p>
          </table:table-cell>
          <table:table-cell table:style-name="ce1" office:value-type="float" office:value="5.10700011253356" calcext:value-type="float">
            <text:p>5.10700011253356</text:p>
          </table:table-cell>
          <table:table-cell table:style-name="ce1" office:value-type="float" office:value="19.1893475309485" calcext:value-type="float">
            <text:p>19.18934753094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619397408.73" calcext:value-type="float">
            <text:p>1619397408.73</text:p>
          </table:table-cell>
          <table:table-cell table:style-name="ce1" office:value-type="float" office:value="5.03799986839294" calcext:value-type="float">
            <text:p>5.03799986839294</text:p>
          </table:table-cell>
          <table:table-cell table:style-name="ce1" office:value-type="float" office:value="19.6506555351657" calcext:value-type="float">
            <text:p>19.65065553516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397416.519" calcext:value-type="float">
            <text:p>1619397416.519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56.8862276531954" calcext:value-type="float">
            <text:p>56.88622765319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397424.224" calcext:value-type="float">
            <text:p>1619397424.224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56.7432554458041" calcext:value-type="float">
            <text:p>56.74325544580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397431.958" calcext:value-type="float">
            <text:p>1619397431.958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6.954437036983" calcext:value-type="float">
            <text:p>56.9544370369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397439.657" calcext:value-type="float">
            <text:p>1619397439.657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6.7545969070287" calcext:value-type="float">
            <text:p>56.75459690702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1619397447.398" calcext:value-type="float">
            <text:p>1619397447.398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50.2793287670372" calcext:value-type="float">
            <text:p>50.27932876703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1619397455.108" calcext:value-type="float">
            <text:p>1619397455.108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56.5773706919973" calcext:value-type="float">
            <text:p>56.57737069199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397462.84" calcext:value-type="float">
            <text:p>1619397462.84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6.9658202688006" calcext:value-type="float">
            <text:p>56.96582026880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397470.538" calcext:value-type="float">
            <text:p>1619397470.538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6.954437036983" calcext:value-type="float">
            <text:p>56.9544370369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397478.273" calcext:value-type="float">
            <text:p>1619397478.273</text:p>
          </table:table-cell>
          <table:table-cell table:style-name="ce1" office:value-type="float" office:value="5.16199994087219" calcext:value-type="float">
            <text:p>5.16199994087219</text:p>
          </table:table-cell>
          <table:table-cell table:style-name="ce1" office:value-type="float" office:value="10.2673383585984" calcext:value-type="float">
            <text:p>10.26733835859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7486.227" calcext:value-type="float">
            <text:p>1619397486.227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11.4851486232979" calcext:value-type="float">
            <text:p>11.48514862329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619397494.115" calcext:value-type="float">
            <text:p>1619397494.115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40.5108767356894" calcext:value-type="float">
            <text:p>40.51087673568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619397501.85" calcext:value-type="float">
            <text:p>1619397501.85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41.5335452027664" calcext:value-type="float">
            <text:p>41.53354520276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619397509.62" calcext:value-type="float">
            <text:p>1619397509.62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40.9590400224994" calcext:value-type="float">
            <text:p>40.95904002249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619397517.349" calcext:value-type="float">
            <text:p>1619397517.349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42.5234572416584" calcext:value-type="float">
            <text:p>42.52345724165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19397525.128" calcext:value-type="float">
            <text:p>1619397525.128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39.9042291801883" calcext:value-type="float">
            <text:p>39.90422918018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619397532.864" calcext:value-type="float">
            <text:p>1619397532.864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41.5169661468935" calcext:value-type="float">
            <text:p>41.51696614689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619397540.631" calcext:value-type="float">
            <text:p>1619397540.631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39.7284882210799" calcext:value-type="float">
            <text:p>39.72848822107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619397548.37" calcext:value-type="float">
            <text:p>1619397548.37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42.9742152904987" calcext:value-type="float">
            <text:p>42.97421529049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619397556.148" calcext:value-type="float">
            <text:p>1619397556.148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39.5446377485133" calcext:value-type="float">
            <text:p>39.54463774851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619397563.872" calcext:value-type="float">
            <text:p>1619397563.8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397571.65" calcext:value-type="float">
            <text:p>1619397571.65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39.1608401308829" calcext:value-type="float">
            <text:p>39.16084013088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619397579.367" calcext:value-type="float">
            <text:p>1619397579.367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42.7657878102258" calcext:value-type="float">
            <text:p>42.76578781022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19397587.14" calcext:value-type="float">
            <text:p>1619397587.14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8.8911053796818" calcext:value-type="float">
            <text:p>38.89110537968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619397594.873" calcext:value-type="float">
            <text:p>1619397594.873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41.4838437657466" calcext:value-type="float">
            <text:p>41.48384376574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397602.704" calcext:value-type="float">
            <text:p>1619397602.7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.2" calcext:value-type="float">
            <text:p>60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397610.398" calcext:value-type="float">
            <text:p>1619397610.398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60.3396589599748" calcext:value-type="float">
            <text:p>60.33965895997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397618.131" calcext:value-type="float">
            <text:p>1619397618.131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60.3396618343197" calcext:value-type="float">
            <text:p>60.33966183431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397625.831" calcext:value-type="float">
            <text:p>1619397625.831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60.3396618343197" calcext:value-type="float">
            <text:p>60.33966183431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397633.577" calcext:value-type="float">
            <text:p>1619397633.577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60.3035127463244" calcext:value-type="float">
            <text:p>60.30351274632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397641.275" calcext:value-type="float">
            <text:p>1619397641.275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60.2794412325088" calcext:value-type="float">
            <text:p>60.27944123250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397649.019" calcext:value-type="float">
            <text:p>1619397649.019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60.2073361339277" calcext:value-type="float">
            <text:p>60.20733613392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619397656.73" calcext:value-type="float">
            <text:p>1619397656.73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60.3517192462065" calcext:value-type="float">
            <text:p>60.35171924620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7664.473" calcext:value-type="float">
            <text:p>1619397664.473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59.8682907423981" calcext:value-type="float">
            <text:p>59.86829074239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397672.171" calcext:value-type="float">
            <text:p>1619397672.171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60.0438857595955" calcext:value-type="float">
            <text:p>60.04388575959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7679.925" calcext:value-type="float">
            <text:p>1619397679.925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59.9041517347593" calcext:value-type="float">
            <text:p>59.90415173475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7687.624" calcext:value-type="float">
            <text:p>1619397687.624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59.8802396349426" calcext:value-type="float">
            <text:p>59.88023963494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7695.362" calcext:value-type="float">
            <text:p>1619397695.362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59.9400585695114" calcext:value-type="float">
            <text:p>59.94005856951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397703.068" calcext:value-type="float">
            <text:p>1619397703.068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60.0199417773732" calcext:value-type="float">
            <text:p>60.01994177737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7710.814" calcext:value-type="float">
            <text:p>1619397710.814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59.9760084755372" calcext:value-type="float">
            <text:p>59.97600847553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7718.507" calcext:value-type="float">
            <text:p>1619397718.507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59.8921932981104" calcext:value-type="float">
            <text:p>59.89219329811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397726.256" calcext:value-type="float">
            <text:p>1619397726.256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10.1472343350076" calcext:value-type="float">
            <text:p>10.14723433500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397734.093" calcext:value-type="float">
            <text:p>1619397734.093</text:p>
          </table:table-cell>
          <table:table-cell table:style-name="ce1" office:value-type="float" office:value="5.02400016784668" calcext:value-type="float">
            <text:p>5.02400016784668</text:p>
          </table:table-cell>
          <table:table-cell table:style-name="ce1" office:value-type="float" office:value="10.7484072842188" calcext:value-type="float">
            <text:p>10.74840728421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619397741.982" calcext:value-type="float">
            <text:p>1619397741.98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.4" calcext:value-type="float">
            <text:p>41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619397749.713" calcext:value-type="float">
            <text:p>1619397749.713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44.3911224190032" calcext:value-type="float">
            <text:p>44.39112241900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619397757.491" calcext:value-type="float">
            <text:p>1619397757.491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42.1410028532137" calcext:value-type="float">
            <text:p>42.14100285321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619397765.243" calcext:value-type="float">
            <text:p>1619397765.243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44.3645088498604" calcext:value-type="float">
            <text:p>44.36450884986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619397773.025" calcext:value-type="float">
            <text:p>1619397773.025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41.5584425878758" calcext:value-type="float">
            <text:p>41.55844258787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619397780.747" calcext:value-type="float">
            <text:p>1619397780.7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.4" calcext:value-type="float">
            <text:p>43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619397788.53" calcext:value-type="float">
            <text:p>1619397788.53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40.4704941562494" calcext:value-type="float">
            <text:p>40.47049415624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619397796.267" calcext:value-type="float">
            <text:p>1619397796.267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42.0989617850986" calcext:value-type="float">
            <text:p>42.09896178509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619397804.046" calcext:value-type="float">
            <text:p>1619397804.046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39.274321915178" calcext:value-type="float">
            <text:p>39.2743219151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619397811.778" calcext:value-type="float">
            <text:p>1619397811.77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.4" calcext:value-type="float">
            <text:p>42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619397819.54" calcext:value-type="float">
            <text:p>1619397819.54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40.5675463807282" calcext:value-type="float">
            <text:p>40.56754638072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619397827.267" calcext:value-type="float">
            <text:p>1619397827.267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42.7145709395923" calcext:value-type="float">
            <text:p>42.71457093959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397835.039" calcext:value-type="float">
            <text:p>1619397835.039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39.1686654710479" calcext:value-type="float">
            <text:p>39.16866547104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619397842.759" calcext:value-type="float">
            <text:p>1619397842.759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41.391722255557" calcext:value-type="float">
            <text:p>41.3917222555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397850.524" calcext:value-type="float">
            <text:p>1619397850.524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56.9772080517603" calcext:value-type="float">
            <text:p>56.97720805176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19397858.216" calcext:value-type="float">
            <text:p>1619397858.216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57.0858284519786" calcext:value-type="float">
            <text:p>57.08582845197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1619397865.968" calcext:value-type="float">
            <text:p>1619397865.968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57.0972242775319" calcext:value-type="float">
            <text:p>57.09722427753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397873.678" calcext:value-type="float">
            <text:p>1619397873.678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56.8295102768389" calcext:value-type="float">
            <text:p>56.82951027683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397881.431" calcext:value-type="float">
            <text:p>1619397881.431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56.6640054358674" calcext:value-type="float">
            <text:p>56.66400543586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619397889.13" calcext:value-type="float">
            <text:p>1619397889.13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50.8778946249785" calcext:value-type="float">
            <text:p>50.87789462497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397896.886" calcext:value-type="float">
            <text:p>1619397896.886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6.931681504405" calcext:value-type="float">
            <text:p>56.9316815044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619397904.604" calcext:value-type="float">
            <text:p>1619397904.604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6.954437036983" calcext:value-type="float">
            <text:p>56.9544370369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619397912.348" calcext:value-type="float">
            <text:p>1619397912.348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44.7195043292558" calcext:value-type="float">
            <text:p>44.71950432925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1619397920.08" calcext:value-type="float">
            <text:p>1619397920.08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47.2959474361986" calcext:value-type="float">
            <text:p>47.29594743619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619397927.87" calcext:value-type="float">
            <text:p>1619397927.87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42.5744551482615" calcext:value-type="float">
            <text:p>42.57445514826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1619397935.592" calcext:value-type="float">
            <text:p>1619397935.592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45.064804640581" calcext:value-type="float">
            <text:p>45.0648046405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619397943.372" calcext:value-type="float">
            <text:p>1619397943.3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.8" calcext:value-type="float">
            <text:p>40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619397951.097" calcext:value-type="float">
            <text:p>1619397951.097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46.116988839545" calcext:value-type="float">
            <text:p>46.1169888395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619397958.874" calcext:value-type="float">
            <text:p>1619397958.874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41.4838457383272" calcext:value-type="float">
            <text:p>41.48384573832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619397966.608" calcext:value-type="float">
            <text:p>1619397966.608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46.0801913968988" calcext:value-type="float">
            <text:p>46.08019139689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7974.381" calcext:value-type="float">
            <text:p>1619397974.381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59.9161178007778" calcext:value-type="float">
            <text:p>59.91611780077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7982.079" calcext:value-type="float">
            <text:p>1619397982.079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59.9041545866489" calcext:value-type="float">
            <text:p>59.90415458664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397989.827" calcext:value-type="float">
            <text:p>1619397989.827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60.0678488535687" calcext:value-type="float">
            <text:p>60.06784885356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397997.526" calcext:value-type="float">
            <text:p>1619397997.526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60.0678517115394" calcext:value-type="float">
            <text:p>60.06785171153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619398005.287" calcext:value-type="float">
            <text:p>1619398005.287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60.0079740937491" calcext:value-type="float">
            <text:p>60.00797409374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8013" calcext:value-type="float">
            <text:p>1619398013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9.9640213355796" calcext:value-type="float">
            <text:p>59.96402133557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8020.731" calcext:value-type="float">
            <text:p>1619398020.731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59.9400585695114" calcext:value-type="float">
            <text:p>59.94005856951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19398028.435" calcext:value-type="float">
            <text:p>1619398028.43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619398036.169" calcext:value-type="float">
            <text:p>1619398036.16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.2" calcext:value-type="float">
            <text:p>44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619398043.89" calcext:value-type="float">
            <text:p>1619398043.89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47.0775981370914" calcext:value-type="float">
            <text:p>47.07759813709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619398051.689" calcext:value-type="float">
            <text:p>1619398051.689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43.486933872398" calcext:value-type="float">
            <text:p>43.4869338723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619398059.427" calcext:value-type="float">
            <text:p>1619398059.427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42.1241759530043" calcext:value-type="float">
            <text:p>42.12417595300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619398067.207" calcext:value-type="float">
            <text:p>1619398067.207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41.508681581396" calcext:value-type="float">
            <text:p>41.5086815813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619398074.939" calcext:value-type="float">
            <text:p>1619398074.939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44.4932155359099" calcext:value-type="float">
            <text:p>44.49321553590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619398082.729" calcext:value-type="float">
            <text:p>1619398082.729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41.5584425878758" calcext:value-type="float">
            <text:p>41.55844258787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619398090.461" calcext:value-type="float">
            <text:p>1619398090.461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44.9460643455829" calcext:value-type="float">
            <text:p>44.94606434558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19398098.248" calcext:value-type="float">
            <text:p>1619398098.248</text:p>
          </table:table-cell>
          <table:table-cell table:style-name="ce1" office:value-type="float" office:value="5.1650002002716" calcext:value-type="float">
            <text:p>5.1650002002716</text:p>
          </table:table-cell>
          <table:table-cell table:style-name="ce1" office:value-type="float" office:value="17.4249751229955" calcext:value-type="float">
            <text:p>17.42497512299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619398106.15" calcext:value-type="float">
            <text:p>1619398106.15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17.5894462584366" calcext:value-type="float">
            <text:p>17.58944625843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619398113.905" calcext:value-type="float">
            <text:p>1619398113.905</text:p>
          </table:table-cell>
          <table:table-cell table:style-name="ce1" office:value-type="float" office:value="5.0640001296997" calcext:value-type="float">
            <text:p>5.0640001296997</text:p>
          </table:table-cell>
          <table:table-cell table:style-name="ce1" office:value-type="float" office:value="17.3775666955242" calcext:value-type="float">
            <text:p>17.37756669552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619398121.728" calcext:value-type="float">
            <text:p>1619398121.728</text:p>
          </table:table-cell>
          <table:table-cell table:style-name="ce1" office:value-type="float" office:value="5.12600016593933" calcext:value-type="float">
            <text:p>5.12600016593933</text:p>
          </table:table-cell>
          <table:table-cell table:style-name="ce1" office:value-type="float" office:value="18.3378846970393" calcext:value-type="float">
            <text:p>18.33788469703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619398129.594" calcext:value-type="float">
            <text:p>1619398129.594</text:p>
          </table:table-cell>
          <table:table-cell table:style-name="ce1" office:value-type="float" office:value="5.09699988365173" calcext:value-type="float">
            <text:p>5.09699988365173</text:p>
          </table:table-cell>
          <table:table-cell table:style-name="ce1" office:value-type="float" office:value="17.4612521152808" calcext:value-type="float">
            <text:p>17.46125211528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619398137.439" calcext:value-type="float">
            <text:p>1619398137.439</text:p>
          </table:table-cell>
          <table:table-cell table:style-name="ce1" office:value-type="float" office:value="5.03000020980835" calcext:value-type="float">
            <text:p>5.03000020980835</text:p>
          </table:table-cell>
          <table:table-cell table:style-name="ce1" office:value-type="float" office:value="18.0914505376267" calcext:value-type="float">
            <text:p>18.09145053762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19398145.217" calcext:value-type="float">
            <text:p>1619398145.217</text:p>
          </table:table-cell>
          <table:table-cell table:style-name="ce1" office:value-type="float" office:value="5.08999991416931" calcext:value-type="float">
            <text:p>5.08999991416931</text:p>
          </table:table-cell>
          <table:table-cell table:style-name="ce1" office:value-type="float" office:value="17.6817291783172" calcext:value-type="float">
            <text:p>17.68172917831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619398153.047" calcext:value-type="float">
            <text:p>1619398153.047</text:p>
          </table:table-cell>
          <table:table-cell table:style-name="ce1" office:value-type="float" office:value="5.14199995994567" calcext:value-type="float">
            <text:p>5.14199995994567</text:p>
          </table:table-cell>
          <table:table-cell table:style-name="ce1" office:value-type="float" office:value="18.2808247242757" calcext:value-type="float">
            <text:p>18.28082472427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619398160.929" calcext:value-type="float">
            <text:p>1619398160.929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27.2962738677469" calcext:value-type="float">
            <text:p>27.29627386774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619398168.696" calcext:value-type="float">
            <text:p>1619398168.696</text:p>
          </table:table-cell>
          <table:table-cell table:style-name="ce1" office:value-type="float" office:value="5.00599980354309" calcext:value-type="float">
            <text:p>5.00599980354309</text:p>
          </table:table-cell>
          <table:table-cell table:style-name="ce1" office:value-type="float" office:value="30.5633252106225" calcext:value-type="float">
            <text:p>30.56332521062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619398176.414" calcext:value-type="float">
            <text:p>1619398176.414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25.9170652232139" calcext:value-type="float">
            <text:p>25.91706522321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619398184.181" calcext:value-type="float">
            <text:p>1619398184.18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.4" calcext:value-type="float">
            <text:p>31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619398191.906" calcext:value-type="float">
            <text:p>1619398191.906</text:p>
          </table:table-cell>
          <table:table-cell table:style-name="ce1" office:value-type="float" office:value="5.01700019836425" calcext:value-type="float">
            <text:p>5.01700019836425</text:p>
          </table:table-cell>
          <table:table-cell table:style-name="ce1" office:value-type="float" office:value="26.310543109613" calcext:value-type="float">
            <text:p>26.3105431096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619398199.642" calcext:value-type="float">
            <text:p>1619398199.642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31.1190902940096" calcext:value-type="float">
            <text:p>31.11909029400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619398207.394" calcext:value-type="float">
            <text:p>1619398207.394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27.6616923297585" calcext:value-type="float">
            <text:p>27.66169232975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619398215.161" calcext:value-type="float">
            <text:p>1619398215.161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31.0695086326425" calcext:value-type="float">
            <text:p>31.06950863264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398222.895" calcext:value-type="float">
            <text:p>1619398222.895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39.1608382654141" calcext:value-type="float">
            <text:p>39.16083826541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619398230.643" calcext:value-type="float">
            <text:p>1619398230.643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43.7737355749731" calcext:value-type="float">
            <text:p>43.77373557497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19398238.412" calcext:value-type="float">
            <text:p>1619398238.412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38.997214307088" calcext:value-type="float">
            <text:p>38.9972143070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619398246.147" calcext:value-type="float">
            <text:p>1619398246.147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41.0358567296208" calcext:value-type="float">
            <text:p>41.03585672962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619398253.94" calcext:value-type="float">
            <text:p>1619398253.94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39.6019911771363" calcext:value-type="float">
            <text:p>39.60199117713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619398261.701" calcext:value-type="float">
            <text:p>1619398261.701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43.9976109727416" calcext:value-type="float">
            <text:p>43.99761097274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619398269.48" calcext:value-type="float">
            <text:p>1619398269.48</text:p>
          </table:table-cell>
          <table:table-cell table:style-name="ce1" office:value-type="float" office:value="5.01499986648559" calcext:value-type="float">
            <text:p>5.01499986648559</text:p>
          </table:table-cell>
          <table:table-cell table:style-name="ce1" office:value-type="float" office:value="39.6809581850407" calcext:value-type="float">
            <text:p>39.68095818504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619398277.261" calcext:value-type="float">
            <text:p>1619398277.261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43.0450367838332" calcext:value-type="float">
            <text:p>43.04503678383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19398285.096" calcext:value-type="float">
            <text:p>1619398285.096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39.8009942695087" calcext:value-type="float">
            <text:p>39.80099426950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619398292.845" calcext:value-type="float">
            <text:p>1619398292.845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45.2732354932706" calcext:value-type="float">
            <text:p>45.27323549327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619398300.607" calcext:value-type="float">
            <text:p>1619398300.607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41.5004003215511" calcext:value-type="float">
            <text:p>41.50040032155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1619398308.516" calcext:value-type="float">
            <text:p>1619398308.516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47.4955106556358" calcext:value-type="float">
            <text:p>47.49551065563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619398316.257" calcext:value-type="float">
            <text:p>1619398316.257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41.5003983473958" calcext:value-type="float">
            <text:p>41.50039834739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1619398324.066" calcext:value-type="float">
            <text:p>1619398324.066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44.9930320354733" calcext:value-type="float">
            <text:p>44.99303203547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1619398331.807" calcext:value-type="float">
            <text:p>1619398331.807</text:p>
          </table:table-cell>
          <table:table-cell table:style-name="ce1" office:value-type="float" office:value="5.00400018692016" calcext:value-type="float">
            <text:p>5.00400018692016</text:p>
          </table:table-cell>
          <table:table-cell table:style-name="ce1" office:value-type="float" office:value="42.1662654113258" calcext:value-type="float">
            <text:p>42.16626541132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1619398339.558" calcext:value-type="float">
            <text:p>1619398339.558</text:p>
          </table:table-cell>
          <table:table-cell table:style-name="ce1" office:value-type="float" office:value="5.0019998550415" calcext:value-type="float">
            <text:p>5.0019998550415</text:p>
          </table:table-cell>
          <table:table-cell table:style-name="ce1" office:value-type="float" office:value="46.5813688029518" calcext:value-type="float">
            <text:p>46.58136880295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398347.284" calcext:value-type="float">
            <text:p>1619398347.284</text:p>
          </table:table-cell>
          <table:table-cell table:style-name="ce1" office:value-type="float" office:value="5.13000011444091" calcext:value-type="float">
            <text:p>5.13000011444091</text:p>
          </table:table-cell>
          <table:table-cell table:style-name="ce1" office:value-type="float" office:value="6.62768016403941" calcext:value-type="float">
            <text:p>6.627680164039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398355.127" calcext:value-type="float">
            <text:p>1619398355.127</text:p>
          </table:table-cell>
          <table:table-cell table:style-name="ce1" office:value-type="float" office:value="5.15599989891052" calcext:value-type="float">
            <text:p>5.15599989891052</text:p>
          </table:table-cell>
          <table:table-cell table:style-name="ce1" office:value-type="float" office:value="6.59425924488173" calcext:value-type="float">
            <text:p>6.594259244881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398363.028" calcext:value-type="float">
            <text:p>1619398363.028</text:p>
          </table:table-cell>
          <table:table-cell table:style-name="ce1" office:value-type="float" office:value="5.14199995994567" calcext:value-type="float">
            <text:p>5.14199995994567</text:p>
          </table:table-cell>
          <table:table-cell table:style-name="ce1" office:value-type="float" office:value="6.6122131981423" calcext:value-type="float">
            <text:p>6.61221319814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398370.907" calcext:value-type="float">
            <text:p>1619398370.907</text:p>
          </table:table-cell>
          <table:table-cell table:style-name="ce1" office:value-type="float" office:value="5.14999985694885" calcext:value-type="float">
            <text:p>5.14999985694885</text:p>
          </table:table-cell>
          <table:table-cell table:style-name="ce1" office:value-type="float" office:value="6.60194193095444" calcext:value-type="float">
            <text:p>6.601941930954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398378.813" calcext:value-type="float">
            <text:p>1619398378.813</text:p>
          </table:table-cell>
          <table:table-cell table:style-name="ce1" office:value-type="float" office:value="5.16600012779235" calcext:value-type="float">
            <text:p>5.16600012779235</text:p>
          </table:table-cell>
          <table:table-cell table:style-name="ce1" office:value-type="float" office:value="6.58149422356471" calcext:value-type="float">
            <text:p>6.581494223564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398386.739" calcext:value-type="float">
            <text:p>1619398386.739</text:p>
          </table:table-cell>
          <table:table-cell table:style-name="ce1" office:value-type="float" office:value="5.0349998474121" calcext:value-type="float">
            <text:p>5.0349998474121</text:p>
          </table:table-cell>
          <table:table-cell table:style-name="ce1" office:value-type="float" office:value="6.75273108845779" calcext:value-type="float">
            <text:p>6.752731088457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398394.512" calcext:value-type="float">
            <text:p>1619398394.512</text:p>
          </table:table-cell>
          <table:table-cell table:style-name="ce1" office:value-type="float" office:value="5.01899981498718" calcext:value-type="float">
            <text:p>5.01899981498718</text:p>
          </table:table-cell>
          <table:table-cell table:style-name="ce1" office:value-type="float" office:value="6.97350095441065" calcext:value-type="float">
            <text:p>6.973500954410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398402.242" calcext:value-type="float">
            <text:p>1619398402.242</text:p>
          </table:table-cell>
          <table:table-cell table:style-name="ce1" office:value-type="float" office:value="5.05399990081787" calcext:value-type="float">
            <text:p>5.05399990081787</text:p>
          </table:table-cell>
          <table:table-cell table:style-name="ce1" office:value-type="float" office:value="6.72734480950383" calcext:value-type="float">
            <text:p>6.727344809503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619398410.055" calcext:value-type="float">
            <text:p>1619398410.05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.2" calcext:value-type="float">
            <text:p>28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9398417.781" calcext:value-type="float">
            <text:p>1619398417.781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31.8598163341411" calcext:value-type="float">
            <text:p>31.85981633414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619398425.536" calcext:value-type="float">
            <text:p>1619398425.536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27.1240529827524" calcext:value-type="float">
            <text:p>27.12405298275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619398433.278" calcext:value-type="float">
            <text:p>1619398433.278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0.5145596055965" calcext:value-type="float">
            <text:p>30.51455960559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619398441.019" calcext:value-type="float">
            <text:p>1619398441.019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26.9031492681361" calcext:value-type="float">
            <text:p>26.90314926813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19398448.903" calcext:value-type="float">
            <text:p>1619398448.903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32.35470361242" calcext:value-type="float">
            <text:p>32.354703612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619398456.662" calcext:value-type="float">
            <text:p>1619398456.662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27.5174470814167" calcext:value-type="float">
            <text:p>27.51744708141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619398464.39" calcext:value-type="float">
            <text:p>1619398464.39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33.6854696729616" calcext:value-type="float">
            <text:p>33.68546967296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619398472.126" calcext:value-type="float">
            <text:p>1619398472.126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44.5020940011489" calcext:value-type="float">
            <text:p>44.50209400114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619398479.987" calcext:value-type="float">
            <text:p>1619398479.987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49.301397299436" calcext:value-type="float">
            <text:p>49.3013972994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619398487.716" calcext:value-type="float">
            <text:p>1619398487.716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42.7860708697704" calcext:value-type="float">
            <text:p>42.78607086977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619398495.594" calcext:value-type="float">
            <text:p>1619398495.594</text:p>
          </table:table-cell>
          <table:table-cell table:style-name="ce1" office:value-type="float" office:value="5.02199983596801" calcext:value-type="float">
            <text:p>5.02199983596801</text:p>
          </table:table-cell>
          <table:table-cell table:style-name="ce1" office:value-type="float" office:value="49.3827176623546" calcext:value-type="float">
            <text:p>49.38271766235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619398503.408" calcext:value-type="float">
            <text:p>1619398503.408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42.6975252228014" calcext:value-type="float">
            <text:p>42.69752522280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619398511.14" calcext:value-type="float">
            <text:p>1619398511.14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49.9001996957855" calcext:value-type="float">
            <text:p>49.90019969578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619398518.925" calcext:value-type="float">
            <text:p>1619398518.925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44.3645088498604" calcext:value-type="float">
            <text:p>44.36450884986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1619398526.711" calcext:value-type="float">
            <text:p>1619398526.711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48.1783794362148" calcext:value-type="float">
            <text:p>48.17837943621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619398534.56" calcext:value-type="float">
            <text:p>1619398534.56</text:p>
          </table:table-cell>
          <table:table-cell table:style-name="ce1" office:value-type="float" office:value="5.05400013923645" calcext:value-type="float">
            <text:p>5.05400013923645</text:p>
          </table:table-cell>
          <table:table-cell table:style-name="ce1" office:value-type="float" office:value="40.9576561727743" calcext:value-type="float">
            <text:p>40.95765617277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619398542.343" calcext:value-type="float">
            <text:p>1619398542.343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44.475467114238" calcext:value-type="float">
            <text:p>44.4754671142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619398550.142" calcext:value-type="float">
            <text:p>1619398550.142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41.1835258198689" calcext:value-type="float">
            <text:p>41.18352581986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619398557.861" calcext:value-type="float">
            <text:p>1619398557.861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46.8314079852741" calcext:value-type="float">
            <text:p>46.83140798527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619398565.597" calcext:value-type="float">
            <text:p>1619398565.597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40.702313763792" calcext:value-type="float">
            <text:p>40.7023137637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619398573.342" calcext:value-type="float">
            <text:p>1619398573.342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44.3556454543674" calcext:value-type="float">
            <text:p>44.35564545436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1619398581.073" calcext:value-type="float">
            <text:p>1619398581.073</text:p>
          </table:table-cell>
          <table:table-cell table:style-name="ce1" office:value-type="float" office:value="5.00099992752075" calcext:value-type="float">
            <text:p>5.00099992752075</text:p>
          </table:table-cell>
          <table:table-cell table:style-name="ce1" office:value-type="float" office:value="41.7916422773498" calcext:value-type="float">
            <text:p>41.79164227734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1619398588.795" calcext:value-type="float">
            <text:p>1619398588.795</text:p>
          </table:table-cell>
          <table:table-cell table:style-name="ce1" office:value-type="float" office:value="5.00899982452392" calcext:value-type="float">
            <text:p>5.00899982452392</text:p>
          </table:table-cell>
          <table:table-cell table:style-name="ce1" office:value-type="float" office:value="45.1187877654756" calcext:value-type="float">
            <text:p>45.11878776547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8596.525" calcext:value-type="float">
            <text:p>1619398596.525</text:p>
          </table:table-cell>
          <table:table-cell table:style-name="ce1" office:value-type="float" office:value="5.11500000953674" calcext:value-type="float">
            <text:p>5.11500000953674</text:p>
          </table:table-cell>
          <table:table-cell table:style-name="ce1" office:value-type="float" office:value="6.06060604930626" calcext:value-type="float">
            <text:p>6.060606049306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8604.374" calcext:value-type="float">
            <text:p>1619398604.374</text:p>
          </table:table-cell>
          <table:table-cell table:style-name="ce1" office:value-type="float" office:value="5.1489999294281" calcext:value-type="float">
            <text:p>5.1489999294281</text:p>
          </table:table-cell>
          <table:table-cell table:style-name="ce1" office:value-type="float" office:value="6.21479907527484" calcext:value-type="float">
            <text:p>6.214799075274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8612.235" calcext:value-type="float">
            <text:p>1619398612.235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5.99280857941105" calcext:value-type="float">
            <text:p>5.992808579411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8619.992" calcext:value-type="float">
            <text:p>1619398619.992</text:p>
          </table:table-cell>
          <table:table-cell table:style-name="ce1" office:value-type="float" office:value="5.06900000572204" calcext:value-type="float">
            <text:p>5.06900000572204</text:p>
          </table:table-cell>
          <table:table-cell table:style-name="ce1" office:value-type="float" office:value="6.11560464884715" calcext:value-type="float">
            <text:p>6.115604648847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619398627.91" calcext:value-type="float">
            <text:p>1619398627.91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24.9351685048154" calcext:value-type="float">
            <text:p>24.93516850481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19398635.668" calcext:value-type="float">
            <text:p>1619398635.668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32.0653262170221" calcext:value-type="float">
            <text:p>32.06532621702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619398643.41" calcext:value-type="float">
            <text:p>1619398643.41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25.3746260031741" calcext:value-type="float">
            <text:p>25.37462600317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619398651.153" calcext:value-type="float">
            <text:p>1619398651.153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30.073691048263" calcext:value-type="float">
            <text:p>30.0736910482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619398658.893" calcext:value-type="float">
            <text:p>1619398658.893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34.1113105145874" calcext:value-type="float">
            <text:p>34.11131051458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19398666.719" calcext:value-type="float">
            <text:p>1619398666.719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33.5128664704719" calcext:value-type="float">
            <text:p>33.51286647047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19398674.473" calcext:value-type="float">
            <text:p>1619398674.473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33.9118291665489" calcext:value-type="float">
            <text:p>33.91182916654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19398682.377" calcext:value-type="float">
            <text:p>1619398682.377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33.2801920576203" calcext:value-type="float">
            <text:p>33.28019205762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19398690.14" calcext:value-type="float">
            <text:p>1619398690.14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33.4461477077854" calcext:value-type="float">
            <text:p>33.44614770778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19398697.875" calcext:value-type="float">
            <text:p>1619398697.875</text:p>
          </table:table-cell>
          <table:table-cell table:style-name="ce1" office:value-type="float" office:value="5.01799988746643" calcext:value-type="float">
            <text:p>5.01799988746643</text:p>
          </table:table-cell>
          <table:table-cell table:style-name="ce1" office:value-type="float" office:value="33.2801920576203" calcext:value-type="float">
            <text:p>33.28019205762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619398705.619" calcext:value-type="float">
            <text:p>1619398705.619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33.6921847901781" calcext:value-type="float">
            <text:p>33.69218479017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619398713.371" calcext:value-type="float">
            <text:p>1619398713.371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3.7056246623909" calcext:value-type="float">
            <text:p>33.70562466239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8721.095" calcext:value-type="float">
            <text:p>1619398721.095</text:p>
          </table:table-cell>
          <table:table-cell table:style-name="ce1" office:value-type="float" office:value="5.09800004959106" calcext:value-type="float">
            <text:p>5.09800004959106</text:p>
          </table:table-cell>
          <table:table-cell table:style-name="ce1" office:value-type="float" office:value="6.08081594712551" calcext:value-type="float">
            <text:p>6.080815947125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8728.923" calcext:value-type="float">
            <text:p>1619398728.923</text:p>
          </table:table-cell>
          <table:table-cell table:style-name="ce1" office:value-type="float" office:value="5.15199995040893" calcext:value-type="float">
            <text:p>5.15199995040893</text:p>
          </table:table-cell>
          <table:table-cell table:style-name="ce1" office:value-type="float" office:value="6.2111801840099" calcext:value-type="float">
            <text:p>6.21118018400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8736.827" calcext:value-type="float">
            <text:p>1619398736.827</text:p>
          </table:table-cell>
          <table:table-cell table:style-name="ce1" office:value-type="float" office:value="5.1340000629425" calcext:value-type="float">
            <text:p>5.1340000629425</text:p>
          </table:table-cell>
          <table:table-cell table:style-name="ce1" office:value-type="float" office:value="6.23295668244684" calcext:value-type="float">
            <text:p>6.232956682446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8744.823" calcext:value-type="float">
            <text:p>1619398744.823</text:p>
          </table:table-cell>
          <table:table-cell table:style-name="ce1" office:value-type="float" office:value="5.08700013160705" calcext:value-type="float">
            <text:p>5.08700013160705</text:p>
          </table:table-cell>
          <table:table-cell table:style-name="ce1" office:value-type="float" office:value="6.09396485118758" calcext:value-type="float">
            <text:p>6.093964851187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619398752.764" calcext:value-type="float">
            <text:p>1619398752.764</text:p>
          </table:table-cell>
          <table:table-cell table:style-name="ce1" office:value-type="float" office:value="5.02400016784668" calcext:value-type="float">
            <text:p>5.02400016784668</text:p>
          </table:table-cell>
          <table:table-cell table:style-name="ce1" office:value-type="float" office:value="25.0796169965106" calcext:value-type="float">
            <text:p>25.07961699651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619398760.53" calcext:value-type="float">
            <text:p>1619398760.53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30.4659493695224" calcext:value-type="float">
            <text:p>30.46594936952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619398768.277" calcext:value-type="float">
            <text:p>1619398768.277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25.7433637943866" calcext:value-type="float">
            <text:p>25.74336379438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619398776.02" calcext:value-type="float">
            <text:p>1619398776.02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31.1688304561459" calcext:value-type="float">
            <text:p>31.16883045614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19398783.756" calcext:value-type="float">
            <text:p>1619398783.756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33.8645419613376" calcext:value-type="float">
            <text:p>33.86454196133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619398791.588" calcext:value-type="float">
            <text:p>1619398791.588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33.7056246623909" calcext:value-type="float">
            <text:p>33.70562466239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619398799.363" calcext:value-type="float">
            <text:p>1619398799.363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33.7594883306822" calcext:value-type="float">
            <text:p>33.75948833068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619398807.1" calcext:value-type="float">
            <text:p>1619398807.1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33.7797320190431" calcext:value-type="float">
            <text:p>33.77973201904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19398814.915" calcext:value-type="float">
            <text:p>1619398814.915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33.8712887409998" calcext:value-type="float">
            <text:p>33.87128874099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19398822.659" calcext:value-type="float">
            <text:p>1619398822.659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33.3466444656827" calcext:value-type="float">
            <text:p>33.34664446568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619398830.409" calcext:value-type="float">
            <text:p>1619398830.409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34.8397371956098" calcext:value-type="float">
            <text:p>34.83973719560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619398838.149" calcext:value-type="float">
            <text:p>1619398838.149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34.427860043125" calcext:value-type="float">
            <text:p>34.4278600431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398845.88" calcext:value-type="float">
            <text:p>1619398845.88</text:p>
          </table:table-cell>
          <table:table-cell table:style-name="ce1" office:value-type="float" office:value="5.16799998283386" calcext:value-type="float">
            <text:p>5.16799998283386</text:p>
          </table:table-cell>
          <table:table-cell table:style-name="ce1" office:value-type="float" office:value="8.70743036948006" calcext:value-type="float">
            <text:p>8.707430369480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398853.806" calcext:value-type="float">
            <text:p>1619398853.806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9.19080898065841" calcext:value-type="float">
            <text:p>9.190808980658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98861.511" calcext:value-type="float">
            <text:p>1619398861.511</text:p>
          </table:table-cell>
          <table:table-cell table:style-name="ce1" office:value-type="float" office:value="5.08200001716613" calcext:value-type="float">
            <text:p>5.08200001716613</text:p>
          </table:table-cell>
          <table:table-cell table:style-name="ce1" office:value-type="float" office:value="9.44510032228731" calcext:value-type="float">
            <text:p>9.445100322287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98869.482" calcext:value-type="float">
            <text:p>1619398869.482</text:p>
          </table:table-cell>
          <table:table-cell table:style-name="ce1" office:value-type="float" office:value="5.10199999809265" calcext:value-type="float">
            <text:p>5.10199999809265</text:p>
          </table:table-cell>
          <table:table-cell table:style-name="ce1" office:value-type="float" office:value="8.42806742769017" calcext:value-type="float">
            <text:p>8.428067427690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98877.427" calcext:value-type="float">
            <text:p>1619398877.427</text:p>
          </table:table-cell>
          <table:table-cell table:style-name="ce1" office:value-type="float" office:value="5.06399989128112" calcext:value-type="float">
            <text:p>5.06399989128112</text:p>
          </table:table-cell>
          <table:table-cell table:style-name="ce1" office:value-type="float" office:value="8.29383904061943" calcext:value-type="float">
            <text:p>8.293839040619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98885.221" calcext:value-type="float">
            <text:p>1619398885.221</text:p>
          </table:table-cell>
          <table:table-cell table:style-name="ce1" office:value-type="float" office:value="5.12300014495849" calcext:value-type="float">
            <text:p>5.12300014495849</text:p>
          </table:table-cell>
          <table:table-cell table:style-name="ce1" office:value-type="float" office:value="8.58871730528839" calcext:value-type="float">
            <text:p>8.588717305288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98893.171" calcext:value-type="float">
            <text:p>1619398893.171</text:p>
          </table:table-cell>
          <table:table-cell table:style-name="ce1" office:value-type="float" office:value="5.09100008010864" calcext:value-type="float">
            <text:p>5.09100008010864</text:p>
          </table:table-cell>
          <table:table-cell table:style-name="ce1" office:value-type="float" office:value="8.6427026728825" calcext:value-type="float">
            <text:p>8.64270267288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98901.023" calcext:value-type="float">
            <text:p>1619398901.023</text:p>
          </table:table-cell>
          <table:table-cell table:style-name="ce1" office:value-type="float" office:value="5.20099997520446" calcext:value-type="float">
            <text:p>5.20099997520446</text:p>
          </table:table-cell>
          <table:table-cell table:style-name="ce1" office:value-type="float" office:value="9.42126518623443" calcext:value-type="float">
            <text:p>9.421265186234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398908.934" calcext:value-type="float">
            <text:p>1619398908.934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6.9006308784963" calcext:value-type="float">
            <text:p>6.90063087849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398916.756" calcext:value-type="float">
            <text:p>1619398916.756</text:p>
          </table:table-cell>
          <table:table-cell table:style-name="ce1" office:value-type="float" office:value="5.03799986839294" calcext:value-type="float">
            <text:p>5.03799986839294</text:p>
          </table:table-cell>
          <table:table-cell table:style-name="ce1" office:value-type="float" office:value="6.74870998177408" calcext:value-type="float">
            <text:p>6.748709981774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398924.648" calcext:value-type="float">
            <text:p>1619398924.648</text:p>
          </table:table-cell>
          <table:table-cell table:style-name="ce1" office:value-type="float" office:value="5.13499999046325" calcext:value-type="float">
            <text:p>5.13499999046325</text:p>
          </table:table-cell>
          <table:table-cell table:style-name="ce1" office:value-type="float" office:value="6.81596885394394" calcext:value-type="float">
            <text:p>6.815968853943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398932.502" calcext:value-type="float">
            <text:p>1619398932.5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8" calcext:value-type="float">
            <text:p>6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398940.359" calcext:value-type="float">
            <text:p>1619398940.359</text:p>
          </table:table-cell>
          <table:table-cell table:style-name="ce1" office:value-type="float" office:value="5.45600008964538" calcext:value-type="float">
            <text:p>5.45600008964538</text:p>
          </table:table-cell>
          <table:table-cell table:style-name="ce1" office:value-type="float" office:value="3.29912018039756" calcext:value-type="float">
            <text:p>3.299120180397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398948.791" calcext:value-type="float">
            <text:p>1619398948.791</text:p>
          </table:table-cell>
          <table:table-cell table:style-name="ce1" office:value-type="float" office:value="5.19200015068054" calcext:value-type="float">
            <text:p>5.19200015068054</text:p>
          </table:table-cell>
          <table:table-cell table:style-name="ce1" office:value-type="float" office:value="2.50385200745728" calcext:value-type="float">
            <text:p>2.503852007457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398957.077" calcext:value-type="float">
            <text:p>1619398957.077</text:p>
          </table:table-cell>
          <table:table-cell table:style-name="ce1" office:value-type="float" office:value="5.02700018882751" calcext:value-type="float">
            <text:p>5.02700018882751</text:p>
          </table:table-cell>
          <table:table-cell table:style-name="ce1" office:value-type="float" office:value="6.96240276214577" calcext:value-type="float">
            <text:p>6.962402762145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398964.842" calcext:value-type="float">
            <text:p>1619398964.842</text:p>
          </table:table-cell>
          <table:table-cell table:style-name="ce1" office:value-type="float" office:value="5.125" calcext:value-type="float">
            <text:p>5.125</text:p>
          </table:table-cell>
          <table:table-cell table:style-name="ce1" office:value-type="float" office:value="6.82926829268292" calcext:value-type="float">
            <text:p>6.829268292682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398972.707" calcext:value-type="float">
            <text:p>1619398972.707</text:p>
          </table:table-cell>
          <table:table-cell table:style-name="ce1" office:value-type="float" office:value="5.14199995994567" calcext:value-type="float">
            <text:p>5.14199995994567</text:p>
          </table:table-cell>
          <table:table-cell table:style-name="ce1" office:value-type="float" office:value="5.83430576306673" calcext:value-type="float">
            <text:p>5.834305763066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8980.675" calcext:value-type="float">
            <text:p>1619398980.675</text:p>
          </table:table-cell>
          <table:table-cell table:style-name="ce1" office:value-type="float" office:value="5.10100007057189" calcext:value-type="float">
            <text:p>5.10100007057189</text:p>
          </table:table-cell>
          <table:table-cell table:style-name="ce1" office:value-type="float" office:value="6.27327966227852" calcext:value-type="float">
            <text:p>6.273279662278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398988.723" calcext:value-type="float">
            <text:p>1619398988.723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11.1620491224014" calcext:value-type="float">
            <text:p>11.16204912240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398996.482" calcext:value-type="float">
            <text:p>1619398996.482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12.5748503233379" calcext:value-type="float">
            <text:p>12.57485032333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9004.213" calcext:value-type="float">
            <text:p>1619399004.213</text:p>
          </table:table-cell>
          <table:table-cell table:style-name="ce1" office:value-type="float" office:value="5.03799986839294" calcext:value-type="float">
            <text:p>5.03799986839294</text:p>
          </table:table-cell>
          <table:table-cell table:style-name="ce1" office:value-type="float" office:value="11.3140137929742" calcext:value-type="float">
            <text:p>11.31401379297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99012.085" calcext:value-type="float">
            <text:p>1619399012.085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12.0911792026791" calcext:value-type="float">
            <text:p>12.09117920267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399019.966" calcext:value-type="float">
            <text:p>1619399019.966</text:p>
          </table:table-cell>
          <table:table-cell table:style-name="ce1" office:value-type="float" office:value="5.01899981498718" calcext:value-type="float">
            <text:p>5.01899981498718</text:p>
          </table:table-cell>
          <table:table-cell table:style-name="ce1" office:value-type="float" office:value="11.157601527057" calcext:value-type="float">
            <text:p>11.1576015270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99027.706" calcext:value-type="float">
            <text:p>1619399027.706</text:p>
          </table:table-cell>
          <table:table-cell table:style-name="ce1" office:value-type="float" office:value="5.03699994087219" calcext:value-type="float">
            <text:p>5.03699994087219</text:p>
          </table:table-cell>
          <table:table-cell table:style-name="ce1" office:value-type="float" office:value="12.3089141806232" calcext:value-type="float">
            <text:p>12.30891418062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9035.467" calcext:value-type="float">
            <text:p>1619399035.467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11.3817893714632" calcext:value-type="float">
            <text:p>11.38178937146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399043.227" calcext:value-type="float">
            <text:p>1619399043.227</text:p>
          </table:table-cell>
          <table:table-cell table:style-name="ce1" office:value-type="float" office:value="5.04099988937377" calcext:value-type="float">
            <text:p>5.04099988937377</text:p>
          </table:table-cell>
          <table:table-cell table:style-name="ce1" office:value-type="float" office:value="11.902400578599" calcext:value-type="float">
            <text:p>11.9024005785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9050.996" calcext:value-type="float">
            <text:p>1619399050.996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11.3636362901784" calcext:value-type="float">
            <text:p>11.36363629017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99058.747" calcext:value-type="float">
            <text:p>1619399058.747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12.1272366494956" calcext:value-type="float">
            <text:p>12.12723664949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9066.516" calcext:value-type="float">
            <text:p>1619399066.516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11.3185067213823" calcext:value-type="float">
            <text:p>11.31850672138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399074.277" calcext:value-type="float">
            <text:p>1619399074.277</text:p>
          </table:table-cell>
          <table:table-cell table:style-name="ce1" office:value-type="float" office:value="5.0550000667572" calcext:value-type="float">
            <text:p>5.0550000667572</text:p>
          </table:table-cell>
          <table:table-cell table:style-name="ce1" office:value-type="float" office:value="11.8694360450305" calcext:value-type="float">
            <text:p>11.86943604503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9082.069" calcext:value-type="float">
            <text:p>1619399082.069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11.3523204619271" calcext:value-type="float">
            <text:p>11.35232046192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99089.841" calcext:value-type="float">
            <text:p>1619399089.841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12.0410580702194" calcext:value-type="float">
            <text:p>12.04105807021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399097.636" calcext:value-type="float">
            <text:p>1619399097.636</text:p>
          </table:table-cell>
          <table:table-cell table:style-name="ce1" office:value-type="float" office:value="5.02700018882751" calcext:value-type="float">
            <text:p>5.02700018882751</text:p>
          </table:table-cell>
          <table:table-cell table:style-name="ce1" office:value-type="float" office:value="6.96240276214577" calcext:value-type="float">
            <text:p>6.962402762145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399105.41" calcext:value-type="float">
            <text:p>1619399105.41</text:p>
          </table:table-cell>
          <table:table-cell table:style-name="ce1" office:value-type="float" office:value="5.07599997520446" calcext:value-type="float">
            <text:p>5.07599997520446</text:p>
          </table:table-cell>
          <table:table-cell table:style-name="ce1" office:value-type="float" office:value="7.09219861620465" calcext:value-type="float">
            <text:p>7.092198616204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99113.229" calcext:value-type="float">
            <text:p>1619399113.229</text:p>
          </table:table-cell>
          <table:table-cell table:style-name="ce1" office:value-type="float" office:value="5.05199980735778" calcext:value-type="float">
            <text:p>5.05199980735778</text:p>
          </table:table-cell>
          <table:table-cell table:style-name="ce1" office:value-type="float" office:value="6.53206675739346" calcext:value-type="float">
            <text:p>6.532066757393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399121.241" calcext:value-type="float">
            <text:p>1619399121.241</text:p>
          </table:table-cell>
          <table:table-cell table:style-name="ce1" office:value-type="float" office:value="5.04400014877319" calcext:value-type="float">
            <text:p>5.04400014877319</text:p>
          </table:table-cell>
          <table:table-cell table:style-name="ce1" office:value-type="float" office:value="6.93893714664396" calcext:value-type="float">
            <text:p>6.938937146643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399129.054" calcext:value-type="float">
            <text:p>1619399129.054</text:p>
          </table:table-cell>
          <table:table-cell table:style-name="ce1" office:value-type="float" office:value="5.1100001335144" calcext:value-type="float">
            <text:p>5.1100001335144</text:p>
          </table:table-cell>
          <table:table-cell table:style-name="ce1" office:value-type="float" office:value="7.04500960066335" calcext:value-type="float">
            <text:p>7.045009600663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399136.873" calcext:value-type="float">
            <text:p>1619399136.873</text:p>
          </table:table-cell>
          <table:table-cell table:style-name="ce1" office:value-type="float" office:value="5.12700009346008" calcext:value-type="float">
            <text:p>5.12700009346008</text:p>
          </table:table-cell>
          <table:table-cell table:style-name="ce1" office:value-type="float" office:value="7.02164995977296" calcext:value-type="float">
            <text:p>7.021649959772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399145.052" calcext:value-type="float">
            <text:p>1619399145.052</text:p>
          </table:table-cell>
          <table:table-cell table:style-name="ce1" office:value-type="float" office:value="5.08999991416931" calcext:value-type="float">
            <text:p>5.08999991416931</text:p>
          </table:table-cell>
          <table:table-cell table:style-name="ce1" office:value-type="float" office:value="7.07269167132691" calcext:value-type="float">
            <text:p>7.072691671326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399152.917" calcext:value-type="float">
            <text:p>1619399152.917</text:p>
          </table:table-cell>
          <table:table-cell table:style-name="ce1" office:value-type="float" office:value="5.11399984359741" calcext:value-type="float">
            <text:p>5.11399984359741</text:p>
          </table:table-cell>
          <table:table-cell table:style-name="ce1" office:value-type="float" office:value="6.84395797231379" calcext:value-type="float">
            <text:p>6.843957972313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399160.736" calcext:value-type="float">
            <text:p>1619399160.736</text:p>
          </table:table-cell>
          <table:table-cell table:style-name="ce1" office:value-type="float" office:value="5.06500005722045" calcext:value-type="float">
            <text:p>5.06500005722045</text:p>
          </table:table-cell>
          <table:table-cell table:style-name="ce1" office:value-type="float" office:value="7.107601104304" calcext:value-type="float">
            <text:p>7.1076011043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399168.571" calcext:value-type="float">
            <text:p>1619399168.571</text:p>
          </table:table-cell>
          <table:table-cell table:style-name="ce1" office:value-type="float" office:value="5.03699994087219" calcext:value-type="float">
            <text:p>5.03699994087219</text:p>
          </table:table-cell>
          <table:table-cell table:style-name="ce1" office:value-type="float" office:value="7.1471114597167" calcext:value-type="float">
            <text:p>7.14711145971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399176.318" calcext:value-type="float">
            <text:p>1619399176.318</text:p>
          </table:table-cell>
          <table:table-cell table:style-name="ce1" office:value-type="float" office:value="5.10199999809265" calcext:value-type="float">
            <text:p>5.10199999809265</text:p>
          </table:table-cell>
          <table:table-cell table:style-name="ce1" office:value-type="float" office:value="7.05605645108944" calcext:value-type="float">
            <text:p>7.056056451089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399184.167" calcext:value-type="float">
            <text:p>1619399184.167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6.92109957311428" calcext:value-type="float">
            <text:p>6.921099573114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399192.076" calcext:value-type="float">
            <text:p>1619399192.076</text:p>
          </table:table-cell>
          <table:table-cell table:style-name="ce1" office:value-type="float" office:value="5.44900012016296" calcext:value-type="float">
            <text:p>5.44900012016296</text:p>
          </table:table-cell>
          <table:table-cell table:style-name="ce1" office:value-type="float" office:value="2.7527986179511" calcext:value-type="float">
            <text:p>2.75279861795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399200.278" calcext:value-type="float">
            <text:p>1619399200.278</text:p>
          </table:table-cell>
          <table:table-cell table:style-name="ce1" office:value-type="float" office:value="5.55199980735778" calcext:value-type="float">
            <text:p>5.55199980735778</text:p>
          </table:table-cell>
          <table:table-cell table:style-name="ce1" office:value-type="float" office:value="2.88184448039713" calcext:value-type="float">
            <text:p>2.881844480397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19399208.57" calcext:value-type="float">
            <text:p>1619399208.57</text:p>
          </table:table-cell>
          <table:table-cell table:style-name="ce1" office:value-type="float" office:value="5.00100016593933" calcext:value-type="float">
            <text:p>5.00100016593933</text:p>
          </table:table-cell>
          <table:table-cell table:style-name="ce1" office:value-type="float" office:value="6.79864004635837" calcext:value-type="float">
            <text:p>6.798640046358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399216.459" calcext:value-type="float">
            <text:p>1619399216.459</text:p>
          </table:table-cell>
          <table:table-cell table:style-name="ce1" office:value-type="float" office:value="5.05999994277954" calcext:value-type="float">
            <text:p>5.05999994277954</text:p>
          </table:table-cell>
          <table:table-cell table:style-name="ce1" office:value-type="float" office:value="6.91699612565092" calcext:value-type="float">
            <text:p>6.916996125650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9224.391" calcext:value-type="float">
            <text:p>1619399224.391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6.31662062700039" calcext:value-type="float">
            <text:p>6.316620627000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399232.444" calcext:value-type="float">
            <text:p>1619399232.444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5.75168577585409" calcext:value-type="float">
            <text:p>5.751685775854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9240.399" calcext:value-type="float">
            <text:p>1619399240.399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11.3749746998452" calcext:value-type="float">
            <text:p>11.37497469984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399248.147" calcext:value-type="float">
            <text:p>1619399248.147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11.9808309173297" calcext:value-type="float">
            <text:p>11.98083091732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9255.995" calcext:value-type="float">
            <text:p>1619399255.995</text:p>
          </table:table-cell>
          <table:table-cell table:style-name="ce1" office:value-type="float" office:value="5.06600022315979" calcext:value-type="float">
            <text:p>5.06600022315979</text:p>
          </table:table-cell>
          <table:table-cell table:style-name="ce1" office:value-type="float" office:value="11.2514799623217" calcext:value-type="float">
            <text:p>11.25147996232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99263.894" calcext:value-type="float">
            <text:p>1619399263.894</text:p>
          </table:table-cell>
          <table:table-cell table:style-name="ce1" office:value-type="float" office:value="5.05499982833862" calcext:value-type="float">
            <text:p>5.05499982833862</text:p>
          </table:table-cell>
          <table:table-cell table:style-name="ce1" office:value-type="float" office:value="12.0672605482655" calcext:value-type="float">
            <text:p>12.06726054826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9271.786" calcext:value-type="float">
            <text:p>1619399271.786</text:p>
          </table:table-cell>
          <table:table-cell table:style-name="ce1" office:value-type="float" office:value="5.03099989891052" calcext:value-type="float">
            <text:p>5.03099989891052</text:p>
          </table:table-cell>
          <table:table-cell table:style-name="ce1" office:value-type="float" office:value="11.5285233880764" calcext:value-type="float">
            <text:p>11.52852338807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9279.659" calcext:value-type="float">
            <text:p>1619399279.659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11.7109961788667" calcext:value-type="float">
            <text:p>11.71099617886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399287.526" calcext:value-type="float">
            <text:p>1619399287.526</text:p>
          </table:table-cell>
          <table:table-cell table:style-name="ce1" office:value-type="float" office:value="5.03099989891052" calcext:value-type="float">
            <text:p>5.03099989891052</text:p>
          </table:table-cell>
          <table:table-cell table:style-name="ce1" office:value-type="float" office:value="11.1309880988323" calcext:value-type="float">
            <text:p>11.13098809883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9295.405" calcext:value-type="float">
            <text:p>1619399295.4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.8" calcext:value-type="float">
            <text:p>11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399303.245" calcext:value-type="float">
            <text:p>1619399303.245</text:p>
          </table:table-cell>
          <table:table-cell table:style-name="ce1" office:value-type="float" office:value="5.06600022315979" calcext:value-type="float">
            <text:p>5.06600022315979</text:p>
          </table:table-cell>
          <table:table-cell table:style-name="ce1" office:value-type="float" office:value="10.8566911917139" calcext:value-type="float">
            <text:p>10.85669119171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399311.157" calcext:value-type="float">
            <text:p>1619399311.157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11.9047619948671" calcext:value-type="float">
            <text:p>11.90476199486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399319.038" calcext:value-type="float">
            <text:p>1619399319.038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11.1045013267145" calcext:value-type="float">
            <text:p>11.10450132671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9326.937" calcext:value-type="float">
            <text:p>1619399326.937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11.7063492949527" calcext:value-type="float">
            <text:p>11.70634929495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399334.812" calcext:value-type="float">
            <text:p>1619399334.812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11.1932839826415" calcext:value-type="float">
            <text:p>11.19328398264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399342.666" calcext:value-type="float">
            <text:p>1619399342.666</text:p>
          </table:table-cell>
          <table:table-cell table:style-name="ce1" office:value-type="float" office:value="5.05100011825561" calcext:value-type="float">
            <text:p>5.05100011825561</text:p>
          </table:table-cell>
          <table:table-cell table:style-name="ce1" office:value-type="float" office:value="11.8788355959732" calcext:value-type="float">
            <text:p>11.87883559597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399350.559" calcext:value-type="float">
            <text:p>1619399350.559</text:p>
          </table:table-cell>
          <table:table-cell table:style-name="ce1" office:value-type="float" office:value="5.03699994087219" calcext:value-type="float">
            <text:p>5.03699994087219</text:p>
          </table:table-cell>
          <table:table-cell table:style-name="ce1" office:value-type="float" office:value="6.1544570903116" calcext:value-type="float">
            <text:p>6.1544570903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9358.333" calcext:value-type="float">
            <text:p>1619399358.333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6.33663372319886" calcext:value-type="float">
            <text:p>6.336633723198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9366.252" calcext:value-type="float">
            <text:p>1619399366.252</text:p>
          </table:table-cell>
          <table:table-cell table:style-name="ce1" office:value-type="float" office:value="5.02199983596801" calcext:value-type="float">
            <text:p>5.02199983596801</text:p>
          </table:table-cell>
          <table:table-cell table:style-name="ce1" office:value-type="float" office:value="6.37196356933608" calcext:value-type="float">
            <text:p>6.371963569336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9374.207" calcext:value-type="float">
            <text:p>1619399374.207</text:p>
          </table:table-cell>
          <table:table-cell table:style-name="ce1" office:value-type="float" office:value="5.14400005340576" calcext:value-type="float">
            <text:p>5.14400005340576</text:p>
          </table:table-cell>
          <table:table-cell table:style-name="ce1" office:value-type="float" office:value="6.22083974878913" calcext:value-type="float">
            <text:p>6.220839748789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399382.139" calcext:value-type="float">
            <text:p>1619399382.139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3.17523315955289" calcext:value-type="float">
            <text:p>3.175233159552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399389.917" calcext:value-type="float">
            <text:p>1619399389.917</text:p>
          </table:table-cell>
          <table:table-cell table:style-name="ce1" office:value-type="float" office:value="5.45099997520446" calcext:value-type="float">
            <text:p>5.45099997520446</text:p>
          </table:table-cell>
          <table:table-cell table:style-name="ce1" office:value-type="float" office:value="2.75178867514805" calcext:value-type="float">
            <text:p>2.751788675148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99398.134" calcext:value-type="float">
            <text:p>1619399398.134</text:p>
          </table:table-cell>
          <table:table-cell table:style-name="ce1" office:value-type="float" office:value="5.14199995994567" calcext:value-type="float">
            <text:p>5.14199995994567</text:p>
          </table:table-cell>
          <table:table-cell table:style-name="ce1" office:value-type="float" office:value="6.41773633937341" calcext:value-type="float">
            <text:p>6.417736339373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99405.98" calcext:value-type="float">
            <text:p>1619399405.98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6.5359476803204" calcext:value-type="float">
            <text:p>6.53594768032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9413.747" calcext:value-type="float">
            <text:p>1619399413.747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11.5491834211261" calcext:value-type="float">
            <text:p>11.54918342112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399421.539" calcext:value-type="float">
            <text:p>1619399421.539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12.9250346854228" calcext:value-type="float">
            <text:p>12.92503468542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399429.401" calcext:value-type="float">
            <text:p>1619399429.401</text:p>
          </table:table-cell>
          <table:table-cell table:style-name="ce1" office:value-type="float" office:value="5.05999994277954" calcext:value-type="float">
            <text:p>5.05999994277954</text:p>
          </table:table-cell>
          <table:table-cell table:style-name="ce1" office:value-type="float" office:value="12.6482214869045" calcext:value-type="float">
            <text:p>12.64822148690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399437.315" calcext:value-type="float">
            <text:p>1619399437.315</text:p>
          </table:table-cell>
          <table:table-cell table:style-name="ce1" office:value-type="float" office:value="5.02199983596801" calcext:value-type="float">
            <text:p>5.02199983596801</text:p>
          </table:table-cell>
          <table:table-cell table:style-name="ce1" office:value-type="float" office:value="12.5448032771304" calcext:value-type="float">
            <text:p>12.54480327713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9445.079" calcext:value-type="float">
            <text:p>1619399445.079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11.36816926483" calcext:value-type="float">
            <text:p>11.368169264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399452.813" calcext:value-type="float">
            <text:p>1619399452.813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12.6908586591023" calcext:value-type="float">
            <text:p>12.69085865910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9460.579" calcext:value-type="float">
            <text:p>1619399460.579</text:p>
          </table:table-cell>
          <table:table-cell table:style-name="ce1" office:value-type="float" office:value="5.06399989128112" calcext:value-type="float">
            <text:p>5.06399989128112</text:p>
          </table:table-cell>
          <table:table-cell table:style-name="ce1" office:value-type="float" office:value="11.2559244122692" calcext:value-type="float">
            <text:p>11.25592441226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99468.381" calcext:value-type="float">
            <text:p>1619399468.381</text:p>
          </table:table-cell>
          <table:table-cell table:style-name="ce1" office:value-type="float" office:value="5.01199984550476" calcext:value-type="float">
            <text:p>5.01199984550476</text:p>
          </table:table-cell>
          <table:table-cell table:style-name="ce1" office:value-type="float" office:value="12.3703116343085" calcext:value-type="float">
            <text:p>12.37031163430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9476.119" calcext:value-type="float">
            <text:p>1619399476.119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6.36689213176948" calcext:value-type="float">
            <text:p>6.366892131769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99483.895" calcext:value-type="float">
            <text:p>1619399483.895</text:p>
          </table:table-cell>
          <table:table-cell table:style-name="ce1" office:value-type="float" office:value="5.1100001335144" calcext:value-type="float">
            <text:p>5.1100001335144</text:p>
          </table:table-cell>
          <table:table-cell table:style-name="ce1" office:value-type="float" office:value="6.45792546727474" calcext:value-type="float">
            <text:p>6.457925467274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99491.752" calcext:value-type="float">
            <text:p>1619399491.752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6.57370520425965" calcext:value-type="float">
            <text:p>6.573705204259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399499.671" calcext:value-type="float">
            <text:p>1619399499.671</text:p>
          </table:table-cell>
          <table:table-cell table:style-name="ce1" office:value-type="float" office:value="5.08100008964538" calcext:value-type="float">
            <text:p>5.08100008964538</text:p>
          </table:table-cell>
          <table:table-cell table:style-name="ce1" office:value-type="float" office:value="6.49478437665273" calcext:value-type="float">
            <text:p>6.494784376652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9399507.787" calcext:value-type="float">
            <text:p>1619399507.787</text:p>
          </table:table-cell>
          <table:table-cell table:style-name="ce1" office:value-type="float" office:value="5.09300017356872" calcext:value-type="float">
            <text:p>5.09300017356872</text:p>
          </table:table-cell>
          <table:table-cell table:style-name="ce1" office:value-type="float" office:value="3.92695843675688" calcext:value-type="float">
            <text:p>3.926958436756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9399515.68" calcext:value-type="float">
            <text:p>1619399515.68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3.59066426469341" calcext:value-type="float">
            <text:p>3.590664264693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9523.44" calcext:value-type="float">
            <text:p>1619399523.44</text:p>
          </table:table-cell>
          <table:table-cell table:style-name="ce1" office:value-type="float" office:value="5.17400002479553" calcext:value-type="float">
            <text:p>5.17400002479553</text:p>
          </table:table-cell>
          <table:table-cell table:style-name="ce1" office:value-type="float" office:value="6.184769974226" calcext:value-type="float">
            <text:p>6.1847699742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9399531.358" calcext:value-type="float">
            <text:p>1619399531.358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6.37450201625178" calcext:value-type="float">
            <text:p>6.374502016251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99539.23" calcext:value-type="float">
            <text:p>1619399539.23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12.3481380463066" calcext:value-type="float">
            <text:p>12.34813804630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99547.092" calcext:value-type="float">
            <text:p>1619399547.092</text:p>
          </table:table-cell>
          <table:table-cell table:style-name="ce1" office:value-type="float" office:value="5.06299996376037" calcext:value-type="float">
            <text:p>5.06299996376037</text:p>
          </table:table-cell>
          <table:table-cell table:style-name="ce1" office:value-type="float" office:value="12.2457042156388" calcext:value-type="float">
            <text:p>12.24570421563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9554.985" calcext:value-type="float">
            <text:p>1619399554.985</text:p>
          </table:table-cell>
          <table:table-cell table:style-name="ce1" office:value-type="float" office:value="5.05400013923645" calcext:value-type="float">
            <text:p>5.05400013923645</text:p>
          </table:table-cell>
          <table:table-cell table:style-name="ce1" office:value-type="float" office:value="11.6739213246071" calcext:value-type="float">
            <text:p>11.67392132460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99562.779" calcext:value-type="float">
            <text:p>1619399562.77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.4" calcext:value-type="float">
            <text:p>12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399570.611" calcext:value-type="float">
            <text:p>1619399570.611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11.2603713140909" calcext:value-type="float">
            <text:p>11.26037131409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9578.405" calcext:value-type="float">
            <text:p>1619399578.405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11.6646893982924" calcext:value-type="float">
            <text:p>11.66468939829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399586.3" calcext:value-type="float">
            <text:p>1619399586.3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10.9802354379869" calcext:value-type="float">
            <text:p>10.98023543798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v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9594.16" calcext:value-type="float">
            <text:p>1619399594.16</text:p>
          </table:table-cell>
          <table:table-cell table:style-name="ce1" office:value-type="float" office:value="5.04199981689453" calcext:value-type="float">
            <text:p>5.04199981689453</text:p>
          </table:table-cell>
          <table:table-cell table:style-name="ce1" office:value-type="float" office:value="11.5033720956625" calcext:value-type="float">
            <text:p>11.50337209566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399602.486" calcext:value-type="float">
            <text:p>1619399602.486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14.5912451916577" calcext:value-type="float">
            <text:p>14.59124519165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399611.1" calcext:value-type="float">
            <text:p>1619399611.1</text:p>
          </table:table-cell>
          <table:table-cell table:style-name="ce1" office:value-type="float" office:value="5.02900004386901" calcext:value-type="float">
            <text:p>5.02900004386901</text:p>
          </table:table-cell>
          <table:table-cell table:style-name="ce1" office:value-type="float" office:value="13.5215747478269" calcext:value-type="float">
            <text:p>13.52157474782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399619.245" calcext:value-type="float">
            <text:p>1619399619.245</text:p>
          </table:table-cell>
          <table:table-cell table:style-name="ce1" office:value-type="float" office:value="5.05600023269653" calcext:value-type="float">
            <text:p>5.05600023269653</text:p>
          </table:table-cell>
          <table:table-cell table:style-name="ce1" office:value-type="float" office:value="4.94462002559415" calcext:value-type="float">
            <text:p>4.944620025594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99627.867" calcext:value-type="float">
            <text:p>1619399627.867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9.27753654590682" calcext:value-type="float">
            <text:p>9.277536545906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19399636.609" calcext:value-type="float">
            <text:p>1619399636.609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14.151883708759" calcext:value-type="float">
            <text:p>14.1518837087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399645.285" calcext:value-type="float">
            <text:p>1619399645.285</text:p>
          </table:table-cell>
          <table:table-cell table:style-name="ce1" office:value-type="float" office:value="5.0349998474121" calcext:value-type="float">
            <text:p>5.0349998474121</text:p>
          </table:table-cell>
          <table:table-cell table:style-name="ce1" office:value-type="float" office:value="13.7040719148114" calcext:value-type="float">
            <text:p>13.70407191481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399653.339" calcext:value-type="float">
            <text:p>1619399653.339</text:p>
          </table:table-cell>
          <table:table-cell table:style-name="ce1" office:value-type="float" office:value="5.11700010299682" calcext:value-type="float">
            <text:p>5.11700010299682</text:p>
          </table:table-cell>
          <table:table-cell table:style-name="ce1" office:value-type="float" office:value="5.27652911012981" calcext:value-type="float">
            <text:p>5.276529110129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99662.04" calcext:value-type="float">
            <text:p>1619399662.04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9.35137281853642" calcext:value-type="float">
            <text:p>9.351372818536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399670.791" calcext:value-type="float">
            <text:p>1619399670.791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12.5198726526407" calcext:value-type="float">
            <text:p>12.51987265264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399679.502" calcext:value-type="float">
            <text:p>1619399679.502</text:p>
          </table:table-cell>
          <table:table-cell table:style-name="ce1" office:value-type="float" office:value="5.02999997138977" calcext:value-type="float">
            <text:p>5.02999997138977</text:p>
          </table:table-cell>
          <table:table-cell table:style-name="ce1" office:value-type="float" office:value="12.5248509658725" calcext:value-type="float">
            <text:p>12.52485096587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399688.223" calcext:value-type="float">
            <text:p>1619399688.223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11.5010906598114" calcext:value-type="float">
            <text:p>11.50109065981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99696.998" calcext:value-type="float">
            <text:p>1619399696.998</text:p>
          </table:table-cell>
          <table:table-cell table:style-name="ce1" office:value-type="float" office:value="5.01400017738342" calcext:value-type="float">
            <text:p>5.01400017738342</text:p>
          </table:table-cell>
          <table:table-cell table:style-name="ce1" office:value-type="float" office:value="8.57598693234186" calcext:value-type="float">
            <text:p>8.575986932341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399705.711" calcext:value-type="float">
            <text:p>1619399705.711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12.5523011216646" calcext:value-type="float">
            <text:p>12.55230112166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399714.461" calcext:value-type="float">
            <text:p>1619399714.461</text:p>
          </table:table-cell>
          <table:table-cell table:style-name="ce1" office:value-type="float" office:value="5.05200004577636" calcext:value-type="float">
            <text:p>5.05200004577636</text:p>
          </table:table-cell>
          <table:table-cell table:style-name="ce1" office:value-type="float" office:value="12.4703086756046" calcext:value-type="float">
            <text:p>12.47030867560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9723.252" calcext:value-type="float">
            <text:p>1619399723.252</text:p>
          </table:table-cell>
          <table:table-cell table:style-name="ce1" office:value-type="float" office:value="5.06399989128112" calcext:value-type="float">
            <text:p>5.06399989128112</text:p>
          </table:table-cell>
          <table:table-cell table:style-name="ce1" office:value-type="float" office:value="11.6508691284892" calcext:value-type="float">
            <text:p>11.65086912848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99732.078" calcext:value-type="float">
            <text:p>1619399732.078</text:p>
          </table:table-cell>
          <table:table-cell table:style-name="ce1" office:value-type="float" office:value="5.0809998512268" calcext:value-type="float">
            <text:p>5.0809998512268</text:p>
          </table:table-cell>
          <table:table-cell table:style-name="ce1" office:value-type="float" office:value="8.46290125153569" calcext:value-type="float">
            <text:p>8.462901251535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399740.861" calcext:value-type="float">
            <text:p>1619399740.861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15.2596115619875" calcext:value-type="float">
            <text:p>15.25961156198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399749.633" calcext:value-type="float">
            <text:p>1619399749.633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15.3417013709234" calcext:value-type="float">
            <text:p>15.34170137092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99758.337" calcext:value-type="float">
            <text:p>1619399758.337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9.72994437452169" calcext:value-type="float">
            <text:p>9.729944374521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99767.127" calcext:value-type="float">
            <text:p>1619399767.127</text:p>
          </table:table-cell>
          <table:table-cell table:style-name="ce1" office:value-type="float" office:value="5.08799982070922" calcext:value-type="float">
            <text:p>5.08799982070922</text:p>
          </table:table-cell>
          <table:table-cell table:style-name="ce1" office:value-type="float" office:value="9.43396259658459" calcext:value-type="float">
            <text:p>9.433962596584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399775.931" calcext:value-type="float">
            <text:p>1619399775.931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15.0913422951764" calcext:value-type="float">
            <text:p>15.09134229517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399784.676" calcext:value-type="float">
            <text:p>1619399784.676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14.7498506260305" calcext:value-type="float">
            <text:p>14.74985062603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399793.375" calcext:value-type="float">
            <text:p>1619399793.375</text:p>
          </table:table-cell>
          <table:table-cell table:style-name="ce1" office:value-type="float" office:value="5.07699990272522" calcext:value-type="float">
            <text:p>5.07699990272522</text:p>
          </table:table-cell>
          <table:table-cell table:style-name="ce1" office:value-type="float" office:value="9.65136910357195" calcext:value-type="float">
            <text:p>9.651369103571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399802.18" calcext:value-type="float">
            <text:p>1619399802.18</text:p>
          </table:table-cell>
          <table:table-cell table:style-name="ce1" office:value-type="float" office:value="5.04699993133544" calcext:value-type="float">
            <text:p>5.04699993133544</text:p>
          </table:table-cell>
          <table:table-cell table:style-name="ce1" office:value-type="float" office:value="9.31246297591362" calcext:value-type="float">
            <text:p>9.312462975913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99810.999" calcext:value-type="float">
            <text:p>1619399810.999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12.3925644093531" calcext:value-type="float">
            <text:p>12.39256440935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399819.748" calcext:value-type="float">
            <text:p>1619399819.748</text:p>
          </table:table-cell>
          <table:table-cell table:style-name="ce1" office:value-type="float" office:value="5.04800009727478" calcext:value-type="float">
            <text:p>5.04800009727478</text:p>
          </table:table-cell>
          <table:table-cell table:style-name="ce1" office:value-type="float" office:value="12.0839934279976" calcext:value-type="float">
            <text:p>12.08399342799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99828.547" calcext:value-type="float">
            <text:p>1619399828.547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8.54021832512158" calcext:value-type="float">
            <text:p>8.540218325121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99837.376" calcext:value-type="float">
            <text:p>1619399837.376</text:p>
          </table:table-cell>
          <table:table-cell table:style-name="ce1" office:value-type="float" office:value="5.06200003623962" calcext:value-type="float">
            <text:p>5.06200003623962</text:p>
          </table:table-cell>
          <table:table-cell table:style-name="ce1" office:value-type="float" office:value="8.49466607905106" calcext:value-type="float">
            <text:p>8.494666079051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99846.188" calcext:value-type="float">
            <text:p>1619399846.188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12.395041751611" calcext:value-type="float">
            <text:p>12.3950417516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99854.928" calcext:value-type="float">
            <text:p>1619399854.928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12.2699387151479" calcext:value-type="float">
            <text:p>12.26993871514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19399863.709" calcext:value-type="float">
            <text:p>1619399863.709</text:p>
          </table:table-cell>
          <table:table-cell table:style-name="ce1" office:value-type="float" office:value="5.01899981498718" calcext:value-type="float">
            <text:p>5.01899981498718</text:p>
          </table:table-cell>
          <table:table-cell table:style-name="ce1" office:value-type="float" office:value="8.36820114529278" calcext:value-type="float">
            <text:p>8.368201145292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399872.515" calcext:value-type="float">
            <text:p>1619399872.515</text:p>
          </table:table-cell>
          <table:table-cell table:style-name="ce1" office:value-type="float" office:value="5.09299993515014" calcext:value-type="float">
            <text:p>5.09299993515014</text:p>
          </table:table-cell>
          <table:table-cell table:style-name="ce1" office:value-type="float" office:value="8.63930896529705" calcext:value-type="float">
            <text:p>8.639308965297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399881.347" calcext:value-type="float">
            <text:p>1619399881.347</text:p>
          </table:table-cell>
          <table:table-cell table:style-name="ce1" office:value-type="float" office:value="5.02100014686584" calcext:value-type="float">
            <text:p>5.02100014686584</text:p>
          </table:table-cell>
          <table:table-cell table:style-name="ce1" office:value-type="float" office:value="13.7422820118956" calcext:value-type="float">
            <text:p>13.74228201189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399890.072" calcext:value-type="float">
            <text:p>1619399890.072</text:p>
          </table:table-cell>
          <table:table-cell table:style-name="ce1" office:value-type="float" office:value="5.0550000667572" calcext:value-type="float">
            <text:p>5.0550000667572</text:p>
          </table:table-cell>
          <table:table-cell table:style-name="ce1" office:value-type="float" office:value="13.6498514517851" calcext:value-type="float">
            <text:p>13.64985145178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399898.193" calcext:value-type="float">
            <text:p>1619399898.193</text:p>
          </table:table-cell>
          <table:table-cell table:style-name="ce1" office:value-type="float" office:value="5.12800002098083" calcext:value-type="float">
            <text:p>5.12800002098083</text:p>
          </table:table-cell>
          <table:table-cell table:style-name="ce1" office:value-type="float" office:value="5.26521058688211" calcext:value-type="float">
            <text:p>5.265210586882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99906.962" calcext:value-type="float">
            <text:p>1619399906.962</text:p>
          </table:table-cell>
          <table:table-cell table:style-name="ce1" office:value-type="float" office:value="5.08000016212463" calcext:value-type="float">
            <text:p>5.08000016212463</text:p>
          </table:table-cell>
          <table:table-cell table:style-name="ce1" office:value-type="float" office:value="9.44881859608538" calcext:value-type="float">
            <text:p>9.448818596085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399915.778" calcext:value-type="float">
            <text:p>1619399915.778</text:p>
          </table:table-cell>
          <table:table-cell table:style-name="ce1" office:value-type="float" office:value="5.05899977684021" calcext:value-type="float">
            <text:p>5.05899977684021</text:p>
          </table:table-cell>
          <table:table-cell table:style-name="ce1" office:value-type="float" office:value="13.639059704228" calcext:value-type="float">
            <text:p>13.6390597042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399924.543" calcext:value-type="float">
            <text:p>1619399924.543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13.3042096549582" calcext:value-type="float">
            <text:p>13.30420965495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399932.624" calcext:value-type="float">
            <text:p>1619399932.624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5.32964865403158" calcext:value-type="float">
            <text:p>5.329648654031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399941.327" calcext:value-type="float">
            <text:p>1619399941.327</text:p>
          </table:table-cell>
          <table:table-cell table:style-name="ce1" office:value-type="float" office:value="5.07700014114379" calcext:value-type="float">
            <text:p>5.07700014114379</text:p>
          </table:table-cell>
          <table:table-cell table:style-name="ce1" office:value-type="float" office:value="9.45440194318885" calcext:value-type="float">
            <text:p>9.454401943188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399950.119" calcext:value-type="float">
            <text:p>1619399950.119</text:p>
          </table:table-cell>
          <table:table-cell table:style-name="ce1" office:value-type="float" office:value="5.04800009727478" calcext:value-type="float">
            <text:p>5.04800009727478</text:p>
          </table:table-cell>
          <table:table-cell table:style-name="ce1" office:value-type="float" office:value="12.6782881867516" calcext:value-type="float">
            <text:p>12.67828818675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399958.928" calcext:value-type="float">
            <text:p>1619399958.928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12.3358535053033" calcext:value-type="float">
            <text:p>12.33585350530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399967.674" calcext:value-type="float">
            <text:p>1619399967.674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11.7506474956789" calcext:value-type="float">
            <text:p>11.75064749567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399976.467" calcext:value-type="float">
            <text:p>1619399976.467</text:p>
          </table:table-cell>
          <table:table-cell table:style-name="ce1" office:value-type="float" office:value="5.01200008392334" calcext:value-type="float">
            <text:p>5.01200008392334</text:p>
          </table:table-cell>
          <table:table-cell table:style-name="ce1" office:value-type="float" office:value="8.57940927374048" calcext:value-type="float">
            <text:p>8.579409273740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399985.221" calcext:value-type="float">
            <text:p>1619399985.221</text:p>
          </table:table-cell>
          <table:table-cell table:style-name="ce1" office:value-type="float" office:value="5.04400014877319" calcext:value-type="float">
            <text:p>5.04400014877319</text:p>
          </table:table-cell>
          <table:table-cell table:style-name="ce1" office:value-type="float" office:value="12.6883422110061" calcext:value-type="float">
            <text:p>12.68834221100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399994.047" calcext:value-type="float">
            <text:p>1619399994.047</text:p>
          </table:table-cell>
          <table:table-cell table:style-name="ce1" office:value-type="float" office:value="5.05100011825561" calcext:value-type="float">
            <text:p>5.05100011825561</text:p>
          </table:table-cell>
          <table:table-cell table:style-name="ce1" office:value-type="float" office:value="12.4727773757719" calcext:value-type="float">
            <text:p>12.47277737577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400002.835" calcext:value-type="float">
            <text:p>1619400002.835</text:p>
          </table:table-cell>
          <table:table-cell table:style-name="ce1" office:value-type="float" office:value="5.03399991989135" calcext:value-type="float">
            <text:p>5.03399991989135</text:p>
          </table:table-cell>
          <table:table-cell table:style-name="ce1" office:value-type="float" office:value="11.9189513219727" calcext:value-type="float">
            <text:p>11.91895132197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400011.659" calcext:value-type="float">
            <text:p>1619400011.659</text:p>
          </table:table-cell>
          <table:table-cell table:style-name="ce1" office:value-type="float" office:value="5.08100008964538" calcext:value-type="float">
            <text:p>5.08100008964538</text:p>
          </table:table-cell>
          <table:table-cell table:style-name="ce1" office:value-type="float" office:value="8.65971250220364" calcext:value-type="float">
            <text:p>8.659712502203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400020.472" calcext:value-type="float">
            <text:p>1619400020.472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14.8927720018189" calcext:value-type="float">
            <text:p>14.89277200181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400029.316" calcext:value-type="float">
            <text:p>1619400029.316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15.175719161951" calcext:value-type="float">
            <text:p>15.1757191619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400038.024" calcext:value-type="float">
            <text:p>1619400038.024</text:p>
          </table:table-cell>
          <table:table-cell table:style-name="ce1" office:value-type="float" office:value="5.02400016784668" calcext:value-type="float">
            <text:p>5.02400016784668</text:p>
          </table:table-cell>
          <table:table-cell table:style-name="ce1" office:value-type="float" office:value="9.55413980819453" calcext:value-type="float">
            <text:p>9.554139808194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400046.805" calcext:value-type="float">
            <text:p>1619400046.805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9.50683298955694" calcext:value-type="float">
            <text:p>9.506832989556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400055.641" calcext:value-type="float">
            <text:p>1619400055.641</text:p>
          </table:table-cell>
          <table:table-cell table:style-name="ce1" office:value-type="float" office:value="5.04099988937377" calcext:value-type="float">
            <text:p>5.04099988937377</text:p>
          </table:table-cell>
          <table:table-cell table:style-name="ce1" office:value-type="float" office:value="15.274747409202" calcext:value-type="float">
            <text:p>15.2747474092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400064.416" calcext:value-type="float">
            <text:p>1619400064.416</text:p>
          </table:table-cell>
          <table:table-cell table:style-name="ce1" office:value-type="float" office:value="5.06000018119812" calcext:value-type="float">
            <text:p>5.06000018119812</text:p>
          </table:table-cell>
          <table:table-cell table:style-name="ce1" office:value-type="float" office:value="15.6126476622564" calcext:value-type="float">
            <text:p>15.61264766225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400073.177" calcext:value-type="float">
            <text:p>1619400073.177</text:p>
          </table:table-cell>
          <table:table-cell table:style-name="ce1" office:value-type="float" office:value="5.05900001525878" calcext:value-type="float">
            <text:p>5.05900001525878</text:p>
          </table:table-cell>
          <table:table-cell table:style-name="ce1" office:value-type="float" office:value="9.68570860885705" calcext:value-type="float">
            <text:p>9.685708608857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400082.003" calcext:value-type="float">
            <text:p>1619400082.003</text:p>
          </table:table-cell>
          <table:table-cell table:style-name="ce1" office:value-type="float" office:value="5.03799986839294" calcext:value-type="float">
            <text:p>5.03799986839294</text:p>
          </table:table-cell>
          <table:table-cell table:style-name="ce1" office:value-type="float" office:value="9.32909909245241" calcext:value-type="float">
            <text:p>9.329099092452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400090.812" calcext:value-type="float">
            <text:p>1619400090.812</text:p>
          </table:table-cell>
          <table:table-cell table:style-name="ce1" office:value-type="float" office:value="5.04900002479553" calcext:value-type="float">
            <text:p>5.04900002479553</text:p>
          </table:table-cell>
          <table:table-cell table:style-name="ce1" office:value-type="float" office:value="12.0816002575619" calcext:value-type="float">
            <text:p>12.08160025756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400099.668" calcext:value-type="float">
            <text:p>1619400099.668</text:p>
          </table:table-cell>
          <table:table-cell table:style-name="ce1" office:value-type="float" office:value="5.05200004577636" calcext:value-type="float">
            <text:p>5.05200004577636</text:p>
          </table:table-cell>
          <table:table-cell table:style-name="ce1" office:value-type="float" office:value="12.074425860506" calcext:value-type="float">
            <text:p>12.0744258605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400108.473" calcext:value-type="float">
            <text:p>1619400108.473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8.58112167307707" calcext:value-type="float">
            <text:p>8.581121673077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400117.264" calcext:value-type="float">
            <text:p>1619400117.264</text:p>
          </table:table-cell>
          <table:table-cell table:style-name="ce1" office:value-type="float" office:value="5.05200004577636" calcext:value-type="float">
            <text:p>5.05200004577636</text:p>
          </table:table-cell>
          <table:table-cell table:style-name="ce1" office:value-type="float" office:value="8.70942193216831" calcext:value-type="float">
            <text:p>8.709421932168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400126.098" calcext:value-type="float">
            <text:p>1619400126.098</text:p>
          </table:table-cell>
          <table:table-cell table:style-name="ce1" office:value-type="float" office:value="5.04699993133544" calcext:value-type="float">
            <text:p>5.04699993133544</text:p>
          </table:table-cell>
          <table:table-cell table:style-name="ce1" office:value-type="float" office:value="12.0863881176751" calcext:value-type="float">
            <text:p>12.08638811767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400134.965" calcext:value-type="float">
            <text:p>1619400134.96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400143.709" calcext:value-type="float">
            <text:p>1619400143.709</text:p>
          </table:table-cell>
          <table:table-cell table:style-name="ce1" office:value-type="float" office:value="5.1049997806549" calcext:value-type="float">
            <text:p>5.1049997806549</text:p>
          </table:table-cell>
          <table:table-cell table:style-name="ce1" office:value-type="float" office:value="8.61900134976212" calcext:value-type="float">
            <text:p>8.619001349762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400152.597" calcext:value-type="float">
            <text:p>1619400152.597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8.72150631012921" calcext:value-type="float">
            <text:p>8.721506310129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400161.346" calcext:value-type="float">
            <text:p>1619400161.346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13.4760206001968" calcext:value-type="float">
            <text:p>13.47602060019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400170.08" calcext:value-type="float">
            <text:p>1619400170.08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13.5647316666195" calcext:value-type="float">
            <text:p>13.56473166661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400178.138" calcext:value-type="float">
            <text:p>1619400178.138</text:p>
          </table:table-cell>
          <table:table-cell table:style-name="ce1" office:value-type="float" office:value="5.2039999961853" calcext:value-type="float">
            <text:p>5.2039999961853</text:p>
          </table:table-cell>
          <table:table-cell table:style-name="ce1" office:value-type="float" office:value="4.99615680612198" calcext:value-type="float">
            <text:p>4.996156806121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400186.962" calcext:value-type="float">
            <text:p>1619400186.962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9.33465723908638" calcext:value-type="float">
            <text:p>9.334657239086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400195.723" calcext:value-type="float">
            <text:p>1619400195.723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12.5648186611279" calcext:value-type="float">
            <text:p>12.56481866112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400204.476" calcext:value-type="float">
            <text:p>1619400204.476</text:p>
          </table:table-cell>
          <table:table-cell table:style-name="ce1" office:value-type="float" office:value="5.05200004577636" calcext:value-type="float">
            <text:p>5.05200004577636</text:p>
          </table:table-cell>
          <table:table-cell table:style-name="ce1" office:value-type="float" office:value="12.4703086756046" calcext:value-type="float">
            <text:p>12.47030867560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400213.24" calcext:value-type="float">
            <text:p>1619400213.24</text:p>
          </table:table-cell>
          <table:table-cell table:style-name="ce1" office:value-type="float" office:value="5.06299996376037" calcext:value-type="float">
            <text:p>5.06299996376037</text:p>
          </table:table-cell>
          <table:table-cell table:style-name="ce1" office:value-type="float" office:value="11.6531701406886" calcext:value-type="float">
            <text:p>11.65317014068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400222.065" calcext:value-type="float">
            <text:p>1619400222.065</text:p>
          </table:table-cell>
          <table:table-cell table:style-name="ce1" office:value-type="float" office:value="5.04200005531311" calcext:value-type="float">
            <text:p>5.04200005531311</text:p>
          </table:table-cell>
          <table:table-cell table:style-name="ce1" office:value-type="float" office:value="8.52836166764573" calcext:value-type="float">
            <text:p>8.528361667645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400230.84" calcext:value-type="float">
            <text:p>1619400230.84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15.3203341920703" calcext:value-type="float">
            <text:p>15.32033419207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400239.598" calcext:value-type="float">
            <text:p>1619400239.598</text:p>
          </table:table-cell>
          <table:table-cell table:style-name="ce1" office:value-type="float" office:value="5.03799986839294" calcext:value-type="float">
            <text:p>5.03799986839294</text:p>
          </table:table-cell>
          <table:table-cell table:style-name="ce1" office:value-type="float" office:value="15.0853517239656" calcext:value-type="float">
            <text:p>15.08535172396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400248.292" calcext:value-type="float">
            <text:p>1619400248.292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9.68953940236" calcext:value-type="float">
            <text:p>9.689539402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400257.094" calcext:value-type="float">
            <text:p>1619400257.094</text:p>
          </table:table-cell>
          <table:table-cell table:style-name="ce1" office:value-type="float" office:value="5.02499985694885" calcext:value-type="float">
            <text:p>5.02499985694885</text:p>
          </table:table-cell>
          <table:table-cell table:style-name="ce1" office:value-type="float" office:value="9.35323409711261" calcext:value-type="float">
            <text:p>9.353234097112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400265.875" calcext:value-type="float">
            <text:p>1619400265.875</text:p>
          </table:table-cell>
          <table:table-cell table:style-name="ce1" office:value-type="float" office:value="5.06999993324279" calcext:value-type="float">
            <text:p>5.06999993324279</text:p>
          </table:table-cell>
          <table:table-cell table:style-name="ce1" office:value-type="float" office:value="12.2287970051992" calcext:value-type="float">
            <text:p>12.22879700519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400274.726" calcext:value-type="float">
            <text:p>1619400274.726</text:p>
          </table:table-cell>
          <table:table-cell table:style-name="ce1" office:value-type="float" office:value="5.06499981880188" calcext:value-type="float">
            <text:p>5.06499981880188</text:p>
          </table:table-cell>
          <table:table-cell table:style-name="ce1" office:value-type="float" office:value="12.0434357714211" calcext:value-type="float">
            <text:p>12.04343577142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400283.483" calcext:value-type="float">
            <text:p>1619400283.483</text:p>
          </table:table-cell>
          <table:table-cell table:style-name="ce1" office:value-type="float" office:value="5.12899994850158" calcext:value-type="float">
            <text:p>5.12899994850158</text:p>
          </table:table-cell>
          <table:table-cell table:style-name="ce1" office:value-type="float" office:value="8.57867039223784" calcext:value-type="float">
            <text:p>8.578670392237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400292.354" calcext:value-type="float">
            <text:p>1619400292.354</text:p>
          </table:table-cell>
          <table:table-cell table:style-name="ce1" office:value-type="float" office:value="5.08999991416931" calcext:value-type="float">
            <text:p>5.08999991416931</text:p>
          </table:table-cell>
          <table:table-cell table:style-name="ce1" office:value-type="float" office:value="8.64440093162178" calcext:value-type="float">
            <text:p>8.644400931621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400301.181" calcext:value-type="float">
            <text:p>1619400301.181</text:p>
          </table:table-cell>
          <table:table-cell table:style-name="ce1" office:value-type="float" office:value="5.03699994087219" calcext:value-type="float">
            <text:p>5.03699994087219</text:p>
          </table:table-cell>
          <table:table-cell table:style-name="ce1" office:value-type="float" office:value="13.5000994239093" calcext:value-type="float">
            <text:p>13.50009942390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400309.977" calcext:value-type="float">
            <text:p>1619400309.977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13.2489620399616" calcext:value-type="float">
            <text:p>13.24896203996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400318.066" calcext:value-type="float">
            <text:p>1619400318.066</text:p>
          </table:table-cell>
          <table:table-cell table:style-name="ce1" office:value-type="float" office:value="5.09800004959106" calcext:value-type="float">
            <text:p>5.09800004959106</text:p>
          </table:table-cell>
          <table:table-cell table:style-name="ce1" office:value-type="float" office:value="5.49234988772626" calcext:value-type="float">
            <text:p>5.492349887726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400326.813" calcext:value-type="float">
            <text:p>1619400326.813</text:p>
          </table:table-cell>
          <table:table-cell table:style-name="ce1" office:value-type="float" office:value="5.0550000667572" calcext:value-type="float">
            <text:p>5.0550000667572</text:p>
          </table:table-cell>
          <table:table-cell table:style-name="ce1" office:value-type="float" office:value="8.7042530996891" calcext:value-type="float">
            <text:p>8.70425309968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400335.602" calcext:value-type="float">
            <text:p>1619400335.602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12.1780793039491" calcext:value-type="float">
            <text:p>12.17807930394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400344.377" calcext:value-type="float">
            <text:p>1619400344.377</text:p>
          </table:table-cell>
          <table:table-cell table:style-name="ce1" office:value-type="float" office:value="5.04499983787536" calcext:value-type="float">
            <text:p>5.04499983787536</text:p>
          </table:table-cell>
          <table:table-cell table:style-name="ce1" office:value-type="float" office:value="12.2893958359591" calcext:value-type="float">
            <text:p>12.28939583595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400353.151" calcext:value-type="float">
            <text:p>1619400353.151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11.7506474956789" calcext:value-type="float">
            <text:p>11.75064749567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400361.944" calcext:value-type="float">
            <text:p>1619400361.944</text:p>
          </table:table-cell>
          <table:table-cell table:style-name="ce1" office:value-type="float" office:value="5.12299990653991" calcext:value-type="float">
            <text:p>5.12299990653991</text:p>
          </table:table-cell>
          <table:table-cell table:style-name="ce1" office:value-type="float" office:value="8.58871770499751" calcext:value-type="float">
            <text:p>8.588717704997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400370.79" calcext:value-type="float">
            <text:p>1619400370.79</text:p>
          </table:table-cell>
          <table:table-cell table:style-name="ce1" office:value-type="float" office:value="5.0090000629425" calcext:value-type="float">
            <text:p>5.0090000629425</text:p>
          </table:table-cell>
          <table:table-cell table:style-name="ce1" office:value-type="float" office:value="15.1726889688546" calcext:value-type="float">
            <text:p>15.17268896885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400379.525" calcext:value-type="float">
            <text:p>1619400379.525</text:p>
          </table:table-cell>
          <table:table-cell table:style-name="ce1" office:value-type="float" office:value="5.05999994277954" calcext:value-type="float">
            <text:p>5.05999994277954</text:p>
          </table:table-cell>
          <table:table-cell table:style-name="ce1" office:value-type="float" office:value="15.217391476432" calcext:value-type="float">
            <text:p>15.2173914764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400388.265" calcext:value-type="float">
            <text:p>1619400388.265</text:p>
          </table:table-cell>
          <table:table-cell table:style-name="ce1" office:value-type="float" office:value="5.06299996376037" calcext:value-type="float">
            <text:p>5.06299996376037</text:p>
          </table:table-cell>
          <table:table-cell table:style-name="ce1" office:value-type="float" office:value="9.87556791583781" calcext:value-type="float">
            <text:p>9.875567915837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400397.079" calcext:value-type="float">
            <text:p>1619400397.079</text:p>
          </table:table-cell>
          <table:table-cell table:style-name="ce1" office:value-type="float" office:value="5.0880000591278" calcext:value-type="float">
            <text:p>5.0880000591278</text:p>
          </table:table-cell>
          <table:table-cell table:style-name="ce1" office:value-type="float" office:value="9.43396215451857" calcext:value-type="float">
            <text:p>9.433962154518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400405.928" calcext:value-type="float">
            <text:p>1619400405.928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12.0887831854706" calcext:value-type="float">
            <text:p>12.08878318547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400414.764" calcext:value-type="float">
            <text:p>1619400414.764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11.9952016951074" calcext:value-type="float">
            <text:p>11.99520169510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400423.496" calcext:value-type="float">
            <text:p>1619400423.496</text:p>
          </table:table-cell>
          <table:table-cell table:style-name="ce1" office:value-type="float" office:value="5.06599998474121" calcext:value-type="float">
            <text:p>5.06599998474121</text:p>
          </table:table-cell>
          <table:table-cell table:style-name="ce1" office:value-type="float" office:value="8.68535336212553" calcext:value-type="float">
            <text:p>8.685353362125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400432.368" calcext:value-type="float">
            <text:p>1619400432.368</text:p>
          </table:table-cell>
          <table:table-cell table:style-name="ce1" office:value-type="float" office:value="5.06800007820129" calcext:value-type="float">
            <text:p>5.06800007820129</text:p>
          </table:table-cell>
          <table:table-cell table:style-name="ce1" office:value-type="float" office:value="8.681925675032" calcext:value-type="float">
            <text:p>8.6819256750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441.152" calcext:value-type="float">
            <text:p>1619400441.152</text:p>
          </table:table-cell>
          <table:table-cell table:style-name="ce1" office:value-type="float" office:value="5.48000001907348" calcext:value-type="float">
            <text:p>5.48000001907348</text:p>
          </table:table-cell>
          <table:table-cell table:style-name="ce1" office:value-type="float" office:value="1.09489050713806" calcext:value-type="float">
            <text:p>1.094890507138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450.546" calcext:value-type="float">
            <text:p>1619400450.546</text:p>
          </table:table-cell>
          <table:table-cell table:style-name="ce1" office:value-type="float" office:value="5.29399991035461" calcext:value-type="float">
            <text:p>5.29399991035461</text:p>
          </table:table-cell>
          <table:table-cell table:style-name="ce1" office:value-type="float" office:value="1.1333585382698" calcext:value-type="float">
            <text:p>1.13335853826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0459.152" calcext:value-type="float">
            <text:p>1619400459.152</text:p>
          </table:table-cell>
          <table:table-cell table:style-name="ce1" office:value-type="float" office:value="5.30900001525878" calcext:value-type="float">
            <text:p>5.30900001525878</text:p>
          </table:table-cell>
          <table:table-cell table:style-name="ce1" office:value-type="float" office:value="3.0137502267873" calcext:value-type="float">
            <text:p>3.01375022678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468.022" calcext:value-type="float">
            <text:p>1619400468.022</text:p>
          </table:table-cell>
          <table:table-cell table:style-name="ce1" office:value-type="float" office:value="5.19400000572204" calcext:value-type="float">
            <text:p>5.19400000572204</text:p>
          </table:table-cell>
          <table:table-cell table:style-name="ce1" office:value-type="float" office:value="1.15517905148055" calcext:value-type="float">
            <text:p>1.155179051480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477.15" calcext:value-type="float">
            <text:p>1619400477.15</text:p>
          </table:table-cell>
          <table:table-cell table:style-name="ce1" office:value-type="float" office:value="5.34099984169006" calcext:value-type="float">
            <text:p>5.34099984169006</text:p>
          </table:table-cell>
          <table:table-cell table:style-name="ce1" office:value-type="float" office:value="1.12338516716776" calcext:value-type="float">
            <text:p>1.123385167167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486.445" calcext:value-type="float">
            <text:p>1619400486.445</text:p>
          </table:table-cell>
          <table:table-cell table:style-name="ce1" office:value-type="float" office:value="5.22699999809265" calcext:value-type="float">
            <text:p>5.22699999809265</text:p>
          </table:table-cell>
          <table:table-cell table:style-name="ce1" office:value-type="float" office:value="1.14788597707851" calcext:value-type="float">
            <text:p>1.147885977078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0495.014" calcext:value-type="float">
            <text:p>1619400495.014</text:p>
          </table:table-cell>
          <table:table-cell table:style-name="ce1" office:value-type="float" office:value="5.24699997901916" calcext:value-type="float">
            <text:p>5.24699997901916</text:p>
          </table:table-cell>
          <table:table-cell table:style-name="ce1" office:value-type="float" office:value="3.04936155212086" calcext:value-type="float">
            <text:p>3.049361552120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503.845" calcext:value-type="float">
            <text:p>1619400503.845</text:p>
          </table:table-cell>
          <table:table-cell table:style-name="ce1" office:value-type="float" office:value="5.27499985694885" calcext:value-type="float">
            <text:p>5.27499985694885</text:p>
          </table:table-cell>
          <table:table-cell table:style-name="ce1" office:value-type="float" office:value="1.13744078913975" calcext:value-type="float">
            <text:p>1.137440789139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513.039" calcext:value-type="float">
            <text:p>1619400513.039</text:p>
          </table:table-cell>
          <table:table-cell table:style-name="ce1" office:value-type="float" office:value="5.58200001716613" calcext:value-type="float">
            <text:p>5.58200001716613</text:p>
          </table:table-cell>
          <table:table-cell table:style-name="ce1" office:value-type="float" office:value="1.07488355097606" calcext:value-type="float">
            <text:p>1.074883550976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522.554" calcext:value-type="float">
            <text:p>1619400522.554</text:p>
          </table:table-cell>
          <table:table-cell table:style-name="ce1" office:value-type="float" office:value="5.31700015068054" calcext:value-type="float">
            <text:p>5.31700015068054</text:p>
          </table:table-cell>
          <table:table-cell table:style-name="ce1" office:value-type="float" office:value="1.1284558642023" calcext:value-type="float">
            <text:p>1.12845586420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0531.254" calcext:value-type="float">
            <text:p>1619400531.254</text:p>
          </table:table-cell>
          <table:table-cell table:style-name="ce1" office:value-type="float" office:value="5.14400005340576" calcext:value-type="float">
            <text:p>5.14400005340576</text:p>
          </table:table-cell>
          <table:table-cell table:style-name="ce1" office:value-type="float" office:value="3.11041987439456" calcext:value-type="float">
            <text:p>3.110419874394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540.025" calcext:value-type="float">
            <text:p>1619400540.025</text:p>
          </table:table-cell>
          <table:table-cell table:style-name="ce1" office:value-type="float" office:value="5.375" calcext:value-type="float">
            <text:p>5.375</text:p>
          </table:table-cell>
          <table:table-cell table:style-name="ce1" office:value-type="float" office:value="1.11627906976744" calcext:value-type="float">
            <text:p>1.116279069767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549.38" calcext:value-type="float">
            <text:p>1619400549.38</text:p>
          </table:table-cell>
          <table:table-cell table:style-name="ce1" office:value-type="float" office:value="5.60899996757507" calcext:value-type="float">
            <text:p>5.60899996757507</text:p>
          </table:table-cell>
          <table:table-cell table:style-name="ce1" office:value-type="float" office:value="1.06970940179804" calcext:value-type="float">
            <text:p>1.069709401798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558.94" calcext:value-type="float">
            <text:p>1619400558.94</text:p>
          </table:table-cell>
          <table:table-cell table:style-name="ce1" office:value-type="float" office:value="5.24199986457824" calcext:value-type="float">
            <text:p>5.24199986457824</text:p>
          </table:table-cell>
          <table:table-cell table:style-name="ce1" office:value-type="float" office:value="1.14460132678441" calcext:value-type="float">
            <text:p>1.144601326784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0567.567" calcext:value-type="float">
            <text:p>1619400567.567</text:p>
          </table:table-cell>
          <table:table-cell table:style-name="ce1" office:value-type="float" office:value="5.2110002040863" calcext:value-type="float">
            <text:p>5.2110002040863</text:p>
          </table:table-cell>
          <table:table-cell table:style-name="ce1" office:value-type="float" office:value="3.07042782064243" calcext:value-type="float">
            <text:p>3.070427820642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576.39" calcext:value-type="float">
            <text:p>1619400576.39</text:p>
          </table:table-cell>
          <table:table-cell table:style-name="ce1" office:value-type="float" office:value="5.47199988365173" calcext:value-type="float">
            <text:p>5.47199988365173</text:p>
          </table:table-cell>
          <table:table-cell table:style-name="ce1" office:value-type="float" office:value="1.09649125138429" calcext:value-type="float">
            <text:p>1.096491251384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585.807" calcext:value-type="float">
            <text:p>1619400585.807</text:p>
          </table:table-cell>
          <table:table-cell table:style-name="ce1" office:value-type="float" office:value="5.26100015640258" calcext:value-type="float">
            <text:p>5.26100015640258</text:p>
          </table:table-cell>
          <table:table-cell table:style-name="ce1" office:value-type="float" office:value="1.710701336712" calcext:value-type="float">
            <text:p>1.7107013367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594.994" calcext:value-type="float">
            <text:p>1619400594.994</text:p>
          </table:table-cell>
          <table:table-cell table:style-name="ce1" office:value-type="float" office:value="5.1029999256134" calcext:value-type="float">
            <text:p>5.1029999256134</text:p>
          </table:table-cell>
          <table:table-cell table:style-name="ce1" office:value-type="float" office:value="1.76366845604414" calcext:value-type="float">
            <text:p>1.763668456044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604.061" calcext:value-type="float">
            <text:p>1619400604.061</text:p>
          </table:table-cell>
          <table:table-cell table:style-name="ce1" office:value-type="float" office:value="5.1969997882843" calcext:value-type="float">
            <text:p>5.1969997882843</text:p>
          </table:table-cell>
          <table:table-cell table:style-name="ce1" office:value-type="float" office:value="1.73176839843035" calcext:value-type="float">
            <text:p>1.731768398430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613.192" calcext:value-type="float">
            <text:p>1619400613.192</text:p>
          </table:table-cell>
          <table:table-cell table:style-name="ce1" office:value-type="float" office:value="5.125" calcext:value-type="float">
            <text:p>5.125</text:p>
          </table:table-cell>
          <table:table-cell table:style-name="ce1" office:value-type="float" office:value="1.7560975609756" calcext:value-type="float">
            <text:p>1.75609756097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622.264" calcext:value-type="float">
            <text:p>1619400622.264</text:p>
          </table:table-cell>
          <table:table-cell table:style-name="ce1" office:value-type="float" office:value="5.18200016021728" calcext:value-type="float">
            <text:p>5.18200016021728</text:p>
          </table:table-cell>
          <table:table-cell table:style-name="ce1" office:value-type="float" office:value="1.73678111187526" calcext:value-type="float">
            <text:p>1.736781111875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631.425" calcext:value-type="float">
            <text:p>1619400631.425</text:p>
          </table:table-cell>
          <table:table-cell table:style-name="ce1" office:value-type="float" office:value="5.24300003051757" calcext:value-type="float">
            <text:p>5.24300003051757</text:p>
          </table:table-cell>
          <table:table-cell table:style-name="ce1" office:value-type="float" office:value="1.71657447026784" calcext:value-type="float">
            <text:p>1.716574470267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640.6" calcext:value-type="float">
            <text:p>1619400640.6</text:p>
          </table:table-cell>
          <table:table-cell table:style-name="ce1" office:value-type="float" office:value="5.10500001907348" calcext:value-type="float">
            <text:p>5.10500001907348</text:p>
          </table:table-cell>
          <table:table-cell table:style-name="ce1" office:value-type="float" office:value="1.76297746647872" calcext:value-type="float">
            <text:p>1.762977466478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649.677" calcext:value-type="float">
            <text:p>1619400649.677</text:p>
          </table:table-cell>
          <table:table-cell table:style-name="ce1" office:value-type="float" office:value="5.13100004196167" calcext:value-type="float">
            <text:p>5.13100004196167</text:p>
          </table:table-cell>
          <table:table-cell table:style-name="ce1" office:value-type="float" office:value="1.75404403165024" calcext:value-type="float">
            <text:p>1.754044031650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0658.715" calcext:value-type="float">
            <text:p>1619400658.715</text:p>
          </table:table-cell>
          <table:table-cell table:style-name="ce1" office:value-type="float" office:value="5.43099999427795" calcext:value-type="float">
            <text:p>5.43099999427795</text:p>
          </table:table-cell>
          <table:table-cell table:style-name="ce1" office:value-type="float" office:value="1.47302522710895" calcext:value-type="float">
            <text:p>1.473025227108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668.105" calcext:value-type="float">
            <text:p>1619400668.105</text:p>
          </table:table-cell>
          <table:table-cell table:style-name="ce1" office:value-type="float" office:value="5.24000000953674" calcext:value-type="float">
            <text:p>5.24000000953674</text:p>
          </table:table-cell>
          <table:table-cell table:style-name="ce1" office:value-type="float" office:value="1.71755724878246" calcext:value-type="float">
            <text:p>1.717557248782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677.291" calcext:value-type="float">
            <text:p>1619400677.291</text:p>
          </table:table-cell>
          <table:table-cell table:style-name="ce1" office:value-type="float" office:value="5.28800010681152" calcext:value-type="float">
            <text:p>5.28800010681152</text:p>
          </table:table-cell>
          <table:table-cell table:style-name="ce1" office:value-type="float" office:value="1.70196668271753" calcext:value-type="float">
            <text:p>1.701966682717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686.575" calcext:value-type="float">
            <text:p>1619400686.575</text:p>
          </table:table-cell>
          <table:table-cell table:style-name="ce1" office:value-type="float" office:value="5.29600000381469" calcext:value-type="float">
            <text:p>5.29600000381469</text:p>
          </table:table-cell>
          <table:table-cell table:style-name="ce1" office:value-type="float" office:value="1.69939576916867" calcext:value-type="float">
            <text:p>1.699395769168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0695.922" calcext:value-type="float">
            <text:p>1619400695.922</text:p>
          </table:table-cell>
          <table:table-cell table:style-name="ce1" office:value-type="float" office:value="5.47300004959106" calcext:value-type="float">
            <text:p>5.47300004959106</text:p>
          </table:table-cell>
          <table:table-cell table:style-name="ce1" office:value-type="float" office:value="1.46172116344083" calcext:value-type="float">
            <text:p>1.461721163440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705.421" calcext:value-type="float">
            <text:p>1619400705.421</text:p>
          </table:table-cell>
          <table:table-cell table:style-name="ce1" office:value-type="float" office:value="5.33299994468689" calcext:value-type="float">
            <text:p>5.33299994468689</text:p>
          </table:table-cell>
          <table:table-cell table:style-name="ce1" office:value-type="float" office:value="1.68760549284581" calcext:value-type="float">
            <text:p>1.687605492845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714.762" calcext:value-type="float">
            <text:p>1619400714.762</text:p>
          </table:table-cell>
          <table:table-cell table:style-name="ce1" office:value-type="float" office:value="5.38800001144409" calcext:value-type="float">
            <text:p>5.38800001144409</text:p>
          </table:table-cell>
          <table:table-cell table:style-name="ce1" office:value-type="float" office:value="1.67037861560579" calcext:value-type="float">
            <text:p>1.670378615605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724.167" calcext:value-type="float">
            <text:p>1619400724.167</text:p>
          </table:table-cell>
          <table:table-cell table:style-name="ce1" office:value-type="float" office:value="5.45499992370605" calcext:value-type="float">
            <text:p>5.45499992370605</text:p>
          </table:table-cell>
          <table:table-cell table:style-name="ce1" office:value-type="float" office:value="1.64986253453245" calcext:value-type="float">
            <text:p>1.649862534532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733.641" calcext:value-type="float">
            <text:p>1619400733.641</text:p>
          </table:table-cell>
          <table:table-cell table:style-name="ce1" office:value-type="float" office:value="5.63800001144409" calcext:value-type="float">
            <text:p>5.63800001144409</text:p>
          </table:table-cell>
          <table:table-cell table:style-name="ce1" office:value-type="float" office:value="1.06420716350143" calcext:value-type="float">
            <text:p>1.064207163501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743.294" calcext:value-type="float">
            <text:p>1619400743.294</text:p>
          </table:table-cell>
          <table:table-cell table:style-name="ce1" office:value-type="float" office:value="5.32500004768371" calcext:value-type="float">
            <text:p>5.32500004768371</text:p>
          </table:table-cell>
          <table:table-cell table:style-name="ce1" office:value-type="float" office:value="1.12676055329049" calcext:value-type="float">
            <text:p>1.1267605532904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0751.989" calcext:value-type="float">
            <text:p>1619400751.989</text:p>
          </table:table-cell>
          <table:table-cell table:style-name="ce1" office:value-type="float" office:value="5.2279999256134" calcext:value-type="float">
            <text:p>5.2279999256134</text:p>
          </table:table-cell>
          <table:table-cell table:style-name="ce1" office:value-type="float" office:value="3.06044380789135" calcext:value-type="float">
            <text:p>3.060443807891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760.827" calcext:value-type="float">
            <text:p>1619400760.827</text:p>
          </table:table-cell>
          <table:table-cell table:style-name="ce1" office:value-type="float" office:value="5.45300006866455" calcext:value-type="float">
            <text:p>5.45300006866455</text:p>
          </table:table-cell>
          <table:table-cell table:style-name="ce1" office:value-type="float" office:value="1.10031174114204" calcext:value-type="float">
            <text:p>1.100311741142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770.236" calcext:value-type="float">
            <text:p>1619400770.236</text:p>
          </table:table-cell>
          <table:table-cell table:style-name="ce1" office:value-type="float" office:value="5.4779999256134" calcext:value-type="float">
            <text:p>5.4779999256134</text:p>
          </table:table-cell>
          <table:table-cell table:style-name="ce1" office:value-type="float" office:value="1.09529026678987" calcext:value-type="float">
            <text:p>1.095290266789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779.713" calcext:value-type="float">
            <text:p>1619400779.713</text:p>
          </table:table-cell>
          <table:table-cell table:style-name="ce1" office:value-type="float" office:value="5.24699997901916" calcext:value-type="float">
            <text:p>5.24699997901916</text:p>
          </table:table-cell>
          <table:table-cell table:style-name="ce1" office:value-type="float" office:value="1.14351058204532" calcext:value-type="float">
            <text:p>1.143510582045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0788.313" calcext:value-type="float">
            <text:p>1619400788.313</text:p>
          </table:table-cell>
          <table:table-cell table:style-name="ce1" office:value-type="float" office:value="5.2590000629425" calcext:value-type="float">
            <text:p>5.2590000629425</text:p>
          </table:table-cell>
          <table:table-cell table:style-name="ce1" office:value-type="float" office:value="3.04240346235092" calcext:value-type="float">
            <text:p>3.042403462350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797.188" calcext:value-type="float">
            <text:p>1619400797.188</text:p>
          </table:table-cell>
          <table:table-cell table:style-name="ce1" office:value-type="float" office:value="5.41199994087219" calcext:value-type="float">
            <text:p>5.41199994087219</text:p>
          </table:table-cell>
          <table:table-cell table:style-name="ce1" office:value-type="float" office:value="1.10864746222318" calcext:value-type="float">
            <text:p>1.108647462223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806.538" calcext:value-type="float">
            <text:p>1619400806.538</text:p>
          </table:table-cell>
          <table:table-cell table:style-name="ce1" office:value-type="float" office:value="5.57399988174438" calcext:value-type="float">
            <text:p>5.57399988174438</text:p>
          </table:table-cell>
          <table:table-cell table:style-name="ce1" office:value-type="float" office:value="1.07642628763786" calcext:value-type="float">
            <text:p>1.076426287637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816.142" calcext:value-type="float">
            <text:p>1619400816.142</text:p>
          </table:table-cell>
          <table:table-cell table:style-name="ce1" office:value-type="float" office:value="5.37800002098083" calcext:value-type="float">
            <text:p>5.37800002098083</text:p>
          </table:table-cell>
          <table:table-cell table:style-name="ce1" office:value-type="float" office:value="1.11565637348319" calcext:value-type="float">
            <text:p>1.115656373483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0824.884" calcext:value-type="float">
            <text:p>1619400824.884</text:p>
          </table:table-cell>
          <table:table-cell table:style-name="ce1" office:value-type="float" office:value="5.23300004005432" calcext:value-type="float">
            <text:p>5.23300004005432</text:p>
          </table:table-cell>
          <table:table-cell table:style-name="ce1" office:value-type="float" office:value="3.05751956383205" calcext:value-type="float">
            <text:p>3.057519563832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833.73" calcext:value-type="float">
            <text:p>1619400833.73</text:p>
          </table:table-cell>
          <table:table-cell table:style-name="ce1" office:value-type="float" office:value="5.54399991035461" calcext:value-type="float">
            <text:p>5.54399991035461</text:p>
          </table:table-cell>
          <table:table-cell table:style-name="ce1" office:value-type="float" office:value="1.08225109975086" calcext:value-type="float">
            <text:p>1.082251099750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843.288" calcext:value-type="float">
            <text:p>1619400843.288</text:p>
          </table:table-cell>
          <table:table-cell table:style-name="ce1" office:value-type="float" office:value="5.63399982452392" calcext:value-type="float">
            <text:p>5.63399982452392</text:p>
          </table:table-cell>
          <table:table-cell table:style-name="ce1" office:value-type="float" office:value="1.06496275947381" calcext:value-type="float">
            <text:p>1.064962759473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852.93" calcext:value-type="float">
            <text:p>1619400852.93</text:p>
          </table:table-cell>
          <table:table-cell table:style-name="ce1" office:value-type="float" office:value="5.43999981880188" calcext:value-type="float">
            <text:p>5.43999981880188</text:p>
          </table:table-cell>
          <table:table-cell table:style-name="ce1" office:value-type="float" office:value="1.10294121320788" calcext:value-type="float">
            <text:p>1.102941213207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0861.752" calcext:value-type="float">
            <text:p>1619400861.752</text:p>
          </table:table-cell>
          <table:table-cell table:style-name="ce1" office:value-type="float" office:value="5.20299983024597" calcext:value-type="float">
            <text:p>5.20299983024597</text:p>
          </table:table-cell>
          <table:table-cell table:style-name="ce1" office:value-type="float" office:value="3.07514905285776" calcext:value-type="float">
            <text:p>3.075149052857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0870.582" calcext:value-type="float">
            <text:p>1619400870.582</text:p>
          </table:table-cell>
          <table:table-cell table:style-name="ce1" office:value-type="float" office:value="5.47099995613098" calcext:value-type="float">
            <text:p>5.47099995613098</text:p>
          </table:table-cell>
          <table:table-cell table:style-name="ce1" office:value-type="float" office:value="1.09669165565907" calcext:value-type="float">
            <text:p>1.096691655659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880.025" calcext:value-type="float">
            <text:p>1619400880.025</text:p>
          </table:table-cell>
          <table:table-cell table:style-name="ce1" office:value-type="float" office:value="5.18499994277954" calcext:value-type="float">
            <text:p>5.18499994277954</text:p>
          </table:table-cell>
          <table:table-cell table:style-name="ce1" office:value-type="float" office:value="1.73577629687982" calcext:value-type="float">
            <text:p>1.735776296879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889.204" calcext:value-type="float">
            <text:p>1619400889.204</text:p>
          </table:table-cell>
          <table:table-cell table:style-name="ce1" office:value-type="float" office:value="5.07400012016296" calcext:value-type="float">
            <text:p>5.07400012016296</text:p>
          </table:table-cell>
          <table:table-cell table:style-name="ce1" office:value-type="float" office:value="1.77374847987014" calcext:value-type="float">
            <text:p>1.773748479870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898.225" calcext:value-type="float">
            <text:p>1619400898.225</text:p>
          </table:table-cell>
          <table:table-cell table:style-name="ce1" office:value-type="float" office:value="5.09000015258789" calcext:value-type="float">
            <text:p>5.09000015258789</text:p>
          </table:table-cell>
          <table:table-cell table:style-name="ce1" office:value-type="float" office:value="1.76817283500947" calcext:value-type="float">
            <text:p>1.768172835009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907.286" calcext:value-type="float">
            <text:p>1619400907.286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1.79390075181452" calcext:value-type="float">
            <text:p>1.793900751814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916.293" calcext:value-type="float">
            <text:p>1619400916.293</text:p>
          </table:table-cell>
          <table:table-cell table:style-name="ce1" office:value-type="float" office:value="5.20300006866455" calcext:value-type="float">
            <text:p>5.20300006866455</text:p>
          </table:table-cell>
          <table:table-cell table:style-name="ce1" office:value-type="float" office:value="1.72977126296867" calcext:value-type="float">
            <text:p>1.729771262968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925.46" calcext:value-type="float">
            <text:p>1619400925.46</text:p>
          </table:table-cell>
          <table:table-cell table:style-name="ce1" office:value-type="float" office:value="5.24199986457824" calcext:value-type="float">
            <text:p>5.24199986457824</text:p>
          </table:table-cell>
          <table:table-cell table:style-name="ce1" office:value-type="float" office:value="1.71690199017662" calcext:value-type="float">
            <text:p>1.716901990176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934.683" calcext:value-type="float">
            <text:p>1619400934.683</text:p>
          </table:table-cell>
          <table:table-cell table:style-name="ce1" office:value-type="float" office:value="5.29999995231628" calcext:value-type="float">
            <text:p>5.29999995231628</text:p>
          </table:table-cell>
          <table:table-cell table:style-name="ce1" office:value-type="float" office:value="1.69811322282497" calcext:value-type="float">
            <text:p>1.698113222824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943.993" calcext:value-type="float">
            <text:p>1619400943.993</text:p>
          </table:table-cell>
          <table:table-cell table:style-name="ce1" office:value-type="float" office:value="5.07800006866455" calcext:value-type="float">
            <text:p>5.07800006866455</text:p>
          </table:table-cell>
          <table:table-cell table:style-name="ce1" office:value-type="float" office:value="1.77235129545141" calcext:value-type="float">
            <text:p>1.772351295451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953.055" calcext:value-type="float">
            <text:p>1619400953.055</text:p>
          </table:table-cell>
          <table:table-cell table:style-name="ce1" office:value-type="float" office:value="5.25899982452392" calcext:value-type="float">
            <text:p>5.25899982452392</text:p>
          </table:table-cell>
          <table:table-cell table:style-name="ce1" office:value-type="float" office:value="1.71135202515712" calcext:value-type="float">
            <text:p>1.711352025157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962.333" calcext:value-type="float">
            <text:p>1619400962.333</text:p>
          </table:table-cell>
          <table:table-cell table:style-name="ce1" office:value-type="float" office:value="5.36400008201599" calcext:value-type="float">
            <text:p>5.36400008201599</text:p>
          </table:table-cell>
          <table:table-cell table:style-name="ce1" office:value-type="float" office:value="1.67785232333879" calcext:value-type="float">
            <text:p>1.677852323338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971.684" calcext:value-type="float">
            <text:p>1619400971.684</text:p>
          </table:table-cell>
          <table:table-cell table:style-name="ce1" office:value-type="float" office:value="5.31599998474121" calcext:value-type="float">
            <text:p>5.31599998474121</text:p>
          </table:table-cell>
          <table:table-cell table:style-name="ce1" office:value-type="float" office:value="1.69300226219585" calcext:value-type="float">
            <text:p>1.693002262195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981.049" calcext:value-type="float">
            <text:p>1619400981.049</text:p>
          </table:table-cell>
          <table:table-cell table:style-name="ce1" office:value-type="float" office:value="5.22900009155273" calcext:value-type="float">
            <text:p>5.22900009155273</text:p>
          </table:table-cell>
          <table:table-cell table:style-name="ce1" office:value-type="float" office:value="1.72117036573382" calcext:value-type="float">
            <text:p>1.721170365733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990.31" calcext:value-type="float">
            <text:p>1619400990.31</text:p>
          </table:table-cell>
          <table:table-cell table:style-name="ce1" office:value-type="float" office:value="5.36500000953674" calcext:value-type="float">
            <text:p>5.36500000953674</text:p>
          </table:table-cell>
          <table:table-cell table:style-name="ce1" office:value-type="float" office:value="1.67753960559212" calcext:value-type="float">
            <text:p>1.677539605592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0999.704" calcext:value-type="float">
            <text:p>1619400999.704</text:p>
          </table:table-cell>
          <table:table-cell table:style-name="ce1" office:value-type="float" office:value="5.28099989891052" calcext:value-type="float">
            <text:p>5.28099989891052</text:p>
          </table:table-cell>
          <table:table-cell table:style-name="ce1" office:value-type="float" office:value="1.70422271771993" calcext:value-type="float">
            <text:p>1.704222717719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1009.01" calcext:value-type="float">
            <text:p>1619401009.01</text:p>
          </table:table-cell>
          <table:table-cell table:style-name="ce1" office:value-type="float" office:value="5.26999998092651" calcext:value-type="float">
            <text:p>5.26999998092651</text:p>
          </table:table-cell>
          <table:table-cell table:style-name="ce1" office:value-type="float" office:value="1.7077798923289" calcext:value-type="float">
            <text:p>1.70777989232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1018.259" calcext:value-type="float">
            <text:p>1619401018.259</text:p>
          </table:table-cell>
          <table:table-cell table:style-name="ce1" office:value-type="float" office:value="5.2039999961853" calcext:value-type="float">
            <text:p>5.2039999961853</text:p>
          </table:table-cell>
          <table:table-cell table:style-name="ce1" office:value-type="float" office:value="1.72943889442684" calcext:value-type="float">
            <text:p>1.729438894426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1027.414" calcext:value-type="float">
            <text:p>1619401027.414</text:p>
          </table:table-cell>
          <table:table-cell table:style-name="ce1" office:value-type="float" office:value="5.62800002098083" calcext:value-type="float">
            <text:p>5.62800002098083</text:p>
          </table:table-cell>
          <table:table-cell table:style-name="ce1" office:value-type="float" office:value="1.0660980770491" calcext:value-type="float">
            <text:p>1.06609807704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1037.029" calcext:value-type="float">
            <text:p>1619401037.029</text:p>
          </table:table-cell>
          <table:table-cell table:style-name="ce1" office:value-type="float" office:value="5.30799984931945" calcext:value-type="float">
            <text:p>5.30799984931945</text:p>
          </table:table-cell>
          <table:table-cell table:style-name="ce1" office:value-type="float" office:value="1.13036928604458" calcext:value-type="float">
            <text:p>1.130369286044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1045.686" calcext:value-type="float">
            <text:p>1619401045.686</text:p>
          </table:table-cell>
          <table:table-cell table:style-name="ce1" office:value-type="float" office:value="5.34099984169006" calcext:value-type="float">
            <text:p>5.34099984169006</text:p>
          </table:table-cell>
          <table:table-cell table:style-name="ce1" office:value-type="float" office:value="2.99569377911404" calcext:value-type="float">
            <text:p>2.995693779114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1054.586" calcext:value-type="float">
            <text:p>1619401054.586</text:p>
          </table:table-cell>
          <table:table-cell table:style-name="ce1" office:value-type="float" office:value="5.39300012588501" calcext:value-type="float">
            <text:p>5.39300012588501</text:p>
          </table:table-cell>
          <table:table-cell table:style-name="ce1" office:value-type="float" office:value="1.11255328387654" calcext:value-type="float">
            <text:p>1.112553283876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1063.892" calcext:value-type="float">
            <text:p>1619401063.892</text:p>
          </table:table-cell>
          <table:table-cell table:style-name="ce1" office:value-type="float" office:value="5.58899998664856" calcext:value-type="float">
            <text:p>5.58899998664856</text:p>
          </table:table-cell>
          <table:table-cell table:style-name="ce1" office:value-type="float" office:value="1.07353730798591" calcext:value-type="float">
            <text:p>1.073537307985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1073.502" calcext:value-type="float">
            <text:p>1619401073.502</text:p>
          </table:table-cell>
          <table:table-cell table:style-name="ce1" office:value-type="float" office:value="5.36699986457824" calcext:value-type="float">
            <text:p>5.36699986457824</text:p>
          </table:table-cell>
          <table:table-cell table:style-name="ce1" office:value-type="float" office:value="1.11794301311604" calcext:value-type="float">
            <text:p>1.117943013116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1082.248" calcext:value-type="float">
            <text:p>1619401082.248</text:p>
          </table:table-cell>
          <table:table-cell table:style-name="ce1" office:value-type="float" office:value="5.21700000762939" calcext:value-type="float">
            <text:p>5.21700000762939</text:p>
          </table:table-cell>
          <table:table-cell table:style-name="ce1" office:value-type="float" office:value="3.06689667943289" calcext:value-type="float">
            <text:p>3.066896679432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1091.038" calcext:value-type="float">
            <text:p>1619401091.038</text:p>
          </table:table-cell>
          <table:table-cell table:style-name="ce1" office:value-type="float" office:value="5.35399985313415" calcext:value-type="float">
            <text:p>5.35399985313415</text:p>
          </table:table-cell>
          <table:table-cell table:style-name="ce1" office:value-type="float" office:value="1.12065748311287" calcext:value-type="float">
            <text:p>1.120657483112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1100.402" calcext:value-type="float">
            <text:p>1619401100.402</text:p>
          </table:table-cell>
          <table:table-cell table:style-name="ce1" office:value-type="float" office:value="5.13700008392334" calcext:value-type="float">
            <text:p>5.13700008392334</text:p>
          </table:table-cell>
          <table:table-cell table:style-name="ce1" office:value-type="float" office:value="1.75199529939005" calcext:value-type="float">
            <text:p>1.751995299390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1109.557" calcext:value-type="float">
            <text:p>1619401109.557</text:p>
          </table:table-cell>
          <table:table-cell table:style-name="ce1" office:value-type="float" office:value="5.14400005340576" calcext:value-type="float">
            <text:p>5.14400005340576</text:p>
          </table:table-cell>
          <table:table-cell table:style-name="ce1" office:value-type="float" office:value="1.74961117934694" calcext:value-type="float">
            <text:p>1.749611179346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1118.644" calcext:value-type="float">
            <text:p>1619401118.644</text:p>
          </table:table-cell>
          <table:table-cell table:style-name="ce1" office:value-type="float" office:value="5.07200002670288" calcext:value-type="float">
            <text:p>5.07200002670288</text:p>
          </table:table-cell>
          <table:table-cell table:style-name="ce1" office:value-type="float" office:value="1.77444794018476" calcext:value-type="float">
            <text:p>1.774447940184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1127.669" calcext:value-type="float">
            <text:p>1619401127.669</text:p>
          </table:table-cell>
          <table:table-cell table:style-name="ce1" office:value-type="float" office:value="5.1579999923706" calcext:value-type="float">
            <text:p>5.1579999923706</text:p>
          </table:table-cell>
          <table:table-cell table:style-name="ce1" office:value-type="float" office:value="1.74486235232885" calcext:value-type="float">
            <text:p>1.744862352328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1136.756" calcext:value-type="float">
            <text:p>1619401136.756</text:p>
          </table:table-cell>
          <table:table-cell table:style-name="ce1" office:value-type="float" office:value="5.50099992752075" calcext:value-type="float">
            <text:p>5.50099992752075</text:p>
          </table:table-cell>
          <table:table-cell table:style-name="ce1" office:value-type="float" office:value="1.45428105897204" calcext:value-type="float">
            <text:p>1.454281058972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1146.245" calcext:value-type="float">
            <text:p>1619401146.245</text:p>
          </table:table-cell>
          <table:table-cell table:style-name="ce1" office:value-type="float" office:value="5.44100022315979" calcext:value-type="float">
            <text:p>5.44100022315979</text:p>
          </table:table-cell>
          <table:table-cell table:style-name="ce1" office:value-type="float" office:value="1.47031789595371" calcext:value-type="float">
            <text:p>1.470317895953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1155.667" calcext:value-type="float">
            <text:p>1619401155.667</text:p>
          </table:table-cell>
          <table:table-cell table:style-name="ce1" office:value-type="float" office:value="5.32399988174438" calcext:value-type="float">
            <text:p>5.32399988174438</text:p>
          </table:table-cell>
          <table:table-cell table:style-name="ce1" office:value-type="float" office:value="1.69045833957667" calcext:value-type="float">
            <text:p>1.690458339576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1165.001" calcext:value-type="float">
            <text:p>1619401165.001</text:p>
          </table:table-cell>
          <table:table-cell table:style-name="ce1" office:value-type="float" office:value="5.36700010299682" calcext:value-type="float">
            <text:p>5.36700010299682</text:p>
          </table:table-cell>
          <table:table-cell table:style-name="ce1" office:value-type="float" office:value="1.67691444518038" calcext:value-type="float">
            <text:p>1.676914445180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1174.381" calcext:value-type="float">
            <text:p>1619401174.381</text:p>
          </table:table-cell>
          <table:table-cell table:style-name="ce1" office:value-type="float" office:value="5.57299995422363" calcext:value-type="float">
            <text:p>5.57299995422363</text:p>
          </table:table-cell>
          <table:table-cell table:style-name="ce1" office:value-type="float" office:value="1.07661942388008" calcext:value-type="float">
            <text:p>1.076619423880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1183.921" calcext:value-type="float">
            <text:p>1619401183.921</text:p>
          </table:table-cell>
          <table:table-cell table:style-name="ce1" office:value-type="float" office:value="5.40400004386901" calcext:value-type="float">
            <text:p>5.40400004386901</text:p>
          </table:table-cell>
          <table:table-cell table:style-name="ce1" office:value-type="float" office:value="1.11028866604232" calcext:value-type="float">
            <text:p>1.110288666042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1192.68" calcext:value-type="float">
            <text:p>1619401192.68</text:p>
          </table:table-cell>
          <table:table-cell table:style-name="ce1" office:value-type="float" office:value="5.24899983406066" calcext:value-type="float">
            <text:p>5.24899983406066</text:p>
          </table:table-cell>
          <table:table-cell table:style-name="ce1" office:value-type="float" office:value="3.04819975344184" calcext:value-type="float">
            <text:p>3.048199753441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1201.547" calcext:value-type="float">
            <text:p>1619401201.547</text:p>
          </table:table-cell>
          <table:table-cell table:style-name="ce1" office:value-type="float" office:value="5.45700001716613" calcext:value-type="float">
            <text:p>5.45700001716613</text:p>
          </table:table-cell>
          <table:table-cell table:style-name="ce1" office:value-type="float" office:value="1.09950521919108" calcext:value-type="float">
            <text:p>1.099505219191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1210.95" calcext:value-type="float">
            <text:p>1619401210.95</text:p>
          </table:table-cell>
          <table:table-cell table:style-name="ce1" office:value-type="float" office:value="5.57500004768371" calcext:value-type="float">
            <text:p>5.57500004768371</text:p>
          </table:table-cell>
          <table:table-cell table:style-name="ce1" office:value-type="float" office:value="1.07623317465133" calcext:value-type="float">
            <text:p>1.076233174651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1220.536" calcext:value-type="float">
            <text:p>1619401220.536</text:p>
          </table:table-cell>
          <table:table-cell table:style-name="ce1" office:value-type="float" office:value="5.41100001335144" calcext:value-type="float">
            <text:p>5.41100001335144</text:p>
          </table:table-cell>
          <table:table-cell table:style-name="ce1" office:value-type="float" office:value="1.10885233509429" calcext:value-type="float">
            <text:p>1.108852335094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1229.336" calcext:value-type="float">
            <text:p>1619401229.336</text:p>
          </table:table-cell>
          <table:table-cell table:style-name="ce1" office:value-type="float" office:value="5.22500014305114" calcext:value-type="float">
            <text:p>5.22500014305114</text:p>
          </table:table-cell>
          <table:table-cell table:style-name="ce1" office:value-type="float" office:value="3.06220087310022" calcext:value-type="float">
            <text:p>3.062200873100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1238.248" calcext:value-type="float">
            <text:p>1619401238.248</text:p>
          </table:table-cell>
          <table:table-cell table:style-name="ce1" office:value-type="float" office:value="5.34500002861022" calcext:value-type="float">
            <text:p>5.34500002861022</text:p>
          </table:table-cell>
          <table:table-cell table:style-name="ce1" office:value-type="float" office:value="1.12254442804186" calcext:value-type="float">
            <text:p>1.122544428041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1247.58" calcext:value-type="float">
            <text:p>1619401247.58</text:p>
          </table:table-cell>
          <table:table-cell table:style-name="ce1" office:value-type="float" office:value="5.27999997138977" calcext:value-type="float">
            <text:p>5.27999997138977</text:p>
          </table:table-cell>
          <table:table-cell table:style-name="ce1" office:value-type="float" office:value="1.51515152336152" calcext:value-type="float">
            <text:p>1.515151523361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1256.82" calcext:value-type="float">
            <text:p>1619401256.82</text:p>
          </table:table-cell>
          <table:table-cell table:style-name="ce1" office:value-type="float" office:value="5.14400005340576" calcext:value-type="float">
            <text:p>5.14400005340576</text:p>
          </table:table-cell>
          <table:table-cell table:style-name="ce1" office:value-type="float" office:value="1.74961117934694" calcext:value-type="float">
            <text:p>1.749611179346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1265.945" calcext:value-type="float">
            <text:p>1619401265.945</text:p>
          </table:table-cell>
          <table:table-cell table:style-name="ce1" office:value-type="float" office:value="5.20800018310546" calcext:value-type="float">
            <text:p>5.20800018310546</text:p>
          </table:table-cell>
          <table:table-cell table:style-name="ce1" office:value-type="float" office:value="1.72811053832056" calcext:value-type="float">
            <text:p>1.728110538320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1275.146" calcext:value-type="float">
            <text:p>1619401275.146</text:p>
          </table:table-cell>
          <table:table-cell table:style-name="ce1" office:value-type="float" office:value="5.05700016021728" calcext:value-type="float">
            <text:p>5.05700016021728</text:p>
          </table:table-cell>
          <table:table-cell table:style-name="ce1" office:value-type="float" office:value="1.7797112348941" calcext:value-type="float">
            <text:p>1.77971123489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1284.203" calcext:value-type="float">
            <text:p>1619401284.203</text:p>
          </table:table-cell>
          <table:table-cell table:style-name="ce1" office:value-type="float" office:value="5.31499981880188" calcext:value-type="float">
            <text:p>5.31499981880188</text:p>
          </table:table-cell>
          <table:table-cell table:style-name="ce1" office:value-type="float" office:value="1.69332084794478" calcext:value-type="float">
            <text:p>1.693320847944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1293.605" calcext:value-type="float">
            <text:p>1619401293.605</text:p>
          </table:table-cell>
          <table:table-cell table:style-name="ce1" office:value-type="float" office:value="5.25099992752075" calcext:value-type="float">
            <text:p>5.25099992752075</text:p>
          </table:table-cell>
          <table:table-cell table:style-name="ce1" office:value-type="float" office:value="1.71395926951561" calcext:value-type="float">
            <text:p>1.713959269515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1302.874" calcext:value-type="float">
            <text:p>1619401302.874</text:p>
          </table:table-cell>
          <table:table-cell table:style-name="ce1" office:value-type="float" office:value="5.16599988937377" calcext:value-type="float">
            <text:p>5.16599988937377</text:p>
          </table:table-cell>
          <table:table-cell table:style-name="ce1" office:value-type="float" office:value="1.74216031605277" calcext:value-type="float">
            <text:p>1.742160316052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1312.093" calcext:value-type="float">
            <text:p>1619401312.093</text:p>
          </table:table-cell>
          <table:table-cell table:style-name="ce1" office:value-type="float" office:value="5.32299995422363" calcext:value-type="float">
            <text:p>5.32299995422363</text:p>
          </table:table-cell>
          <table:table-cell table:style-name="ce1" office:value-type="float" office:value="1.69077589280435" calcext:value-type="float">
            <text:p>1.690775892804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1321.347" calcext:value-type="float">
            <text:p>1619401321.347</text:p>
          </table:table-cell>
          <table:table-cell table:style-name="ce1" office:value-type="float" office:value="5.0640001296997" calcext:value-type="float">
            <text:p>5.0640001296997</text:p>
          </table:table-cell>
          <table:table-cell table:style-name="ce1" office:value-type="float" office:value="2.96208523219162" calcext:value-type="float">
            <text:p>2.962085232191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1330.31" calcext:value-type="float">
            <text:p>1619401330.31</text:p>
          </table:table-cell>
          <table:table-cell table:style-name="ce1" office:value-type="float" office:value="5.49000000953674" calcext:value-type="float">
            <text:p>5.49000000953674</text:p>
          </table:table-cell>
          <table:table-cell table:style-name="ce1" office:value-type="float" office:value="2.91438979457308" calcext:value-type="float">
            <text:p>2.914389794573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619401339.075" calcext:value-type="float">
            <text:p>1619401339.075</text:p>
          </table:table-cell>
          <table:table-cell table:style-name="ce1" office:value-type="float" office:value="5.05200004577636" calcext:value-type="float">
            <text:p>5.05200004577636</text:p>
          </table:table-cell>
          <table:table-cell table:style-name="ce1" office:value-type="float" office:value="26.3262072040542" calcext:value-type="float">
            <text:p>26.32620720405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401347.74" calcext:value-type="float">
            <text:p>1619401347.74</text:p>
          </table:table-cell>
          <table:table-cell table:style-name="ce1" office:value-type="float" office:value="5.22099995613098" calcext:value-type="float">
            <text:p>5.22099995613098</text:p>
          </table:table-cell>
          <table:table-cell table:style-name="ce1" office:value-type="float" office:value="2.68147866646884" calcext:value-type="float">
            <text:p>2.681478666468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401356.867" calcext:value-type="float">
            <text:p>1619401356.867</text:p>
          </table:table-cell>
          <table:table-cell table:style-name="ce1" office:value-type="float" office:value="5.18799996376037" calcext:value-type="float">
            <text:p>5.18799996376037</text:p>
          </table:table-cell>
          <table:table-cell table:style-name="ce1" office:value-type="float" office:value="4.81881267822512" calcext:value-type="float">
            <text:p>4.818812678225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1365.96" calcext:value-type="float">
            <text:p>1619401365.96</text:p>
          </table:table-cell>
          <table:table-cell table:style-name="ce1" office:value-type="float" office:value="5.4079999923706" calcext:value-type="float">
            <text:p>5.4079999923706</text:p>
          </table:table-cell>
          <table:table-cell table:style-name="ce1" office:value-type="float" office:value="2.77366864296623" calcext:value-type="float">
            <text:p>2.773668642966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619401374.719" calcext:value-type="float">
            <text:p>1619401374.719</text:p>
          </table:table-cell>
          <table:table-cell table:style-name="ce1" office:value-type="float" office:value="5.09699988365173" calcext:value-type="float">
            <text:p>5.09699988365173</text:p>
          </table:table-cell>
          <table:table-cell table:style-name="ce1" office:value-type="float" office:value="23.3470674350384" calcext:value-type="float">
            <text:p>23.34706743503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1383.449" calcext:value-type="float">
            <text:p>1619401383.449</text:p>
          </table:table-cell>
          <table:table-cell table:style-name="ce1" office:value-type="float" office:value="5.7440001964569" calcext:value-type="float">
            <text:p>5.7440001964569</text:p>
          </table:table-cell>
          <table:table-cell table:style-name="ce1" office:value-type="float" office:value="2.78551522506376" calcext:value-type="float">
            <text:p>2.785515225063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401393.42" calcext:value-type="float">
            <text:p>1619401393.42</text:p>
          </table:table-cell>
          <table:table-cell table:style-name="ce1" office:value-type="float" office:value="5.20799994468689" calcext:value-type="float">
            <text:p>5.20799994468689</text:p>
          </table:table-cell>
          <table:table-cell table:style-name="ce1" office:value-type="float" office:value="12.8648234853289" calcext:value-type="float">
            <text:p>12.86482348532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401402.349" calcext:value-type="float">
            <text:p>1619401402.349</text:p>
          </table:table-cell>
          <table:table-cell table:style-name="ce1" office:value-type="float" office:value="5.22000002861022" calcext:value-type="float">
            <text:p>5.22000002861022</text:p>
          </table:table-cell>
          <table:table-cell table:style-name="ce1" office:value-type="float" office:value="14.1762451330295" calcext:value-type="float">
            <text:p>14.17624513302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19401411.308" calcext:value-type="float">
            <text:p>1619401411.308</text:p>
          </table:table-cell>
          <table:table-cell table:style-name="ce1" office:value-type="float" office:value="5.08599996566772" calcext:value-type="float">
            <text:p>5.08599996566772</text:p>
          </table:table-cell>
          <table:table-cell table:style-name="ce1" office:value-type="float" office:value="15.7294535076736" calcext:value-type="float">
            <text:p>15.72945350767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19401420.169" calcext:value-type="float">
            <text:p>1619401420.169</text:p>
          </table:table-cell>
          <table:table-cell table:style-name="ce1" office:value-type="float" office:value="5.30800008773803" calcext:value-type="float">
            <text:p>5.30800008773803</text:p>
          </table:table-cell>
          <table:table-cell table:style-name="ce1" office:value-type="float" office:value="13.1876410781729" calcext:value-type="float">
            <text:p>13.18764107817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19401429.229" calcext:value-type="float">
            <text:p>1619401429.229</text:p>
          </table:table-cell>
          <table:table-cell table:style-name="ce1" office:value-type="float" office:value="5.26799988746643" calcext:value-type="float">
            <text:p>5.26799988746643</text:p>
          </table:table-cell>
          <table:table-cell table:style-name="ce1" office:value-type="float" office:value="15.1860291778546" calcext:value-type="float">
            <text:p>15.18602917785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401438.255" calcext:value-type="float">
            <text:p>1619401438.255</text:p>
          </table:table-cell>
          <table:table-cell table:style-name="ce1" office:value-type="float" office:value="5.29699993133544" calcext:value-type="float">
            <text:p>5.29699993133544</text:p>
          </table:table-cell>
          <table:table-cell table:style-name="ce1" office:value-type="float" office:value="13.5925997608702" calcext:value-type="float">
            <text:p>13.59259976087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19401447.271" calcext:value-type="float">
            <text:p>1619401447.271</text:p>
          </table:table-cell>
          <table:table-cell table:style-name="ce1" office:value-type="float" office:value="5.08400011062622" calcext:value-type="float">
            <text:p>5.08400011062622</text:p>
          </table:table-cell>
          <table:table-cell table:style-name="ce1" office:value-type="float" office:value="15.7356408849774" calcext:value-type="float">
            <text:p>15.73564088497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401456.142" calcext:value-type="float">
            <text:p>1619401456.142</text:p>
          </table:table-cell>
          <table:table-cell table:style-name="ce1" office:value-type="float" office:value="5.24300003051757" calcext:value-type="float">
            <text:p>5.24300003051757</text:p>
          </table:table-cell>
          <table:table-cell table:style-name="ce1" office:value-type="float" office:value="14.1140567555356" calcext:value-type="float">
            <text:p>14.11405675553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1465.154" calcext:value-type="float">
            <text:p>1619401465.154</text:p>
          </table:table-cell>
          <table:table-cell table:style-name="ce1" office:value-type="float" office:value="5.60899996757507" calcext:value-type="float">
            <text:p>5.60899996757507</text:p>
          </table:table-cell>
          <table:table-cell table:style-name="ce1" office:value-type="float" office:value="2.85255840479479" calcext:value-type="float">
            <text:p>2.852558404794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1474.651" calcext:value-type="float">
            <text:p>1619401474.651</text:p>
          </table:table-cell>
          <table:table-cell table:style-name="ce1" office:value-type="float" office:value="5.35500001907348" calcext:value-type="float">
            <text:p>5.35500001907348</text:p>
          </table:table-cell>
          <table:table-cell table:style-name="ce1" office:value-type="float" office:value="2.80112043820221" calcext:value-type="float">
            <text:p>2.801120438202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401483.933" calcext:value-type="float">
            <text:p>1619401483.933</text:p>
          </table:table-cell>
          <table:table-cell table:style-name="ce1" office:value-type="float" office:value="5.24699997901916" calcext:value-type="float">
            <text:p>5.24699997901916</text:p>
          </table:table-cell>
          <table:table-cell table:style-name="ce1" office:value-type="float" office:value="5.90813800723416" calcext:value-type="float">
            <text:p>5.908138007234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401493.199" calcext:value-type="float">
            <text:p>1619401493.199</text:p>
          </table:table-cell>
          <table:table-cell table:style-name="ce1" office:value-type="float" office:value="5.0860002040863" calcext:value-type="float">
            <text:p>5.0860002040863</text:p>
          </table:table-cell>
          <table:table-cell table:style-name="ce1" office:value-type="float" office:value="2.75265423480553" calcext:value-type="float">
            <text:p>2.752654234805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401502.297" calcext:value-type="float">
            <text:p>1619401502.297</text:p>
          </table:table-cell>
          <table:table-cell table:style-name="ce1" office:value-type="float" office:value="5.21000003814697" calcext:value-type="float">
            <text:p>5.21000003814697</text:p>
          </table:table-cell>
          <table:table-cell table:style-name="ce1" office:value-type="float" office:value="5.56621876922564" calcext:value-type="float">
            <text:p>5.566218769225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1511.465" calcext:value-type="float">
            <text:p>1619401511.465</text:p>
          </table:table-cell>
          <table:table-cell table:style-name="ce1" office:value-type="float" office:value="5.38700008392334" calcext:value-type="float">
            <text:p>5.38700008392334</text:p>
          </table:table-cell>
          <table:table-cell table:style-name="ce1" office:value-type="float" office:value="2.7844811149651" calcext:value-type="float">
            <text:p>2.78448111496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401520.788" calcext:value-type="float">
            <text:p>1619401520.788</text:p>
          </table:table-cell>
          <table:table-cell table:style-name="ce1" office:value-type="float" office:value="5.19299983978271" calcext:value-type="float">
            <text:p>5.19299983978271</text:p>
          </table:table-cell>
          <table:table-cell table:style-name="ce1" office:value-type="float" office:value="5.58444076540033" calcext:value-type="float">
            <text:p>5.584440765400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401529.965" calcext:value-type="float">
            <text:p>1619401529.965</text:p>
          </table:table-cell>
          <table:table-cell table:style-name="ce1" office:value-type="float" office:value="5.0310001373291" calcext:value-type="float">
            <text:p>5.0310001373291</text:p>
          </table:table-cell>
          <table:table-cell table:style-name="ce1" office:value-type="float" office:value="2.782746892834" calcext:value-type="float">
            <text:p>2.78274689283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619401538.945" calcext:value-type="float">
            <text:p>1619401538.945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21.0609974489733" calcext:value-type="float">
            <text:p>21.06099744897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619401547.729" calcext:value-type="float">
            <text:p>1619401547.729</text:p>
          </table:table-cell>
          <table:table-cell table:style-name="ce1" office:value-type="float" office:value="5.28899979591369" calcext:value-type="float">
            <text:p>5.28899979591369</text:p>
          </table:table-cell>
          <table:table-cell table:style-name="ce1" office:value-type="float" office:value="12.6678015854272" calcext:value-type="float">
            <text:p>12.66780158542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619401556.755" calcext:value-type="float">
            <text:p>1619401556.755</text:p>
          </table:table-cell>
          <table:table-cell table:style-name="ce1" office:value-type="float" office:value="5.10799980163574" calcext:value-type="float">
            <text:p>5.10799980163574</text:p>
          </table:table-cell>
          <table:table-cell table:style-name="ce1" office:value-type="float" office:value="18.9898206278194" calcext:value-type="float">
            <text:p>18.98982062781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401565.676" calcext:value-type="float">
            <text:p>1619401565.676</text:p>
          </table:table-cell>
          <table:table-cell table:style-name="ce1" office:value-type="float" office:value="5.13799977302551" calcext:value-type="float">
            <text:p>5.13799977302551</text:p>
          </table:table-cell>
          <table:table-cell table:style-name="ce1" office:value-type="float" office:value="12.650837460377" calcext:value-type="float">
            <text:p>12.6508374603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619401574.607" calcext:value-type="float">
            <text:p>1619401574.607</text:p>
          </table:table-cell>
          <table:table-cell table:style-name="ce1" office:value-type="float" office:value="5.05499982833862" calcext:value-type="float">
            <text:p>5.05499982833862</text:p>
          </table:table-cell>
          <table:table-cell table:style-name="ce1" office:value-type="float" office:value="24.5301689833595" calcext:value-type="float">
            <text:p>24.53016898335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19401583.502" calcext:value-type="float">
            <text:p>1619401583.502</text:p>
          </table:table-cell>
          <table:table-cell table:style-name="ce1" office:value-type="float" office:value="5.32599997520446" calcext:value-type="float">
            <text:p>5.32599997520446</text:p>
          </table:table-cell>
          <table:table-cell table:style-name="ce1" office:value-type="float" office:value="13.3308299531627" calcext:value-type="float">
            <text:p>13.33082995316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619401592.576" calcext:value-type="float">
            <text:p>1619401592.576</text:p>
          </table:table-cell>
          <table:table-cell table:style-name="ce1" office:value-type="float" office:value="5.09100008010864" calcext:value-type="float">
            <text:p>5.09100008010864</text:p>
          </table:table-cell>
          <table:table-cell table:style-name="ce1" office:value-type="float" office:value="19.8389311354802" calcext:value-type="float">
            <text:p>19.83893113548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401601.47" calcext:value-type="float">
            <text:p>1619401601.47</text:p>
          </table:table-cell>
          <table:table-cell table:style-name="ce1" office:value-type="float" office:value="5.2039999961853" calcext:value-type="float">
            <text:p>5.2039999961853</text:p>
          </table:table-cell>
          <table:table-cell table:style-name="ce1" office:value-type="float" office:value="12.6825518924635" calcext:value-type="float">
            <text:p>12.68255189246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1610.479" calcext:value-type="float">
            <text:p>1619401610.479</text:p>
          </table:table-cell>
          <table:table-cell table:style-name="ce1" office:value-type="float" office:value="5.21999979019165" calcext:value-type="float">
            <text:p>5.21999979019165</text:p>
          </table:table-cell>
          <table:table-cell table:style-name="ce1" office:value-type="float" office:value="2.87356333388842" calcext:value-type="float">
            <text:p>2.873563333888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1619.726" calcext:value-type="float">
            <text:p>1619401619.726</text:p>
          </table:table-cell>
          <table:table-cell table:style-name="ce1" office:value-type="float" office:value="5.41599988937377" calcext:value-type="float">
            <text:p>5.41599988937377</text:p>
          </table:table-cell>
          <table:table-cell table:style-name="ce1" office:value-type="float" office:value="2.76957169615717" calcext:value-type="float">
            <text:p>2.769571696157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1619401628.473" calcext:value-type="float">
            <text:p>1619401628.473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56.0766323287129" calcext:value-type="float">
            <text:p>56.07663232871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1637.084" calcext:value-type="float">
            <text:p>1619401637.084</text:p>
          </table:table-cell>
          <table:table-cell table:style-name="ce1" office:value-type="float" office:value="5.50699996948242" calcext:value-type="float">
            <text:p>5.50699996948242</text:p>
          </table:table-cell>
          <table:table-cell table:style-name="ce1" office:value-type="float" office:value="2.90539315210923" calcext:value-type="float">
            <text:p>2.905393152109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401646.642" calcext:value-type="float">
            <text:p>1619401646.642</text:p>
          </table:table-cell>
          <table:table-cell table:style-name="ce1" office:value-type="float" office:value="5.16000008583068" calcext:value-type="float">
            <text:p>5.16000008583068</text:p>
          </table:table-cell>
          <table:table-cell table:style-name="ce1" office:value-type="float" office:value="5.03875960610848" calcext:value-type="float">
            <text:p>5.038759606108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1655.701" calcext:value-type="float">
            <text:p>1619401655.701</text:p>
          </table:table-cell>
          <table:table-cell table:style-name="ce1" office:value-type="float" office:value="5.3600001335144" calcext:value-type="float">
            <text:p>5.3600001335144</text:p>
          </table:table-cell>
          <table:table-cell table:style-name="ce1" office:value-type="float" office:value="2.79850739297741" calcext:value-type="float">
            <text:p>2.798507392977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1619401664.378" calcext:value-type="float">
            <text:p>1619401664.378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56.5547567770743" calcext:value-type="float">
            <text:p>56.55475677707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1672.989" calcext:value-type="float">
            <text:p>1619401672.989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2.99162349074475" calcext:value-type="float">
            <text:p>2.991623490744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19401681.944" calcext:value-type="float">
            <text:p>1619401681.944</text:p>
          </table:table-cell>
          <table:table-cell table:style-name="ce1" office:value-type="float" office:value="5.16300010681152" calcext:value-type="float">
            <text:p>5.16300010681152</text:p>
          </table:table-cell>
          <table:table-cell table:style-name="ce1" office:value-type="float" office:value="15.4948670046425" calcext:value-type="float">
            <text:p>15.49486700464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401690.888" calcext:value-type="float">
            <text:p>1619401690.888</text:p>
          </table:table-cell>
          <table:table-cell table:style-name="ce1" office:value-type="float" office:value="5.27200007438659" calcext:value-type="float">
            <text:p>5.27200007438659</text:p>
          </table:table-cell>
          <table:table-cell table:style-name="ce1" office:value-type="float" office:value="13.8467372856578" calcext:value-type="float">
            <text:p>13.84673728565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19401699.908" calcext:value-type="float">
            <text:p>1619401699.908</text:p>
          </table:table-cell>
          <table:table-cell table:style-name="ce1" office:value-type="float" office:value="5.07599997520446" calcext:value-type="float">
            <text:p>5.07599997520446</text:p>
          </table:table-cell>
          <table:table-cell table:style-name="ce1" office:value-type="float" office:value="15.7604413693436" calcext:value-type="float">
            <text:p>15.760441369343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401708.759" calcext:value-type="float">
            <text:p>1619401708.759</text:p>
          </table:table-cell>
          <table:table-cell table:style-name="ce1" office:value-type="float" office:value="5.25499987602233" calcext:value-type="float">
            <text:p>5.25499987602233</text:p>
          </table:table-cell>
          <table:table-cell table:style-name="ce1" office:value-type="float" office:value="12.9400573937731" calcext:value-type="float">
            <text:p>12.94005739377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19401717.835" calcext:value-type="float">
            <text:p>1619401717.835</text:p>
          </table:table-cell>
          <table:table-cell table:style-name="ce1" office:value-type="float" office:value="5.20899987220764" calcext:value-type="float">
            <text:p>5.20899987220764</text:p>
          </table:table-cell>
          <table:table-cell table:style-name="ce1" office:value-type="float" office:value="15.7419854121146" calcext:value-type="float">
            <text:p>15.74198541211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401726.838" calcext:value-type="float">
            <text:p>1619401726.838</text:p>
          </table:table-cell>
          <table:table-cell table:style-name="ce1" office:value-type="float" office:value="5.32500004768371" calcext:value-type="float">
            <text:p>5.32500004768371</text:p>
          </table:table-cell>
          <table:table-cell table:style-name="ce1" office:value-type="float" office:value="14.4600937672279" calcext:value-type="float">
            <text:p>14.460093767227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19401735.897" calcext:value-type="float">
            <text:p>1619401735.897</text:p>
          </table:table-cell>
          <table:table-cell table:style-name="ce1" office:value-type="float" office:value="5.12899994850158" calcext:value-type="float">
            <text:p>5.12899994850158</text:p>
          </table:table-cell>
          <table:table-cell table:style-name="ce1" office:value-type="float" office:value="15.987522094625" calcext:value-type="float">
            <text:p>15.9875220946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401744.858" calcext:value-type="float">
            <text:p>1619401744.858</text:p>
          </table:table-cell>
          <table:table-cell table:style-name="ce1" office:value-type="float" office:value="5.28399991989135" calcext:value-type="float">
            <text:p>5.28399991989135</text:p>
          </table:table-cell>
          <table:table-cell table:style-name="ce1" office:value-type="float" office:value="12.8690388022182" calcext:value-type="float">
            <text:p>12.86903880221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1753.901" calcext:value-type="float">
            <text:p>1619401753.901</text:p>
          </table:table-cell>
          <table:table-cell table:style-name="ce1" office:value-type="float" office:value="5.09399986267089" calcext:value-type="float">
            <text:p>5.09399986267089</text:p>
          </table:table-cell>
          <table:table-cell table:style-name="ce1" office:value-type="float" office:value="3.14095022209341" calcext:value-type="float">
            <text:p>3.140950222093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1762.91" calcext:value-type="float">
            <text:p>1619401762.91</text:p>
          </table:table-cell>
          <table:table-cell table:style-name="ce1" office:value-type="float" office:value="5.77099990844726" calcext:value-type="float">
            <text:p>5.77099990844726</text:p>
          </table:table-cell>
          <table:table-cell table:style-name="ce1" office:value-type="float" office:value="2.77248314916451" calcext:value-type="float">
            <text:p>2.772483149164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401772.843" calcext:value-type="float">
            <text:p>1619401772.843</text:p>
          </table:table-cell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5.71428571428571" calcext:value-type="float">
            <text:p>5.714285714285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1782.167" calcext:value-type="float">
            <text:p>1619401782.167</text:p>
          </table:table-cell>
          <table:table-cell table:style-name="ce1" office:value-type="float" office:value="5.97699999809265" calcext:value-type="float">
            <text:p>5.97699999809265</text:p>
          </table:table-cell>
          <table:table-cell table:style-name="ce1" office:value-type="float" office:value="2.50962021160895" calcext:value-type="float">
            <text:p>2.509620211608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401792.202" calcext:value-type="float">
            <text:p>1619401792.202</text:p>
          </table:table-cell>
          <table:table-cell table:style-name="ce1" office:value-type="float" office:value="5.12700009346008" calcext:value-type="float">
            <text:p>5.12700009346008</text:p>
          </table:table-cell>
          <table:table-cell table:style-name="ce1" office:value-type="float" office:value="5.65632913426155" calcext:value-type="float">
            <text:p>5.656329134261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1801.297" calcext:value-type="float">
            <text:p>1619401801.297</text:p>
          </table:table-cell>
          <table:table-cell table:style-name="ce1" office:value-type="float" office:value="5.27900004386901" calcext:value-type="float">
            <text:p>5.27900004386901</text:p>
          </table:table-cell>
          <table:table-cell table:style-name="ce1" office:value-type="float" office:value="2.84144722018346" calcext:value-type="float">
            <text:p>2.841447220183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9401810.572" calcext:value-type="float">
            <text:p>1619401810.572</text:p>
          </table:table-cell>
          <table:table-cell table:style-name="ce1" office:value-type="float" office:value="5.08999991416931" calcext:value-type="float">
            <text:p>5.08999991416931</text:p>
          </table:table-cell>
          <table:table-cell table:style-name="ce1" office:value-type="float" office:value="6.09037338364262" calcext:value-type="float">
            <text:p>6.090373383642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401819.764" calcext:value-type="float">
            <text:p>1619401819.764</text:p>
          </table:table-cell>
          <table:table-cell table:style-name="ce1" office:value-type="float" office:value="5.22200012207031" calcext:value-type="float">
            <text:p>5.22200012207031</text:p>
          </table:table-cell>
          <table:table-cell table:style-name="ce1" office:value-type="float" office:value="2.68096508478241" calcext:value-type="float">
            <text:p>2.680965084782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619401829.037" calcext:value-type="float">
            <text:p>1619401829.037</text:p>
          </table:table-cell>
          <table:table-cell table:style-name="ce1" office:value-type="float" office:value="5.04600000381469" calcext:value-type="float">
            <text:p>5.04600000381469</text:p>
          </table:table-cell>
          <table:table-cell table:style-name="ce1" office:value-type="float" office:value="23.384859276812" calcext:value-type="float">
            <text:p>23.3848592768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619401837.859" calcext:value-type="float">
            <text:p>1619401837.859</text:p>
          </table:table-cell>
          <table:table-cell table:style-name="ce1" office:value-type="float" office:value="5.18799996376037" calcext:value-type="float">
            <text:p>5.18799996376037</text:p>
          </table:table-cell>
          <table:table-cell table:style-name="ce1" office:value-type="float" office:value="13.2999229919013" calcext:value-type="float">
            <text:p>13.29992299190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619401846.882" calcext:value-type="float">
            <text:p>1619401846.882</text:p>
          </table:table-cell>
          <table:table-cell table:style-name="ce1" office:value-type="float" office:value="5.02699995040893" calcext:value-type="float">
            <text:p>5.02699995040893</text:p>
          </table:table-cell>
          <table:table-cell table:style-name="ce1" office:value-type="float" office:value="19.4947286585964" calcext:value-type="float">
            <text:p>19.49472865859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401855.728" calcext:value-type="float">
            <text:p>1619401855.728</text:p>
          </table:table-cell>
          <table:table-cell table:style-name="ce1" office:value-type="float" office:value="5.05800008773803" calcext:value-type="float">
            <text:p>5.05800008773803</text:p>
          </table:table-cell>
          <table:table-cell table:style-name="ce1" office:value-type="float" office:value="12.8509289981187" calcext:value-type="float">
            <text:p>12.85092899811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619401864.639" calcext:value-type="float">
            <text:p>1619401864.639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24.777006562867" calcext:value-type="float">
            <text:p>24.7770065628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619401873.476" calcext:value-type="float">
            <text:p>1619401873.476</text:p>
          </table:table-cell>
          <table:table-cell table:style-name="ce1" office:value-type="float" office:value="5.19199991226196" calcext:value-type="float">
            <text:p>5.19199991226196</text:p>
          </table:table-cell>
          <table:table-cell table:style-name="ce1" office:value-type="float" office:value="13.0970726404297" calcext:value-type="float">
            <text:p>13.09707264042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619401882.475" calcext:value-type="float">
            <text:p>1619401882.475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19.3767477400957" calcext:value-type="float">
            <text:p>19.37674774009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401891.352" calcext:value-type="float">
            <text:p>1619401891.352</text:p>
          </table:table-cell>
          <table:table-cell table:style-name="ce1" office:value-type="float" office:value="5.21799993515014" calcext:value-type="float">
            <text:p>5.21799993515014</text:p>
          </table:table-cell>
          <table:table-cell table:style-name="ce1" office:value-type="float" office:value="12.2652358749326" calcext:value-type="float">
            <text:p>12.26523587493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401900.313" calcext:value-type="float">
            <text:p>1619401900.313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11.3840623821477" calcext:value-type="float">
            <text:p>11.38406238214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401909.043" calcext:value-type="float">
            <text:p>1619401909.043</text:p>
          </table:table-cell>
          <table:table-cell table:style-name="ce1" office:value-type="float" office:value="5.02300000190734" calcext:value-type="float">
            <text:p>5.02300000190734</text:p>
          </table:table-cell>
          <table:table-cell table:style-name="ce1" office:value-type="float" office:value="9.55604220222442" calcext:value-type="float">
            <text:p>9.556042202224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1619401917.144" calcext:value-type="float">
            <text:p>1619401917.144</text:p>
          </table:table-cell>
          <table:table-cell table:style-name="ce1" office:value-type="float" office:value="5.00499987602233" calcext:value-type="float">
            <text:p>5.00499987602233</text:p>
          </table:table-cell>
          <table:table-cell table:style-name="ce1" office:value-type="float" office:value="54.1458554870882" calcext:value-type="float">
            <text:p>54.14585548708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19401925.75" calcext:value-type="float">
            <text:p>1619401925.75</text:p>
          </table:table-cell>
          <table:table-cell table:style-name="ce1" office:value-type="float" office:value="5.10400009155273" calcext:value-type="float">
            <text:p>5.10400009155273</text:p>
          </table:table-cell>
          <table:table-cell table:style-name="ce1" office:value-type="float" office:value="9.01253902329102" calcext:value-type="float">
            <text:p>9.012539023291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401934.62" calcext:value-type="float">
            <text:p>1619401934.62</text:p>
          </table:table-cell>
          <table:table-cell table:style-name="ce1" office:value-type="float" office:value="5.27600002288818" calcext:value-type="float">
            <text:p>5.27600002288818</text:p>
          </table:table-cell>
          <table:table-cell table:style-name="ce1" office:value-type="float" office:value="9.47687638041916" calcext:value-type="float">
            <text:p>9.476876380419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401943.666" calcext:value-type="float">
            <text:p>1619401943.666</text:p>
          </table:table-cell>
          <table:table-cell table:style-name="ce1" office:value-type="float" office:value="5.08100008964538" calcext:value-type="float">
            <text:p>5.08100008964538</text:p>
          </table:table-cell>
          <table:table-cell table:style-name="ce1" office:value-type="float" office:value="9.64377074109042" calcext:value-type="float">
            <text:p>9.643770741090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401952.613" calcext:value-type="float">
            <text:p>1619401952.613</text:p>
          </table:table-cell>
          <table:table-cell table:style-name="ce1" office:value-type="float" office:value="5.1560001373291" calcext:value-type="float">
            <text:p>5.1560001373291</text:p>
          </table:table-cell>
          <table:table-cell table:style-name="ce1" office:value-type="float" office:value="10.8611323716932" calcext:value-type="float">
            <text:p>10.86113237169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401961.551" calcext:value-type="float">
            <text:p>1619401961.551</text:p>
          </table:table-cell>
          <table:table-cell table:style-name="ce1" office:value-type="float" office:value="5.0349998474121" calcext:value-type="float">
            <text:p>5.0349998474121</text:p>
          </table:table-cell>
          <table:table-cell table:style-name="ce1" office:value-type="float" office:value="9.93048689479087" calcext:value-type="float">
            <text:p>9.930486894790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619401970.366" calcext:value-type="float">
            <text:p>1619401970.366</text:p>
          </table:table-cell>
          <table:table-cell table:style-name="ce1" office:value-type="float" office:value="5.03700017929077" calcext:value-type="float">
            <text:p>5.03700017929077</text:p>
          </table:table-cell>
          <table:table-cell table:style-name="ce1" office:value-type="float" office:value="21.8383950932255" calcext:value-type="float">
            <text:p>21.83839509322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401979.149" calcext:value-type="float">
            <text:p>1619401979.149</text:p>
          </table:table-cell>
          <table:table-cell table:style-name="ce1" office:value-type="float" office:value="5.01999998092651" calcext:value-type="float">
            <text:p>5.01999998092651</text:p>
          </table:table-cell>
          <table:table-cell table:style-name="ce1" office:value-type="float" office:value="10.3585657764091" calcext:value-type="float">
            <text:p>10.35856577640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19401987.882" calcext:value-type="float">
            <text:p>1619401987.882</text:p>
          </table:table-cell>
          <table:table-cell table:style-name="ce1" office:value-type="float" office:value="5.06299996376037" calcext:value-type="float">
            <text:p>5.06299996376037</text:p>
          </table:table-cell>
          <table:table-cell table:style-name="ce1" office:value-type="float" office:value="15.8009086653405" calcext:value-type="float">
            <text:p>15.80090866534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401996.728" calcext:value-type="float">
            <text:p>1619401996.728</text:p>
          </table:table-cell>
          <table:table-cell table:style-name="ce1" office:value-type="float" office:value="5.14199995994567" calcext:value-type="float">
            <text:p>5.14199995994567</text:p>
          </table:table-cell>
          <table:table-cell table:style-name="ce1" office:value-type="float" office:value="9.91831979721345" calcext:value-type="float">
            <text:p>9.918319797213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619402005.666" calcext:value-type="float">
            <text:p>1619402005.666</text:p>
          </table:table-cell>
          <table:table-cell table:style-name="ce1" office:value-type="float" office:value="5.05100011825561" calcext:value-type="float">
            <text:p>5.05100011825561</text:p>
          </table:table-cell>
          <table:table-cell table:style-name="ce1" office:value-type="float" office:value="21.5798846660181" calcext:value-type="float">
            <text:p>21.57988466601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402014.509" calcext:value-type="float">
            <text:p>1619402014.509</text:p>
          </table:table-cell>
          <table:table-cell table:style-name="ce1" office:value-type="float" office:value="5.41700005531311" calcext:value-type="float">
            <text:p>5.41700005531311</text:p>
          </table:table-cell>
          <table:table-cell table:style-name="ce1" office:value-type="float" office:value="8.12257698924035" calcext:value-type="float">
            <text:p>8.122576989240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402023.686" calcext:value-type="float">
            <text:p>1619402023.686</text:p>
          </table:table-cell>
          <table:table-cell table:style-name="ce1" office:value-type="float" office:value="5.08399987220764" calcext:value-type="float">
            <text:p>5.08399987220764</text:p>
          </table:table-cell>
          <table:table-cell table:style-name="ce1" office:value-type="float" office:value="15.3422505823411" calcext:value-type="float">
            <text:p>15.34225058234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402032.593" calcext:value-type="float">
            <text:p>1619402032.593</text:p>
          </table:table-cell>
          <table:table-cell table:style-name="ce1" office:value-type="float" office:value="5.32200002670288" calcext:value-type="float">
            <text:p>5.32200002670288</text:p>
          </table:table-cell>
          <table:table-cell table:style-name="ce1" office:value-type="float" office:value="10.5223599622365" calcext:value-type="float">
            <text:p>10.52235996223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402041.714" calcext:value-type="float">
            <text:p>1619402041.714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12.1393032522001" calcext:value-type="float">
            <text:p>12.13930325220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402050.48" calcext:value-type="float">
            <text:p>1619402050.48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10.9868157289202" calcext:value-type="float">
            <text:p>10.98681572892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1619402058.571" calcext:value-type="float">
            <text:p>1619402058.571</text:p>
          </table:table-cell>
          <table:table-cell table:style-name="ce1" office:value-type="float" office:value="5.010999917984" calcext:value-type="float">
            <text:p>5.010999917984</text:p>
          </table:table-cell>
          <table:table-cell table:style-name="ce1" office:value-type="float" office:value="56.2761932978542" calcext:value-type="float">
            <text:p>56.27619329785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402067.196" calcext:value-type="float">
            <text:p>1619402067.196</text:p>
          </table:table-cell>
          <table:table-cell table:style-name="ce1" office:value-type="float" office:value="5.08599996566772" calcext:value-type="float">
            <text:p>5.08599996566772</text:p>
          </table:table-cell>
          <table:table-cell table:style-name="ce1" office:value-type="float" office:value="9.43767210460416" calcext:value-type="float">
            <text:p>9.437672104604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402076.07" calcext:value-type="float">
            <text:p>1619402076.07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9.92260362360278" calcext:value-type="float">
            <text:p>9.922603623602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402084.968" calcext:value-type="float">
            <text:p>1619402084.968</text:p>
          </table:table-cell>
          <table:table-cell table:style-name="ce1" office:value-type="float" office:value="5.4390001296997" calcext:value-type="float">
            <text:p>5.4390001296997</text:p>
          </table:table-cell>
          <table:table-cell table:style-name="ce1" office:value-type="float" office:value="9.37672343883833" calcext:value-type="float">
            <text:p>9.376723438838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402094.186" calcext:value-type="float">
            <text:p>1619402094.186</text:p>
          </table:table-cell>
          <table:table-cell table:style-name="ce1" office:value-type="float" office:value="5.21999979019165" calcext:value-type="float">
            <text:p>5.21999979019165</text:p>
          </table:table-cell>
          <table:table-cell table:style-name="ce1" office:value-type="float" office:value="9.57854444629475" calcext:value-type="float">
            <text:p>9.578544446294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402103.207" calcext:value-type="float">
            <text:p>1619402103.207</text:p>
          </table:table-cell>
          <table:table-cell table:style-name="ce1" office:value-type="float" office:value="5.06999993324279" calcext:value-type="float">
            <text:p>5.06999993324279</text:p>
          </table:table-cell>
          <table:table-cell table:style-name="ce1" office:value-type="float" office:value="10.4536490528316" calcext:value-type="float">
            <text:p>10.45364905283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619402112.13" calcext:value-type="float">
            <text:p>1619402112.13</text:p>
          </table:table-cell>
          <table:table-cell table:style-name="ce1" office:value-type="float" office:value="5.04999995231628" calcext:value-type="float">
            <text:p>5.04999995231628</text:p>
          </table:table-cell>
          <table:table-cell table:style-name="ce1" office:value-type="float" office:value="21.980198227346" calcext:value-type="float">
            <text:p>21.9801982273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402120.967" calcext:value-type="float">
            <text:p>1619402120.967</text:p>
          </table:table-cell>
          <table:table-cell table:style-name="ce1" office:value-type="float" office:value="5.03399991989135" calcext:value-type="float">
            <text:p>5.03399991989135</text:p>
          </table:table-cell>
          <table:table-cell table:style-name="ce1" office:value-type="float" office:value="10.7270561897755" calcext:value-type="float">
            <text:p>10.72705618977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19402129.724" calcext:value-type="float">
            <text:p>1619402129.724</text:p>
          </table:table-cell>
          <table:table-cell table:style-name="ce1" office:value-type="float" office:value="5.01600003242492" calcext:value-type="float">
            <text:p>5.01600003242492</text:p>
          </table:table-cell>
          <table:table-cell table:style-name="ce1" office:value-type="float" office:value="16.9457734151783" calcext:value-type="float">
            <text:p>16.94577341517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19402138.519" calcext:value-type="float">
            <text:p>1619402138.519</text:p>
          </table:table-cell>
          <table:table-cell table:style-name="ce1" office:value-type="float" office:value="5.17199993133544" calcext:value-type="float">
            <text:p>5.17199993133544</text:p>
          </table:table-cell>
          <table:table-cell table:style-name="ce1" office:value-type="float" office:value="9.28074258260982" calcext:value-type="float">
            <text:p>9.280742582609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619402147.595" calcext:value-type="float">
            <text:p>1619402147.595</text:p>
          </table:table-cell>
          <table:table-cell table:style-name="ce1" office:value-type="float" office:value="5.07599997520446" calcext:value-type="float">
            <text:p>5.07599997520446</text:p>
          </table:table-cell>
          <table:table-cell table:style-name="ce1" office:value-type="float" office:value="20.0945627459131" calcext:value-type="float">
            <text:p>20.09456274591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402156.49" calcext:value-type="float">
            <text:p>1619402156.49</text:p>
          </table:table-cell>
          <table:table-cell table:style-name="ce1" office:value-type="float" office:value="5.37700009346008" calcext:value-type="float">
            <text:p>5.37700009346008</text:p>
          </table:table-cell>
          <table:table-cell table:style-name="ce1" office:value-type="float" office:value="8.74093345416991" calcext:value-type="float">
            <text:p>8.740933454169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619402165.645" calcext:value-type="float">
            <text:p>1619402165.645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16.0778083133594" calcext:value-type="float">
            <text:p>16.07780831335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402174.549" calcext:value-type="float">
            <text:p>1619402174.549</text:p>
          </table:table-cell>
          <table:table-cell table:style-name="ce1" office:value-type="float" office:value="5.31099987030029" calcext:value-type="float">
            <text:p>5.31099987030029</text:p>
          </table:table-cell>
          <table:table-cell table:style-name="ce1" office:value-type="float" office:value="9.79100005081714" calcext:value-type="float">
            <text:p>9.791000050817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402183.592" calcext:value-type="float">
            <text:p>1619402183.592</text:p>
          </table:table-cell>
          <table:table-cell table:style-name="ce1" office:value-type="float" office:value="5.17599987983703" calcext:value-type="float">
            <text:p>5.17599987983703</text:p>
          </table:table-cell>
          <table:table-cell table:style-name="ce1" office:value-type="float" office:value="2.70479140746053" calcext:value-type="float">
            <text:p>2.704791407460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402192.672" calcext:value-type="float">
            <text:p>1619402192.672</text:p>
          </table:table-cell>
          <table:table-cell table:style-name="ce1" office:value-type="float" office:value="5.57599997520446" calcext:value-type="float">
            <text:p>5.57599997520446</text:p>
          </table:table-cell>
          <table:table-cell table:style-name="ce1" office:value-type="float" office:value="2.51076041288659" calcext:value-type="float">
            <text:p>2.510760412886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619402201.567" calcext:value-type="float">
            <text:p>1619402201.567</text:p>
          </table:table-cell>
          <table:table-cell table:style-name="ce1" office:value-type="float" office:value="5.12900018692016" calcext:value-type="float">
            <text:p>5.12900018692016</text:p>
          </table:table-cell>
          <table:table-cell table:style-name="ce1" office:value-type="float" office:value="25.5410402078113" calcext:value-type="float">
            <text:p>25.54104020781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402210.28" calcext:value-type="float">
            <text:p>1619402210.28</text:p>
          </table:table-cell>
          <table:table-cell table:style-name="ce1" office:value-type="float" office:value="5.03200006484985" calcext:value-type="float">
            <text:p>5.03200006484985</text:p>
          </table:table-cell>
          <table:table-cell table:style-name="ce1" office:value-type="float" office:value="11.5262319659232" calcext:value-type="float">
            <text:p>11.52623196592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402219.019" calcext:value-type="float">
            <text:p>1619402219.019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15.568862305085" calcext:value-type="float">
            <text:p>15.5688623050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402227.721" calcext:value-type="float">
            <text:p>1619402227.721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11.5445861494274" calcext:value-type="float">
            <text:p>11.54458614942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619402235.874" calcext:value-type="float">
            <text:p>1619402235.874</text:p>
          </table:table-cell>
          <table:table-cell table:style-name="ce1" office:value-type="float" office:value="5.26499986648559" calcext:value-type="float">
            <text:p>5.26499986648559</text:p>
          </table:table-cell>
          <table:table-cell table:style-name="ce1" office:value-type="float" office:value="23.5517574823359" calcext:value-type="float">
            <text:p>23.55175748233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402244.699" calcext:value-type="float">
            <text:p>1619402244.699</text:p>
          </table:table-cell>
          <table:table-cell table:style-name="ce1" office:value-type="float" office:value="5.03500008583068" calcext:value-type="float">
            <text:p>5.03500008583068</text:p>
          </table:table-cell>
          <table:table-cell table:style-name="ce1" office:value-type="float" office:value="10.5263156100335" calcext:value-type="float">
            <text:p>10.52631561003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19402253.378" calcext:value-type="float">
            <text:p>1619402253.378</text:p>
          </table:table-cell>
          <table:table-cell table:style-name="ce1" office:value-type="float" office:value="5.22300004959106" calcext:value-type="float">
            <text:p>5.22300004959106</text:p>
          </table:table-cell>
          <table:table-cell table:style-name="ce1" office:value-type="float" office:value="15.1254067106863" calcext:value-type="float">
            <text:p>15.12540671068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402262.271" calcext:value-type="float">
            <text:p>1619402262.271</text:p>
          </table:table-cell>
          <table:table-cell table:style-name="ce1" office:value-type="float" office:value="5.04700016975402" calcext:value-type="float">
            <text:p>5.04700016975402</text:p>
          </table:table-cell>
          <table:table-cell table:style-name="ce1" office:value-type="float" office:value="11.4919750444206" calcext:value-type="float">
            <text:p>11.49197504442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619402270.498" calcext:value-type="float">
            <text:p>1619402270.498</text:p>
          </table:table-cell>
          <table:table-cell table:style-name="ce1" office:value-type="float" office:value="5.00800013542175" calcext:value-type="float">
            <text:p>5.00800013542175</text:p>
          </table:table-cell>
          <table:table-cell table:style-name="ce1" office:value-type="float" office:value="53.7140560555008" calcext:value-type="float">
            <text:p>53.714056055500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402279.074" calcext:value-type="float">
            <text:p>1619402279.074</text:p>
          </table:table-cell>
          <table:table-cell table:style-name="ce1" office:value-type="float" office:value="5.21600008010864" calcext:value-type="float">
            <text:p>5.21600008010864</text:p>
          </table:table-cell>
          <table:table-cell table:style-name="ce1" office:value-type="float" office:value="10.9279139425957" calcext:value-type="float">
            <text:p>10.92791394259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19402287.996" calcext:value-type="float">
            <text:p>1619402287.996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16.666666792814" calcext:value-type="float">
            <text:p>16.6666667928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402296.783" calcext:value-type="float">
            <text:p>1619402296.783</text:p>
          </table:table-cell>
          <table:table-cell table:style-name="ce1" office:value-type="float" office:value="5.30200004577636" calcext:value-type="float">
            <text:p>5.30200004577636</text:p>
          </table:table-cell>
          <table:table-cell table:style-name="ce1" office:value-type="float" office:value="10.5620519646374" calcext:value-type="float">
            <text:p>10.56205196463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619402305.178" calcext:value-type="float">
            <text:p>1619402305.178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54.890219665364" calcext:value-type="float">
            <text:p>54.8902196653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402313.739" calcext:value-type="float">
            <text:p>1619402313.739</text:p>
          </table:table-cell>
          <table:table-cell table:style-name="ce1" office:value-type="float" office:value="5.25999999046325" calcext:value-type="float">
            <text:p>5.25999999046325</text:p>
          </table:table-cell>
          <table:table-cell table:style-name="ce1" office:value-type="float" office:value="10.4562737832165" calcext:value-type="float">
            <text:p>10.45627378321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2322.675" calcext:value-type="float">
            <text:p>1619402322.675</text:p>
          </table:table-cell>
          <table:table-cell table:style-name="ce1" office:value-type="float" office:value="5.71600008010864" calcext:value-type="float">
            <text:p>5.71600008010864</text:p>
          </table:table-cell>
          <table:table-cell table:style-name="ce1" office:value-type="float" office:value="2.79916021269473" calcext:value-type="float">
            <text:p>2.799160212694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2332.458" calcext:value-type="float">
            <text:p>1619402332.458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3.19042864712078" calcext:value-type="float">
            <text:p>3.190428647120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402341.412" calcext:value-type="float">
            <text:p>1619402341.412</text:p>
          </table:table-cell>
          <table:table-cell table:style-name="ce1" office:value-type="float" office:value="5.09300017356872" calcext:value-type="float">
            <text:p>5.09300017356872</text:p>
          </table:table-cell>
          <table:table-cell table:style-name="ce1" office:value-type="float" office:value="4.71235012410826" calcext:value-type="float">
            <text:p>4.712350124108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2350.38" calcext:value-type="float">
            <text:p>1619402350.38</text:p>
          </table:table-cell>
          <table:table-cell table:style-name="ce1" office:value-type="float" office:value="5.35699987411499" calcext:value-type="float">
            <text:p>5.35699987411499</text:p>
          </table:table-cell>
          <table:table-cell table:style-name="ce1" office:value-type="float" office:value="2.80007473445724" calcext:value-type="float">
            <text:p>2.800074734457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402359.685" calcext:value-type="float">
            <text:p>1619402359.685</text:p>
          </table:table-cell>
          <table:table-cell table:style-name="ce1" office:value-type="float" office:value="5.26200008392334" calcext:value-type="float">
            <text:p>5.26200008392334</text:p>
          </table:table-cell>
          <table:table-cell table:style-name="ce1" office:value-type="float" office:value="5.13112876651055" calcext:value-type="float">
            <text:p>5.131128766510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2368.878" calcext:value-type="float">
            <text:p>1619402368.878</text:p>
          </table:table-cell>
          <table:table-cell table:style-name="ce1" office:value-type="float" office:value="5.3380000591278" calcext:value-type="float">
            <text:p>5.3380000591278</text:p>
          </table:table-cell>
          <table:table-cell table:style-name="ce1" office:value-type="float" office:value="2.81004118281161" calcext:value-type="float">
            <text:p>2.810041182811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19402378.152" calcext:value-type="float">
            <text:p>1619402378.152</text:p>
          </table:table-cell>
          <table:table-cell table:style-name="ce1" office:value-type="float" office:value="5.04800009727478" calcext:value-type="float">
            <text:p>5.04800009727478</text:p>
          </table:table-cell>
          <table:table-cell table:style-name="ce1" office:value-type="float" office:value="4.75435807003186" calcext:value-type="float">
            <text:p>4.754358070031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2387.104" calcext:value-type="float">
            <text:p>1619402387.104</text:p>
          </table:table-cell>
          <table:table-cell table:style-name="ce1" office:value-type="float" office:value="5.19999980926513" calcext:value-type="float">
            <text:p>5.19999980926513</text:p>
          </table:table-cell>
          <table:table-cell table:style-name="ce1" office:value-type="float" office:value="2.88461549042245" calcext:value-type="float">
            <text:p>2.884615490422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402396.375" calcext:value-type="float">
            <text:p>1619402396.375</text:p>
          </table:table-cell>
          <table:table-cell table:style-name="ce1" office:value-type="float" office:value="5.14800000190734" calcext:value-type="float">
            <text:p>5.14800000190734</text:p>
          </table:table-cell>
          <table:table-cell table:style-name="ce1" office:value-type="float" office:value="12.2377622332281" calcext:value-type="float">
            <text:p>12.23776223322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402405.218" calcext:value-type="float">
            <text:p>1619402405.218</text:p>
          </table:table-cell>
          <table:table-cell table:style-name="ce1" office:value-type="float" office:value="5.26699995994567" calcext:value-type="float">
            <text:p>5.26699995994567</text:p>
          </table:table-cell>
          <table:table-cell table:style-name="ce1" office:value-type="float" office:value="12.3409911703645" calcext:value-type="float">
            <text:p>12.34099117036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402414.189" calcext:value-type="float">
            <text:p>1619402414.189</text:p>
          </table:table-cell>
          <table:table-cell table:style-name="ce1" office:value-type="float" office:value="5.08900022506713" calcext:value-type="float">
            <text:p>5.08900022506713</text:p>
          </table:table-cell>
          <table:table-cell table:style-name="ce1" office:value-type="float" office:value="14.9341710824933" calcext:value-type="float">
            <text:p>14.93417108249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402423.047" calcext:value-type="float">
            <text:p>1619402423.047</text:p>
          </table:table-cell>
          <table:table-cell table:style-name="ce1" office:value-type="float" office:value="5.33200001716613" calcext:value-type="float">
            <text:p>5.33200001716613</text:p>
          </table:table-cell>
          <table:table-cell table:style-name="ce1" office:value-type="float" office:value="12.1905475976622" calcext:value-type="float">
            <text:p>12.19054759766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402432.1" calcext:value-type="float">
            <text:p>1619402432.1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14.3454869961881" calcext:value-type="float">
            <text:p>14.34548699618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402440.903" calcext:value-type="float">
            <text:p>1619402440.903</text:p>
          </table:table-cell>
          <table:table-cell table:style-name="ce1" office:value-type="float" office:value="5.29099988937377" calcext:value-type="float">
            <text:p>5.29099988937377</text:p>
          </table:table-cell>
          <table:table-cell table:style-name="ce1" office:value-type="float" office:value="12.09601234892" calcext:value-type="float">
            <text:p>12.096012348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402449.937" calcext:value-type="float">
            <text:p>1619402449.937</text:p>
          </table:table-cell>
          <table:table-cell table:style-name="ce1" office:value-type="float" office:value="5.16100001335144" calcext:value-type="float">
            <text:p>5.16100001335144</text:p>
          </table:table-cell>
          <table:table-cell table:style-name="ce1" office:value-type="float" office:value="14.9195891882972" calcext:value-type="float">
            <text:p>14.91958918829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402458.833" calcext:value-type="float">
            <text:p>1619402458.833</text:p>
          </table:table-cell>
          <table:table-cell table:style-name="ce1" office:value-type="float" office:value="5.32299995422363" calcext:value-type="float">
            <text:p>5.32299995422363</text:p>
          </table:table-cell>
          <table:table-cell table:style-name="ce1" office:value-type="float" office:value="12.0232952377198" calcext:value-type="float">
            <text:p>12.02329523771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2467.887" calcext:value-type="float">
            <text:p>1619402467.887</text:p>
          </table:table-cell>
          <table:table-cell table:style-name="ce1" office:value-type="float" office:value="5.06699991226196" calcext:value-type="float">
            <text:p>5.06699991226196</text:p>
          </table:table-cell>
          <table:table-cell table:style-name="ce1" office:value-type="float" office:value="2.96033160839425" calcext:value-type="float">
            <text:p>2.960331608394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402476.882" calcext:value-type="float">
            <text:p>1619402476.882</text:p>
          </table:table-cell>
          <table:table-cell table:style-name="ce1" office:value-type="float" office:value="5.06999993324279" calcext:value-type="float">
            <text:p>5.06999993324279</text:p>
          </table:table-cell>
          <table:table-cell table:style-name="ce1" office:value-type="float" office:value="2.76134125923854" calcext:value-type="float">
            <text:p>2.7613412592385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1619402485.212" calcext:value-type="float">
            <text:p>1619402485.2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.6" calcext:value-type="float">
            <text:p>55.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402493.811" calcext:value-type="float">
            <text:p>1619402493.811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12.1902479272139" calcext:value-type="float">
            <text:p>12.19024792721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402502.546" calcext:value-type="float">
            <text:p>1619402502.546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15.5564421518727" calcext:value-type="float">
            <text:p>15.55644215187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402511.298" calcext:value-type="float">
            <text:p>1619402511.298</text:p>
          </table:table-cell>
          <table:table-cell table:style-name="ce1" office:value-type="float" office:value="5.02099990844726" calcext:value-type="float">
            <text:p>5.02099990844726</text:p>
          </table:table-cell>
          <table:table-cell table:style-name="ce1" office:value-type="float" office:value="12.5473015631825" calcext:value-type="float">
            <text:p>12.547301563182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402519.399" calcext:value-type="float">
            <text:p>1619402519.399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56.6753125395798" calcext:value-type="float">
            <text:p>56.67531253957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619402528.01" calcext:value-type="float">
            <text:p>1619402528.01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12.9844185887239" calcext:value-type="float">
            <text:p>12.98441858872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402536.762" calcext:value-type="float">
            <text:p>1619402536.762</text:p>
          </table:table-cell>
          <table:table-cell table:style-name="ce1" office:value-type="float" office:value="5.10899996757507" calcext:value-type="float">
            <text:p>5.10899996757507</text:p>
          </table:table-cell>
          <table:table-cell table:style-name="ce1" office:value-type="float" office:value="15.0714426480114" calcext:value-type="float">
            <text:p>15.07144264801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402545.645" calcext:value-type="float">
            <text:p>1619402545.645</text:p>
          </table:table-cell>
          <table:table-cell table:style-name="ce1" office:value-type="float" office:value="5.05399990081787" calcext:value-type="float">
            <text:p>5.05399990081787</text:p>
          </table:table-cell>
          <table:table-cell table:style-name="ce1" office:value-type="float" office:value="12.2675111232128" calcext:value-type="float">
            <text:p>12.26751112321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1619402553.864" calcext:value-type="float">
            <text:p>1619402553.864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56.453221494902" calcext:value-type="float">
            <text:p>56.4532214949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402562.484" calcext:value-type="float">
            <text:p>1619402562.484</text:p>
          </table:table-cell>
          <table:table-cell table:style-name="ce1" office:value-type="float" office:value="5.18700003623962" calcext:value-type="float">
            <text:p>5.18700003623962</text:p>
          </table:table-cell>
          <table:table-cell table:style-name="ce1" office:value-type="float" office:value="11.3745902424887" calcext:value-type="float">
            <text:p>11.37459024248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619402571.412" calcext:value-type="float">
            <text:p>1619402571.412</text:p>
          </table:table-cell>
          <table:table-cell table:style-name="ce1" office:value-type="float" office:value="5.16799998283386" calcext:value-type="float">
            <text:p>5.16799998283386</text:p>
          </table:table-cell>
          <table:table-cell table:style-name="ce1" office:value-type="float" office:value="16.0603715703743" calcext:value-type="float">
            <text:p>16.06037157037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402580.364" calcext:value-type="float">
            <text:p>1619402580.364</text:p>
          </table:table-cell>
          <table:table-cell table:style-name="ce1" office:value-type="float" office:value="5.3989999294281" calcext:value-type="float">
            <text:p>5.3989999294281</text:p>
          </table:table-cell>
          <table:table-cell table:style-name="ce1" office:value-type="float" office:value="10.9279497631424" calcext:value-type="float">
            <text:p>10.92794976314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402588.869" calcext:value-type="float">
            <text:p>1619402588.869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56.7205915180697" calcext:value-type="float">
            <text:p>56.72059151806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402597.482" calcext:value-type="float">
            <text:p>1619402597.482</text:p>
          </table:table-cell>
          <table:table-cell table:style-name="ce1" office:value-type="float" office:value="5.07399988174438" calcext:value-type="float">
            <text:p>5.07399988174438</text:p>
          </table:table-cell>
          <table:table-cell table:style-name="ce1" office:value-type="float" office:value="10.248325031912" calcext:value-type="float">
            <text:p>10.2483250319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2606.361" calcext:value-type="float">
            <text:p>1619402606.361</text:p>
          </table:table-cell>
          <table:table-cell table:style-name="ce1" office:value-type="float" office:value="5.31299996376037" calcext:value-type="float">
            <text:p>5.31299996376037</text:p>
          </table:table-cell>
          <table:table-cell table:style-name="ce1" office:value-type="float" office:value="3.01148129289195" calcext:value-type="float">
            <text:p>3.011481292891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2615.7" calcext:value-type="float">
            <text:p>1619402615.7</text:p>
          </table:table-cell>
          <table:table-cell table:style-name="ce1" office:value-type="float" office:value="5.59999990463256" calcext:value-type="float">
            <text:p>5.59999990463256</text:p>
          </table:table-cell>
          <table:table-cell table:style-name="ce1" office:value-type="float" office:value="2.85714290579971" calcext:value-type="float">
            <text:p>2.857142905799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402625.233" calcext:value-type="float">
            <text:p>1619402625.233</text:p>
          </table:table-cell>
          <table:table-cell table:style-name="ce1" office:value-type="float" office:value="5.16400003433227" calcext:value-type="float">
            <text:p>5.16400003433227</text:p>
          </table:table-cell>
          <table:table-cell table:style-name="ce1" office:value-type="float" office:value="5.03485666675869" calcext:value-type="float">
            <text:p>5.034856666758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2634.305" calcext:value-type="float">
            <text:p>1619402634.305</text:p>
          </table:table-cell>
          <table:table-cell table:style-name="ce1" office:value-type="float" office:value="5.42999982833862" calcext:value-type="float">
            <text:p>5.42999982833862</text:p>
          </table:table-cell>
          <table:table-cell table:style-name="ce1" office:value-type="float" office:value="2.76243102655666" calcext:value-type="float">
            <text:p>2.762431026556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402643.714" calcext:value-type="float">
            <text:p>1619402643.714</text:p>
          </table:table-cell>
          <table:table-cell table:style-name="ce1" office:value-type="float" office:value="5.18099999427795" calcext:value-type="float">
            <text:p>5.18099999427795</text:p>
          </table:table-cell>
          <table:table-cell table:style-name="ce1" office:value-type="float" office:value="5.21134916614931" calcext:value-type="float">
            <text:p>5.211349166149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2652.852" calcext:value-type="float">
            <text:p>1619402652.852</text:p>
          </table:table-cell>
          <table:table-cell table:style-name="ce1" office:value-type="float" office:value="5.40100002288818" calcext:value-type="float">
            <text:p>5.40100002288818</text:p>
          </table:table-cell>
          <table:table-cell table:style-name="ce1" office:value-type="float" office:value="2.77726345795843" calcext:value-type="float">
            <text:p>2.777263457958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402662.242" calcext:value-type="float">
            <text:p>1619402662.242</text:p>
          </table:table-cell>
          <table:table-cell table:style-name="ce1" office:value-type="float" office:value="5.33199977874755" calcext:value-type="float">
            <text:p>5.33199977874755</text:p>
          </table:table-cell>
          <table:table-cell table:style-name="ce1" office:value-type="float" office:value="5.06376615160739" calcext:value-type="float">
            <text:p>5.063766151607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2671.672" calcext:value-type="float">
            <text:p>1619402671.672</text:p>
          </table:table-cell>
          <table:table-cell table:style-name="ce1" office:value-type="float" office:value="5.54900002479553" calcext:value-type="float">
            <text:p>5.54900002479553</text:p>
          </table:table-cell>
          <table:table-cell table:style-name="ce1" office:value-type="float" office:value="2.7031897518423" calcext:value-type="float">
            <text:p>2.70318975184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402681.369" calcext:value-type="float">
            <text:p>1619402681.369</text:p>
          </table:table-cell>
          <table:table-cell table:style-name="ce1" office:value-type="float" office:value="5.15900015830993" calcext:value-type="float">
            <text:p>5.15900015830993</text:p>
          </table:table-cell>
          <table:table-cell table:style-name="ce1" office:value-type="float" office:value="13.9561926324086" calcext:value-type="float">
            <text:p>13.95619263240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19402690.322" calcext:value-type="float">
            <text:p>1619402690.322</text:p>
          </table:table-cell>
          <table:table-cell table:style-name="ce1" office:value-type="float" office:value="5.32299995422363" calcext:value-type="float">
            <text:p>5.32299995422363</text:p>
          </table:table-cell>
          <table:table-cell table:style-name="ce1" office:value-type="float" office:value="14.0897991067029" calcext:value-type="float">
            <text:p>14.08979910670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402699.381" calcext:value-type="float">
            <text:p>1619402699.381</text:p>
          </table:table-cell>
          <table:table-cell table:style-name="ce1" office:value-type="float" office:value="5.12199997901916" calcext:value-type="float">
            <text:p>5.12199997901916</text:p>
          </table:table-cell>
          <table:table-cell table:style-name="ce1" office:value-type="float" office:value="15.228426458318" calcext:value-type="float">
            <text:p>15.2284264583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619402708.273" calcext:value-type="float">
            <text:p>1619402708.273</text:p>
          </table:table-cell>
          <table:table-cell table:style-name="ce1" office:value-type="float" office:value="5.09400010108947" calcext:value-type="float">
            <text:p>5.09400010108947</text:p>
          </table:table-cell>
          <table:table-cell table:style-name="ce1" office:value-type="float" office:value="13.7416565784968" calcext:value-type="float">
            <text:p>13.74165657849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19402717.124" calcext:value-type="float">
            <text:p>1619402717.124</text:p>
          </table:table-cell>
          <table:table-cell table:style-name="ce1" office:value-type="float" office:value="5.1819999217987" calcext:value-type="float">
            <text:p>5.1819999217987</text:p>
          </table:table-cell>
          <table:table-cell table:style-name="ce1" office:value-type="float" office:value="16.2099577899729" calcext:value-type="float">
            <text:p>16.20995778997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402726.121" calcext:value-type="float">
            <text:p>1619402726.121</text:p>
          </table:table-cell>
          <table:table-cell table:style-name="ce1" office:value-type="float" office:value="5.27999997138977" calcext:value-type="float">
            <text:p>5.27999997138977</text:p>
          </table:table-cell>
          <table:table-cell table:style-name="ce1" office:value-type="float" office:value="13.8257576506738" calcext:value-type="float">
            <text:p>13.82575765067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619402735.141" calcext:value-type="float">
            <text:p>1619402735.141</text:p>
          </table:table-cell>
          <table:table-cell table:style-name="ce1" office:value-type="float" office:value="5.31399989128112" calcext:value-type="float">
            <text:p>5.31399989128112</text:p>
          </table:table-cell>
          <table:table-cell table:style-name="ce1" office:value-type="float" office:value="14.4900266419532" calcext:value-type="float">
            <text:p>14.49002664195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19402744.236" calcext:value-type="float">
            <text:p>1619402744.236</text:p>
          </table:table-cell>
          <table:table-cell table:style-name="ce1" office:value-type="float" office:value="5.24199986457824" calcext:value-type="float">
            <text:p>5.24199986457824</text:p>
          </table:table-cell>
          <table:table-cell table:style-name="ce1" office:value-type="float" office:value="13.735215921413" calcext:value-type="float">
            <text:p>13.7352159214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619402753.197" calcext:value-type="float">
            <text:p>1619402753.197</text:p>
          </table:table-cell>
          <table:table-cell table:style-name="ce1" office:value-type="float" office:value="5.02799987792968" calcext:value-type="float">
            <text:p>5.02799987792968</text:p>
          </table:table-cell>
          <table:table-cell table:style-name="ce1" office:value-type="float" office:value="12.3309469978604" calcext:value-type="float">
            <text:p>12.33094699786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402761.912" calcext:value-type="float">
            <text:p>1619402761.912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9.92260362360278" calcext:value-type="float">
            <text:p>9.922603623602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1619402770.029" calcext:value-type="float">
            <text:p>1619402770.029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54.4475475315545" calcext:value-type="float">
            <text:p>54.44754753155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402778.6" calcext:value-type="float">
            <text:p>1619402778.6</text:p>
          </table:table-cell>
          <table:table-cell table:style-name="ce1" office:value-type="float" office:value="5.02100014686584" calcext:value-type="float">
            <text:p>5.02100014686584</text:p>
          </table:table-cell>
          <table:table-cell table:style-name="ce1" office:value-type="float" office:value="9.95817537093889" calcext:value-type="float">
            <text:p>9.958175370938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402787.307" calcext:value-type="float">
            <text:p>1619402787.307</text:p>
          </table:table-cell>
          <table:table-cell table:style-name="ce1" office:value-type="float" office:value="5.12300014495849" calcext:value-type="float">
            <text:p>5.12300014495849</text:p>
          </table:table-cell>
          <table:table-cell table:style-name="ce1" office:value-type="float" office:value="9.95510414931155" calcext:value-type="float">
            <text:p>9.955104149311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402796.192" calcext:value-type="float">
            <text:p>1619402796.192</text:p>
          </table:table-cell>
          <table:table-cell table:style-name="ce1" office:value-type="float" office:value="5.52600002288818" calcext:value-type="float">
            <text:p>5.52600002288818</text:p>
          </table:table-cell>
          <table:table-cell table:style-name="ce1" office:value-type="float" office:value="7.23850883719212" calcext:value-type="float">
            <text:p>7.238508837192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619402804.812" calcext:value-type="float">
            <text:p>1619402804.812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54.9231079840463" calcext:value-type="float">
            <text:p>54.92310798404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19402813.392" calcext:value-type="float">
            <text:p>1619402813.392</text:p>
          </table:table-cell>
          <table:table-cell table:style-name="ce1" office:value-type="float" office:value="5.35500001907348" calcext:value-type="float">
            <text:p>5.35500001907348</text:p>
          </table:table-cell>
          <table:table-cell table:style-name="ce1" office:value-type="float" office:value="7.28291313932576" calcext:value-type="float">
            <text:p>7.282913139325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402822.456" calcext:value-type="float">
            <text:p>1619402822.456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11.1709554901573" calcext:value-type="float">
            <text:p>11.17095549015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402831.212" calcext:value-type="float">
            <text:p>1619402831.212</text:p>
          </table:table-cell>
          <table:table-cell table:style-name="ce1" office:value-type="float" office:value="5.01100015640258" calcext:value-type="float">
            <text:p>5.01100015640258</text:p>
          </table:table-cell>
          <table:table-cell table:style-name="ce1" office:value-type="float" office:value="10.3771699016132" calcext:value-type="float">
            <text:p>10.37716990161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619402839.944" calcext:value-type="float">
            <text:p>1619402839.944</text:p>
          </table:table-cell>
          <table:table-cell table:style-name="ce1" office:value-type="float" office:value="5.05099987983703" calcext:value-type="float">
            <text:p>5.05099987983703</text:p>
          </table:table-cell>
          <table:table-cell table:style-name="ce1" office:value-type="float" office:value="12.6707585671264" calcext:value-type="float">
            <text:p>12.67075856712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402848.725" calcext:value-type="float">
            <text:p>1619402848.725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10.3544403085958" calcext:value-type="float">
            <text:p>10.35444030859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402857.451" calcext:value-type="float">
            <text:p>1619402857.451</text:p>
          </table:table-cell>
          <table:table-cell table:style-name="ce1" office:value-type="float" office:value="5.26999998092651" calcext:value-type="float">
            <text:p>5.26999998092651</text:p>
          </table:table-cell>
          <table:table-cell table:style-name="ce1" office:value-type="float" office:value="8.53889946164451" calcext:value-type="float">
            <text:p>8.538899461644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402866.45" calcext:value-type="float">
            <text:p>1619402866.45</text:p>
          </table:table-cell>
          <table:table-cell table:style-name="ce1" office:value-type="float" office:value="5.20499992370605" calcext:value-type="float">
            <text:p>5.20499992370605</text:p>
          </table:table-cell>
          <table:table-cell table:style-name="ce1" office:value-type="float" office:value="8.64553326793503" calcext:value-type="float">
            <text:p>8.645533267935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402875.366" calcext:value-type="float">
            <text:p>1619402875.366</text:p>
          </table:table-cell>
          <table:table-cell table:style-name="ce1" office:value-type="float" office:value="5.31000018119812" calcext:value-type="float">
            <text:p>5.31000018119812</text:p>
          </table:table-cell>
          <table:table-cell table:style-name="ce1" office:value-type="float" office:value="9.79284335697837" calcext:value-type="float">
            <text:p>9.792843356978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402884.423" calcext:value-type="float">
            <text:p>1619402884.423</text:p>
          </table:table-cell>
          <table:table-cell table:style-name="ce1" office:value-type="float" office:value="5.26599979400634" calcext:value-type="float">
            <text:p>5.26599979400634</text:p>
          </table:table-cell>
          <table:table-cell table:style-name="ce1" office:value-type="float" office:value="8.1655909005051" calcext:value-type="float">
            <text:p>8.16559090050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619402893.42" calcext:value-type="float">
            <text:p>1619402893.42</text:p>
          </table:table-cell>
          <table:table-cell table:style-name="ce1" office:value-type="float" office:value="5.04299998283386" calcext:value-type="float">
            <text:p>5.04299998283386</text:p>
          </table:table-cell>
          <table:table-cell table:style-name="ce1" office:value-type="float" office:value="12.4925639925538" calcext:value-type="float">
            <text:p>12.49256399255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402902.177" calcext:value-type="float">
            <text:p>1619402902.177</text:p>
          </table:table-cell>
          <table:table-cell table:style-name="ce1" office:value-type="float" office:value="5.05299997329711" calcext:value-type="float">
            <text:p>5.05299997329711</text:p>
          </table:table-cell>
          <table:table-cell table:style-name="ce1" office:value-type="float" office:value="10.290916341737" calcext:value-type="float">
            <text:p>10.2909163417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619402910.309" calcext:value-type="float">
            <text:p>1619402910.309</text:p>
          </table:table-cell>
          <table:table-cell table:style-name="ce1" office:value-type="float" office:value="5.00300002098083" calcext:value-type="float">
            <text:p>5.00300002098083</text:p>
          </table:table-cell>
          <table:table-cell table:style-name="ce1" office:value-type="float" office:value="56.765940197682" calcext:value-type="float">
            <text:p>56.7659401976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402918.919" calcext:value-type="float">
            <text:p>1619402918.919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9.78043914037395" calcext:value-type="float">
            <text:p>9.780439140373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402927.625" calcext:value-type="float">
            <text:p>1619402927.625</text:p>
          </table:table-cell>
          <table:table-cell table:style-name="ce1" office:value-type="float" office:value="5.25699996948242" calcext:value-type="float">
            <text:p>5.25699996948242</text:p>
          </table:table-cell>
          <table:table-cell table:style-name="ce1" office:value-type="float" office:value="9.89157319799635" calcext:value-type="float">
            <text:p>9.891573197996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402936.618" calcext:value-type="float">
            <text:p>1619402936.618</text:p>
          </table:table-cell>
          <table:table-cell table:style-name="ce1" office:value-type="float" office:value="5.45099997520446" calcext:value-type="float">
            <text:p>5.45099997520446</text:p>
          </table:table-cell>
          <table:table-cell table:style-name="ce1" office:value-type="float" office:value="8.07191344710097" calcext:value-type="float">
            <text:p>8.071913447100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1619402945.139" calcext:value-type="float">
            <text:p>1619402945.139</text:p>
          </table:table-cell>
          <table:table-cell table:style-name="ce1" office:value-type="float" office:value="5.00500011444091" calcext:value-type="float">
            <text:p>5.00500011444091</text:p>
          </table:table-cell>
          <table:table-cell table:style-name="ce1" office:value-type="float" office:value="56.5434552505724" calcext:value-type="float">
            <text:p>56.54345525057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402953.732" calcext:value-type="float">
            <text:p>1619402953.732</text:p>
          </table:table-cell>
          <table:table-cell table:style-name="ce1" office:value-type="float" office:value="5.33999991416931" calcext:value-type="float">
            <text:p>5.33999991416931</text:p>
          </table:table-cell>
          <table:table-cell table:style-name="ce1" office:value-type="float" office:value="7.49063682451807" calcext:value-type="float">
            <text:p>7.490636824518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619402962.82" calcext:value-type="float">
            <text:p>1619402962.82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13.1500297465058" calcext:value-type="float">
            <text:p>13.15002974650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402971.672" calcext:value-type="float">
            <text:p>1619402971.672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11.7483072732145" calcext:value-type="float">
            <text:p>11.74830727321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402980.424" calcext:value-type="float">
            <text:p>1619402980.424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11.9904077972595" calcext:value-type="float">
            <text:p>11.990407797259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402989.167" calcext:value-type="float">
            <text:p>1619402989.167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11.7693995342728" calcext:value-type="float">
            <text:p>11.76939953427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19402997.953" calcext:value-type="float">
            <text:p>1619402997.953</text:p>
          </table:table-cell>
          <table:table-cell table:style-name="ce1" office:value-type="float" office:value="5.31399989128112" calcext:value-type="float">
            <text:p>5.31399989128112</text:p>
          </table:table-cell>
          <table:table-cell table:style-name="ce1" office:value-type="float" office:value="9.40910820906052" calcext:value-type="float">
            <text:p>9.409108209060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403007.047" calcext:value-type="float">
            <text:p>1619403007.047</text:p>
          </table:table-cell>
          <table:table-cell table:style-name="ce1" office:value-type="float" office:value="5.24000000953674" calcext:value-type="float">
            <text:p>5.24000000953674</text:p>
          </table:table-cell>
          <table:table-cell table:style-name="ce1" office:value-type="float" office:value="8.39694654960314" calcext:value-type="float">
            <text:p>8.396946549603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403016.019" calcext:value-type="float">
            <text:p>1619403016.019</text:p>
          </table:table-cell>
          <table:table-cell table:style-name="ce1" office:value-type="float" office:value="5.2849998474121" calcext:value-type="float">
            <text:p>5.2849998474121</text:p>
          </table:table-cell>
          <table:table-cell table:style-name="ce1" office:value-type="float" office:value="9.83916773913677" calcext:value-type="float">
            <text:p>9.839167739136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19403025.069" calcext:value-type="float">
            <text:p>1619403025.069</text:p>
          </table:table-cell>
          <table:table-cell table:style-name="ce1" office:value-type="float" office:value="5.375" calcext:value-type="float">
            <text:p>5.375</text:p>
          </table:table-cell>
          <table:table-cell table:style-name="ce1" office:value-type="float" office:value="8.37209302325581" calcext:value-type="float">
            <text:p>8.372093023255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3034.149" calcext:value-type="float">
            <text:p>1619403034.149</text:p>
          </table:table-cell>
          <table:table-cell table:style-name="ce1" office:value-type="float" office:value="5.33200001716613" calcext:value-type="float">
            <text:p>5.33200001716613</text:p>
          </table:table-cell>
          <table:table-cell table:style-name="ce1" office:value-type="float" office:value="3.0007501778861" calcext:value-type="float">
            <text:p>3.00075017788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403043.479" calcext:value-type="float">
            <text:p>1619403043.479</text:p>
          </table:table-cell>
          <table:table-cell table:style-name="ce1" office:value-type="float" office:value="5.05099987983703" calcext:value-type="float">
            <text:p>5.05099987983703</text:p>
          </table:table-cell>
          <table:table-cell table:style-name="ce1" office:value-type="float" office:value="2.57374783394756" calcext:value-type="float">
            <text:p>2.573747833947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619403051.767" calcext:value-type="float">
            <text:p>1619403051.767</text:p>
          </table:table-cell>
          <table:table-cell table:style-name="ce1" office:value-type="float" office:value="5.06800007820129" calcext:value-type="float">
            <text:p>5.06800007820129</text:p>
          </table:table-cell>
          <table:table-cell table:style-name="ce1" office:value-type="float" office:value="20.126282246665" calcext:value-type="float">
            <text:p>20.12628224666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403060.524" calcext:value-type="float">
            <text:p>1619403060.524</text:p>
          </table:table-cell>
          <table:table-cell table:style-name="ce1" office:value-type="float" office:value="5.29900002479553" calcext:value-type="float">
            <text:p>5.29900002479553</text:p>
          </table:table-cell>
          <table:table-cell table:style-name="ce1" office:value-type="float" office:value="2.64200791366106" calcext:value-type="float">
            <text:p>2.642007913661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19403069.737" calcext:value-type="float">
            <text:p>1619403069.737</text:p>
          </table:table-cell>
          <table:table-cell table:style-name="ce1" office:value-type="float" office:value="5.15700006484985" calcext:value-type="float">
            <text:p>5.15700006484985</text:p>
          </table:table-cell>
          <table:table-cell table:style-name="ce1" office:value-type="float" office:value="5.04169084216542" calcext:value-type="float">
            <text:p>5.041690842165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3078.789" calcext:value-type="float">
            <text:p>1619403078.789</text:p>
          </table:table-cell>
          <table:table-cell table:style-name="ce1" office:value-type="float" office:value="5.80399990081787" calcext:value-type="float">
            <text:p>5.80399990081787</text:p>
          </table:table-cell>
          <table:table-cell table:style-name="ce1" office:value-type="float" office:value="2.58442457896773" calcext:value-type="float">
            <text:p>2.584424578967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619403087.889" calcext:value-type="float">
            <text:p>1619403087.889</text:p>
          </table:table-cell>
          <table:table-cell table:style-name="ce1" office:value-type="float" office:value="5.08200001716613" calcext:value-type="float">
            <text:p>5.08200001716613</text:p>
          </table:table-cell>
          <table:table-cell table:style-name="ce1" office:value-type="float" office:value="20.8579298783844" calcext:value-type="float">
            <text:p>20.85792987838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403096.607" calcext:value-type="float">
            <text:p>1619403096.607</text:p>
          </table:table-cell>
          <table:table-cell table:style-name="ce1" office:value-type="float" office:value="5.26399993896484" calcext:value-type="float">
            <text:p>5.26399993896484</text:p>
          </table:table-cell>
          <table:table-cell table:style-name="ce1" office:value-type="float" office:value="2.6595744989224" calcext:value-type="float">
            <text:p>2.65957449892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403105.829" calcext:value-type="float">
            <text:p>1619403105.829</text:p>
          </table:table-cell>
          <table:table-cell table:style-name="ce1" office:value-type="float" office:value="5.29399991035461" calcext:value-type="float">
            <text:p>5.29399991035461</text:p>
          </table:table-cell>
          <table:table-cell table:style-name="ce1" office:value-type="float" office:value="9.822440665005" calcext:value-type="float">
            <text:p>9.8224406650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403114.826" calcext:value-type="float">
            <text:p>1619403114.826</text:p>
          </table:table-cell>
          <table:table-cell table:style-name="ce1" office:value-type="float" office:value="5.3840000629425" calcext:value-type="float">
            <text:p>5.3840000629425</text:p>
          </table:table-cell>
          <table:table-cell table:style-name="ce1" office:value-type="float" office:value="10.7726596066013" calcext:value-type="float">
            <text:p>10.77265960660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403123.937" calcext:value-type="float">
            <text:p>1619403123.937</text:p>
          </table:table-cell>
          <table:table-cell table:style-name="ce1" office:value-type="float" office:value="5.07099986076355" calcext:value-type="float">
            <text:p>5.07099986076355</text:p>
          </table:table-cell>
          <table:table-cell table:style-name="ce1" office:value-type="float" office:value="12.0291858952674" calcext:value-type="float">
            <text:p>12.02918589526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403132.782" calcext:value-type="float">
            <text:p>1619403132.782</text:p>
          </table:table-cell>
          <table:table-cell table:style-name="ce1" office:value-type="float" office:value="5.34500002861022" calcext:value-type="float">
            <text:p>5.34500002861022</text:p>
          </table:table-cell>
          <table:table-cell table:style-name="ce1" office:value-type="float" office:value="9.54162763835581" calcext:value-type="float">
            <text:p>9.541627638355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403141.872" calcext:value-type="float">
            <text:p>1619403141.872</text:p>
          </table:table-cell>
          <table:table-cell table:style-name="ce1" office:value-type="float" office:value="5.16899991035461" calcext:value-type="float">
            <text:p>5.16899991035461</text:p>
          </table:table-cell>
          <table:table-cell table:style-name="ce1" office:value-type="float" office:value="11.0272781947271" calcext:value-type="float">
            <text:p>11.02727819472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403150.818" calcext:value-type="float">
            <text:p>1619403150.818</text:p>
          </table:table-cell>
          <table:table-cell table:style-name="ce1" office:value-type="float" office:value="5.28900003433227" calcext:value-type="float">
            <text:p>5.28900003433227</text:p>
          </table:table-cell>
          <table:table-cell table:style-name="ce1" office:value-type="float" office:value="10.398941131212" calcext:value-type="float">
            <text:p>10.3989411312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403159.803" calcext:value-type="float">
            <text:p>1619403159.803</text:p>
          </table:table-cell>
          <table:table-cell table:style-name="ce1" office:value-type="float" office:value="5.08899998664856" calcext:value-type="float">
            <text:p>5.08899998664856</text:p>
          </table:table-cell>
          <table:table-cell table:style-name="ce1" office:value-type="float" office:value="11.7901356174917" calcext:value-type="float">
            <text:p>11.79013561749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403168.666" calcext:value-type="float">
            <text:p>1619403168.666</text:p>
          </table:table-cell>
          <table:table-cell table:style-name="ce1" office:value-type="float" office:value="5.257000207901" calcext:value-type="float">
            <text:p>5.257000207901</text:p>
          </table:table-cell>
          <table:table-cell table:style-name="ce1" office:value-type="float" office:value="10.4622404080064" calcext:value-type="float">
            <text:p>10.46224040800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3177.659" calcext:value-type="float">
            <text:p>1619403177.659</text:p>
          </table:table-cell>
          <table:table-cell table:style-name="ce1" office:value-type="float" office:value="5.6340000629425" calcext:value-type="float">
            <text:p>5.6340000629425</text:p>
          </table:table-cell>
          <table:table-cell table:style-name="ce1" office:value-type="float" office:value="2.66240678601729" calcext:value-type="float">
            <text:p>2.662406786017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3187.299" calcext:value-type="float">
            <text:p>1619403187.299</text:p>
          </table:table-cell>
          <table:table-cell table:style-name="ce1" office:value-type="float" office:value="5.70300006866455" calcext:value-type="float">
            <text:p>5.70300006866455</text:p>
          </table:table-cell>
          <table:table-cell table:style-name="ce1" office:value-type="float" office:value="2.6301946027352" calcext:value-type="float">
            <text:p>2.63019460273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19403196.892" calcext:value-type="float">
            <text:p>1619403196.892</text:p>
          </table:table-cell>
          <table:table-cell table:style-name="ce1" office:value-type="float" office:value="5.0569999217987" calcext:value-type="float">
            <text:p>5.0569999217987</text:p>
          </table:table-cell>
          <table:table-cell table:style-name="ce1" office:value-type="float" office:value="5.33913395640244" calcext:value-type="float">
            <text:p>5.3391339564024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403205.906" calcext:value-type="float">
            <text:p>1619403205.906</text:p>
          </table:table-cell>
          <table:table-cell table:style-name="ce1" office:value-type="float" office:value="5.39300012588501" calcext:value-type="float">
            <text:p>5.39300012588501</text:p>
          </table:table-cell>
          <table:table-cell table:style-name="ce1" office:value-type="float" office:value="2.41053211506585" calcext:value-type="float">
            <text:p>2.410532115065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403215.313" calcext:value-type="float">
            <text:p>1619403215.313</text:p>
          </table:table-cell>
          <table:table-cell table:style-name="ce1" office:value-type="float" office:value="5.10899996757507" calcext:value-type="float">
            <text:p>5.10899996757507</text:p>
          </table:table-cell>
          <table:table-cell table:style-name="ce1" office:value-type="float" office:value="5.48052459927688" calcext:value-type="float">
            <text:p>5.480524599276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3224.332" calcext:value-type="float">
            <text:p>1619403224.332</text:p>
          </table:table-cell>
          <table:table-cell table:style-name="ce1" office:value-type="float" office:value="5.76300001144409" calcext:value-type="float">
            <text:p>5.76300001144409</text:p>
          </table:table-cell>
          <table:table-cell table:style-name="ce1" office:value-type="float" office:value="2.60281103075016" calcext:value-type="float">
            <text:p>2.602811030750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403233.994" calcext:value-type="float">
            <text:p>1619403233.994</text:p>
          </table:table-cell>
          <table:table-cell table:style-name="ce1" office:value-type="float" office:value="5.01900005340576" calcext:value-type="float">
            <text:p>5.01900005340576</text:p>
          </table:table-cell>
          <table:table-cell table:style-name="ce1" office:value-type="float" office:value="5.57880049851761" calcext:value-type="float">
            <text:p>5.578800498517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403243.062" calcext:value-type="float">
            <text:p>1619403243.062</text:p>
          </table:table-cell>
          <table:table-cell table:style-name="ce1" office:value-type="float" office:value="5.46600008010864" calcext:value-type="float">
            <text:p>5.46600008010864</text:p>
          </table:table-cell>
          <table:table-cell table:style-name="ce1" office:value-type="float" office:value="2.37833878695106" calcext:value-type="float">
            <text:p>2.378338786951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619403252.536" calcext:value-type="float">
            <text:p>1619403252.536</text:p>
          </table:table-cell>
          <table:table-cell table:style-name="ce1" office:value-type="float" office:value="5.00799989700317" calcext:value-type="float">
            <text:p>5.00799989700317</text:p>
          </table:table-cell>
          <table:table-cell table:style-name="ce1" office:value-type="float" office:value="16.5734827689728" calcext:value-type="float">
            <text:p>16.573482768972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403261.331" calcext:value-type="float">
            <text:p>1619403261.331</text:p>
          </table:table-cell>
          <table:table-cell table:style-name="ce1" office:value-type="float" office:value="5.36500000953674" calcext:value-type="float">
            <text:p>5.36500000953674</text:p>
          </table:table-cell>
          <table:table-cell table:style-name="ce1" office:value-type="float" office:value="10.4380242125732" calcext:value-type="float">
            <text:p>10.43802421257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403270.436" calcext:value-type="float">
            <text:p>1619403270.436</text:p>
          </table:table-cell>
          <table:table-cell table:style-name="ce1" office:value-type="float" office:value="5.09799981117248" calcext:value-type="float">
            <text:p>5.09799981117248</text:p>
          </table:table-cell>
          <table:table-cell table:style-name="ce1" office:value-type="float" office:value="14.3193414483887" calcext:value-type="float">
            <text:p>14.31934144838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19403279.355" calcext:value-type="float">
            <text:p>1619403279.355</text:p>
          </table:table-cell>
          <table:table-cell table:style-name="ce1" office:value-type="float" office:value="5.22399997711181" calcext:value-type="float">
            <text:p>5.22399997711181</text:p>
          </table:table-cell>
          <table:table-cell table:style-name="ce1" office:value-type="float" office:value="9.76263403971075" calcext:value-type="float">
            <text:p>9.762634039710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619403288.348" calcext:value-type="float">
            <text:p>1619403288.348</text:p>
          </table:table-cell>
          <table:table-cell table:style-name="ce1" office:value-type="float" office:value="5.05599999427795" calcext:value-type="float">
            <text:p>5.05599999427795</text:p>
          </table:table-cell>
          <table:table-cell table:style-name="ce1" office:value-type="float" office:value="17.0094936901362" calcext:value-type="float">
            <text:p>17.00949369013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403297.173" calcext:value-type="float">
            <text:p>1619403297.173</text:p>
          </table:table-cell>
          <table:table-cell table:style-name="ce1" office:value-type="float" office:value="5.38999986648559" calcext:value-type="float">
            <text:p>5.38999986648559</text:p>
          </table:table-cell>
          <table:table-cell table:style-name="ce1" office:value-type="float" office:value="10.3896106469689" calcext:value-type="float">
            <text:p>10.38961064696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19403306.296" calcext:value-type="float">
            <text:p>1619403306.296</text:p>
          </table:table-cell>
          <table:table-cell table:style-name="ce1" office:value-type="float" office:value="5.06100010871887" calcext:value-type="float">
            <text:p>5.06100010871887</text:p>
          </table:table-cell>
          <table:table-cell table:style-name="ce1" office:value-type="float" office:value="14.6216159672701" calcext:value-type="float">
            <text:p>14.62161596727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619403315.138" calcext:value-type="float">
            <text:p>1619403315.138</text:p>
          </table:table-cell>
          <table:table-cell table:style-name="ce1" office:value-type="float" office:value="5.34899997711181" calcext:value-type="float">
            <text:p>5.34899997711181</text:p>
          </table:table-cell>
          <table:table-cell table:style-name="ce1" office:value-type="float" office:value="9.16059080382675" calcext:value-type="float">
            <text:p>9.160590803826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403324.229" calcext:value-type="float">
            <text:p>1619403324.229</text:p>
          </table:table-cell>
          <table:table-cell table:style-name="ce1" office:value-type="float" office:value="5.33499979972839" calcext:value-type="float">
            <text:p>5.33499979972839</text:p>
          </table:table-cell>
          <table:table-cell table:style-name="ce1" office:value-type="float" office:value="2.62418004227717" calcext:value-type="float">
            <text:p>2.624180042277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403333.47" calcext:value-type="float">
            <text:p>1619403333.47</text:p>
          </table:table-cell>
          <table:table-cell table:style-name="ce1" office:value-type="float" office:value="5.06399989128112" calcext:value-type="float">
            <text:p>5.06399989128112</text:p>
          </table:table-cell>
          <table:table-cell table:style-name="ce1" office:value-type="float" office:value="2.76461301353981" calcext:value-type="float">
            <text:p>2.764613013539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403341.879" calcext:value-type="float">
            <text:p>1619403341.879</text:p>
          </table:table-cell>
          <table:table-cell table:style-name="ce1" office:value-type="float" office:value="5.00399994850158" calcext:value-type="float">
            <text:p>5.00399994850158</text:p>
          </table:table-cell>
          <table:table-cell table:style-name="ce1" office:value-type="float" office:value="6.99440454840142" calcext:value-type="float">
            <text:p>6.994404548401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403350.503" calcext:value-type="float">
            <text:p>1619403350.503</text:p>
          </table:table-cell>
          <table:table-cell table:style-name="ce1" office:value-type="float" office:value="5.12899994850158" calcext:value-type="float">
            <text:p>5.12899994850158</text:p>
          </table:table-cell>
          <table:table-cell table:style-name="ce1" office:value-type="float" office:value="2.72957694298476" calcext:value-type="float">
            <text:p>2.729576942984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19403359.631" calcext:value-type="float">
            <text:p>1619403359.631</text:p>
          </table:table-cell>
          <table:table-cell table:style-name="ce1" office:value-type="float" office:value="5.14299988746643" calcext:value-type="float">
            <text:p>5.14299988746643</text:p>
          </table:table-cell>
          <table:table-cell table:style-name="ce1" office:value-type="float" office:value="4.86097619036029" calcext:value-type="float">
            <text:p>4.860976190360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3368.69" calcext:value-type="float">
            <text:p>1619403368.69</text:p>
          </table:table-cell>
          <table:table-cell table:style-name="ce1" office:value-type="float" office:value="5.73499989509582" calcext:value-type="float">
            <text:p>5.73499989509582</text:p>
          </table:table-cell>
          <table:table-cell table:style-name="ce1" office:value-type="float" office:value="2.61551879239386" calcext:value-type="float">
            <text:p>2.615518792393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403377.701" calcext:value-type="float">
            <text:p>1619403377.701</text:p>
          </table:table-cell>
          <table:table-cell table:style-name="ce1" office:value-type="float" office:value="5.10800004005432" calcext:value-type="float">
            <text:p>5.10800004005432</text:p>
          </table:table-cell>
          <table:table-cell table:style-name="ce1" office:value-type="float" office:value="6.85199681392872" calcext:value-type="float">
            <text:p>6.851996813928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9403386.44" calcext:value-type="float">
            <text:p>1619403386.44</text:p>
          </table:table-cell>
          <table:table-cell table:style-name="ce1" office:value-type="float" office:value="5.14299988746643" calcext:value-type="float">
            <text:p>5.14299988746643</text:p>
          </table:table-cell>
          <table:table-cell table:style-name="ce1" office:value-type="float" office:value="2.72214666660176" calcext:value-type="float">
            <text:p>2.722146666601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403395.496" calcext:value-type="float">
            <text:p>1619403395.496</text:p>
          </table:table-cell>
          <table:table-cell table:style-name="ce1" office:value-type="float" office:value="5.26600003242492" calcext:value-type="float">
            <text:p>5.26600003242492</text:p>
          </table:table-cell>
          <table:table-cell table:style-name="ce1" office:value-type="float" office:value="10.8241548896748" calcext:value-type="float">
            <text:p>10.82415488967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619403404.568" calcext:value-type="float">
            <text:p>1619403404.568</text:p>
          </table:table-cell>
          <table:table-cell table:style-name="ce1" office:value-type="float" office:value="5.26799988746643" calcext:value-type="float">
            <text:p>5.26799988746643</text:p>
          </table:table-cell>
          <table:table-cell table:style-name="ce1" office:value-type="float" office:value="10.0607443303286" calcext:value-type="float">
            <text:p>10.06074433032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403413.58" calcext:value-type="float">
            <text:p>1619403413.58</text:p>
          </table:table-cell>
          <table:table-cell table:style-name="ce1" office:value-type="float" office:value="5.03800010681152" calcext:value-type="float">
            <text:p>5.03800010681152</text:p>
          </table:table-cell>
          <table:table-cell table:style-name="ce1" office:value-type="float" office:value="12.1079791001842" calcext:value-type="float">
            <text:p>12.10797910018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403422.471" calcext:value-type="float">
            <text:p>1619403422.471</text:p>
          </table:table-cell>
          <table:table-cell table:style-name="ce1" office:value-type="float" office:value="5.26800012588501" calcext:value-type="float">
            <text:p>5.26800012588501</text:p>
          </table:table-cell>
          <table:table-cell table:style-name="ce1" office:value-type="float" office:value="10.2505692311326" calcext:value-type="float">
            <text:p>10.25056923113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19403431.517" calcext:value-type="float">
            <text:p>1619403431.517</text:p>
          </table:table-cell>
          <table:table-cell table:style-name="ce1" office:value-type="float" office:value="5.14100003242492" calcext:value-type="float">
            <text:p>5.14100003242492</text:p>
          </table:table-cell>
          <table:table-cell table:style-name="ce1" office:value-type="float" office:value="11.0873370240213" calcext:value-type="float">
            <text:p>11.08733702402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619403440.504" calcext:value-type="float">
            <text:p>1619403440.504</text:p>
          </table:table-cell>
          <table:table-cell table:style-name="ce1" office:value-type="float" office:value="5.3840000629425" calcext:value-type="float">
            <text:p>5.3840000629425</text:p>
          </table:table-cell>
          <table:table-cell table:style-name="ce1" office:value-type="float" office:value="10.401188585684" calcext:value-type="float">
            <text:p>10.4011885856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19403449.647" calcext:value-type="float">
            <text:p>1619403449.647</text:p>
          </table:table-cell>
          <table:table-cell table:style-name="ce1" office:value-type="float" office:value="5.1819999217987" calcext:value-type="float">
            <text:p>5.1819999217987</text:p>
          </table:table-cell>
          <table:table-cell table:style-name="ce1" office:value-type="float" office:value="11.1925899026003" calcext:value-type="float">
            <text:p>11.19258990260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403458.62" calcext:value-type="float">
            <text:p>1619403458.62</text:p>
          </table:table-cell>
          <table:table-cell table:style-name="ce1" office:value-type="float" office:value="5.24800014495849" calcext:value-type="float">
            <text:p>5.24800014495849</text:p>
          </table:table-cell>
          <table:table-cell table:style-name="ce1" office:value-type="float" office:value="10.4801826373491" calcext:value-type="float">
            <text:p>10.48018263734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3467.612" calcext:value-type="float">
            <text:p>1619403467.612</text:p>
          </table:table-cell>
          <table:table-cell table:style-name="ce1" office:value-type="float" office:value="5.01699995994567" calcext:value-type="float">
            <text:p>5.01699995994567</text:p>
          </table:table-cell>
          <table:table-cell table:style-name="ce1" office:value-type="float" office:value="3.18915689211471" calcext:value-type="float">
            <text:p>3.189156892114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3476.55" calcext:value-type="float">
            <text:p>1619403476.55</text:p>
          </table:table-cell>
          <table:table-cell table:style-name="ce1" office:value-type="float" office:value="5.36599993705749" calcext:value-type="float">
            <text:p>5.36599993705749</text:p>
          </table:table-cell>
          <table:table-cell table:style-name="ce1" office:value-type="float" office:value="2.79537834065376" calcext:value-type="float">
            <text:p>2.795378340653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403485.857" calcext:value-type="float">
            <text:p>1619403485.857</text:p>
          </table:table-cell>
          <table:table-cell table:style-name="ce1" office:value-type="float" office:value="5.1489999294281" calcext:value-type="float">
            <text:p>5.1489999294281</text:p>
          </table:table-cell>
          <table:table-cell table:style-name="ce1" office:value-type="float" office:value="5.43794919086548" calcext:value-type="float">
            <text:p>5.437949190865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403494.993" calcext:value-type="float">
            <text:p>1619403494.993</text:p>
          </table:table-cell>
          <table:table-cell table:style-name="ce1" office:value-type="float" office:value="5.16299986839294" calcext:value-type="float">
            <text:p>5.16299986839294</text:p>
          </table:table-cell>
          <table:table-cell table:style-name="ce1" office:value-type="float" office:value="2.5179160045275" calcext:value-type="float">
            <text:p>2.51791600452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19403504.208" calcext:value-type="float">
            <text:p>1619403504.208</text:p>
          </table:table-cell>
          <table:table-cell table:style-name="ce1" office:value-type="float" office:value="5.10500001907348" calcext:value-type="float">
            <text:p>5.10500001907348</text:p>
          </table:table-cell>
          <table:table-cell table:style-name="ce1" office:value-type="float" office:value="5.48481878460046" calcext:value-type="float">
            <text:p>5.484818784600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3513.246" calcext:value-type="float">
            <text:p>1619403513.246</text:p>
          </table:table-cell>
          <table:table-cell table:style-name="ce1" office:value-type="float" office:value="5.4630000591278" calcext:value-type="float">
            <text:p>5.4630000591278</text:p>
          </table:table-cell>
          <table:table-cell table:style-name="ce1" office:value-type="float" office:value="2.74574406693212" calcext:value-type="float">
            <text:p>2.745744066932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403522.664" calcext:value-type="float">
            <text:p>1619403522.664</text:p>
          </table:table-cell>
          <table:table-cell table:style-name="ce1" office:value-type="float" office:value="5.19199991226196" calcext:value-type="float">
            <text:p>5.19199991226196</text:p>
          </table:table-cell>
          <table:table-cell table:style-name="ce1" office:value-type="float" office:value="5.58551627312446" calcext:value-type="float">
            <text:p>5.5855162731244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9403531.866" calcext:value-type="float">
            <text:p>1619403531.866</text:p>
          </table:table-cell>
          <table:table-cell table:style-name="ce1" office:value-type="float" office:value="5.56500005722045" calcext:value-type="float">
            <text:p>5.56500005722045</text:p>
          </table:table-cell>
          <table:table-cell table:style-name="ce1" office:value-type="float" office:value="2.33602872710356" calcext:value-type="float">
            <text:p>2.336028727103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19403541.539" calcext:value-type="float">
            <text:p>1619403541.539</text:p>
          </table:table-cell>
          <table:table-cell table:style-name="ce1" office:value-type="float" office:value="5.04500007629394" calcext:value-type="float">
            <text:p>5.04500007629394</text:p>
          </table:table-cell>
          <table:table-cell table:style-name="ce1" office:value-type="float" office:value="15.460852095229" calcext:value-type="float">
            <text:p>15.4608520952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403550.354" calcext:value-type="float">
            <text:p>1619403550.354</text:p>
          </table:table-cell>
          <table:table-cell table:style-name="ce1" office:value-type="float" office:value="5.0789999961853" calcext:value-type="float">
            <text:p>5.0789999961853</text:p>
          </table:table-cell>
          <table:table-cell table:style-name="ce1" office:value-type="float" office:value="10.8289033355599" calcext:value-type="float">
            <text:p>10.82890333555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19403559.251" calcext:value-type="float">
            <text:p>1619403559.251</text:p>
          </table:table-cell>
          <table:table-cell table:style-name="ce1" office:value-type="float" office:value="5.02200007438659" calcext:value-type="float">
            <text:p>5.02200007438659</text:p>
          </table:table-cell>
          <table:table-cell table:style-name="ce1" office:value-type="float" office:value="14.5360412024518" calcext:value-type="float">
            <text:p>14.53604120245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19403568.123" calcext:value-type="float">
            <text:p>1619403568.123</text:p>
          </table:table-cell>
          <table:table-cell table:style-name="ce1" office:value-type="float" office:value="5.22100019454956" calcext:value-type="float">
            <text:p>5.22100019454956</text:p>
          </table:table-cell>
          <table:table-cell table:style-name="ce1" office:value-type="float" office:value="10.342845812642" calcext:value-type="float">
            <text:p>10.3428458126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619403577.156" calcext:value-type="float">
            <text:p>1619403577.156</text:p>
          </table:table-cell>
          <table:table-cell table:style-name="ce1" office:value-type="float" office:value="5.0329999923706" calcext:value-type="float">
            <text:p>5.0329999923706</text:p>
          </table:table-cell>
          <table:table-cell table:style-name="ce1" office:value-type="float" office:value="17.4846016557514" calcext:value-type="float">
            <text:p>17.48460165575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19403586.003" calcext:value-type="float">
            <text:p>1619403586.003</text:p>
          </table:table-cell>
          <table:table-cell table:style-name="ce1" office:value-type="float" office:value="5.46899986267089" calcext:value-type="float">
            <text:p>5.46899986267089</text:p>
          </table:table-cell>
          <table:table-cell table:style-name="ce1" office:value-type="float" office:value="10.0566833755851" calcext:value-type="float">
            <text:p>10.05668337558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19403595.213" calcext:value-type="float">
            <text:p>1619403595.213</text:p>
          </table:table-cell>
          <table:table-cell table:style-name="ce1" office:value-type="float" office:value="5.11899995803833" calcext:value-type="float">
            <text:p>5.11899995803833</text:p>
          </table:table-cell>
          <table:table-cell table:style-name="ce1" office:value-type="float" office:value="13.869896577848" calcext:value-type="float">
            <text:p>13.8698965778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619403604.154" calcext:value-type="float">
            <text:p>1619403604.154</text:p>
          </table:table-cell>
          <table:table-cell table:style-name="ce1" office:value-type="float" office:value="5.26900005340576" calcext:value-type="float">
            <text:p>5.26900005340576</text:p>
          </table:table-cell>
          <table:table-cell table:style-name="ce1" office:value-type="float" office:value="9.86904525961968" calcext:value-type="float">
            <text:p>9.869045259619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403613.192" calcext:value-type="float">
            <text:p>1619403613.192</text:p>
          </table:table-cell>
          <table:table-cell table:style-name="ce1" office:value-type="float" office:value="5.02500009536743" calcext:value-type="float">
            <text:p>5.02500009536743</text:p>
          </table:table-cell>
          <table:table-cell table:style-name="ce1" office:value-type="float" office:value="7.96019885390174" calcext:value-type="float">
            <text:p>7.960198853901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403621.956" calcext:value-type="float">
            <text:p>1619403621.956</text:p>
          </table:table-cell>
          <table:table-cell table:style-name="ce1" office:value-type="float" office:value="5.01399993896484" calcext:value-type="float">
            <text:p>5.01399993896484</text:p>
          </table:table-cell>
          <table:table-cell table:style-name="ce1" office:value-type="float" office:value="7.57877950988671" calcext:value-type="float">
            <text:p>7.5787795098867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9403630.062" calcext:value-type="float">
            <text:p>1619403630.062</text:p>
          </table:table-cell>
          <table:table-cell table:style-name="ce1" office:value-type="float" office:value="5.14499998092651" calcext:value-type="float">
            <text:p>5.14499998092651</text:p>
          </table:table-cell>
          <table:table-cell table:style-name="ce1" office:value-type="float" office:value="5.83090381170372" calcext:value-type="float">
            <text:p>5.830903811703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19403638.846" calcext:value-type="float">
            <text:p>1619403638.846</text:p>
          </table:table-cell>
          <table:table-cell table:style-name="ce1" office:value-type="float" office:value="5.05999994277954" calcext:value-type="float">
            <text:p>5.05999994277954</text:p>
          </table:table-cell>
          <table:table-cell table:style-name="ce1" office:value-type="float" office:value="6.52173920418516" calcext:value-type="float">
            <text:p>6.521739204185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403647.677" calcext:value-type="float">
            <text:p>1619403647.677</text:p>
          </table:table-cell>
          <table:table-cell table:style-name="ce1" office:value-type="float" office:value="5.34599995613098" calcext:value-type="float">
            <text:p>5.34599995613098</text:p>
          </table:table-cell>
          <table:table-cell table:style-name="ce1" office:value-type="float" office:value="7.48222976585074" calcext:value-type="float">
            <text:p>7.482229765850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403656.813" calcext:value-type="float">
            <text:p>1619403656.813</text:p>
          </table:table-cell>
          <table:table-cell table:style-name="ce1" office:value-type="float" office:value="5.41199994087219" calcext:value-type="float">
            <text:p>5.41199994087219</text:p>
          </table:table-cell>
          <table:table-cell table:style-name="ce1" office:value-type="float" office:value="6.83665935037632" calcext:value-type="float">
            <text:p>6.836659350376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403666.058" calcext:value-type="float">
            <text:p>1619403666.058</text:p>
          </table:table-cell>
          <table:table-cell table:style-name="ce1" office:value-type="float" office:value="5.17400002479553" calcext:value-type="float">
            <text:p>5.17400002479553</text:p>
          </table:table-cell>
          <table:table-cell table:style-name="ce1" office:value-type="float" office:value="7.34441434439337" calcext:value-type="float">
            <text:p>7.344414344393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403675.004" calcext:value-type="float">
            <text:p>1619403675.004</text:p>
          </table:table-cell>
          <table:table-cell table:style-name="ce1" office:value-type="float" office:value="5.23900008201599" calcext:value-type="float">
            <text:p>5.23900008201599</text:p>
          </table:table-cell>
          <table:table-cell table:style-name="ce1" office:value-type="float" office:value="7.0624163811355" calcext:value-type="float">
            <text:p>7.06241638113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19403683.984" calcext:value-type="float">
            <text:p>1619403683.984</text:p>
          </table:table-cell>
          <table:table-cell table:style-name="ce1" office:value-type="float" office:value="5.02600002288818" calcext:value-type="float">
            <text:p>5.02600002288818</text:p>
          </table:table-cell>
          <table:table-cell table:style-name="ce1" office:value-type="float" office:value="16.3151610876592" calcext:value-type="float">
            <text:p>16.315161087659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403692.729" calcext:value-type="float">
            <text:p>1619403692.729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8.78769727744742" calcext:value-type="float">
            <text:p>8.787697277447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403701.429" calcext:value-type="float">
            <text:p>1619403701.429</text:p>
          </table:table-cell>
          <table:table-cell table:style-name="ce1" office:value-type="float" office:value="5.09600019454956" calcext:value-type="float">
            <text:p>5.09600019454956</text:p>
          </table:table-cell>
          <table:table-cell table:style-name="ce1" office:value-type="float" office:value="11.9701722274741" calcext:value-type="float">
            <text:p>11.97017222747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403710.305" calcext:value-type="float">
            <text:p>1619403710.305</text:p>
          </table:table-cell>
          <table:table-cell table:style-name="ce1" office:value-type="float" office:value="5.11999988555908" calcext:value-type="float">
            <text:p>5.11999988555908</text:p>
          </table:table-cell>
          <table:table-cell table:style-name="ce1" office:value-type="float" office:value="7.22656266152626" calcext:value-type="float">
            <text:p>7.2265626615262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19403719.205" calcext:value-type="float">
            <text:p>1619403719.205</text:p>
          </table:table-cell>
          <table:table-cell table:style-name="ce1" office:value-type="float" office:value="5.00600004196167" calcext:value-type="float">
            <text:p>5.00600004196167</text:p>
          </table:table-cell>
          <table:table-cell table:style-name="ce1" office:value-type="float" office:value="14.1829803046061" calcext:value-type="float">
            <text:p>14.18298030460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403727.995" calcext:value-type="float">
            <text:p>1619403727.995</text:p>
          </table:table-cell>
          <table:table-cell table:style-name="ce1" office:value-type="float" office:value="5.46500015258789" calcext:value-type="float">
            <text:p>5.46500015258789</text:p>
          </table:table-cell>
          <table:table-cell table:style-name="ce1" office:value-type="float" office:value="6.7703566270678" calcext:value-type="float">
            <text:p>6.77035662706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19403737.202" calcext:value-type="float">
            <text:p>1619403737.202</text:p>
          </table:table-cell>
          <table:table-cell table:style-name="ce1" office:value-type="float" office:value="5.12199997901916" calcext:value-type="float">
            <text:p>5.12199997901916</text:p>
          </table:table-cell>
          <table:table-cell table:style-name="ce1" office:value-type="float" office:value="11.7141741987062" calcext:value-type="float">
            <text:p>11.714174198706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403746.115" calcext:value-type="float">
            <text:p>1619403746.115</text:p>
          </table:table-cell>
          <table:table-cell table:style-name="ce1" office:value-type="float" office:value="5.26399993896484" calcext:value-type="float">
            <text:p>5.26399993896484</text:p>
          </table:table-cell>
          <table:table-cell table:style-name="ce1" office:value-type="float" office:value="6.64893624730601" calcext:value-type="float">
            <text:p>6.648936247306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619403755.173" calcext:value-type="float">
            <text:p>1619403755.173</text:p>
          </table:table-cell>
          <table:table-cell table:style-name="ce1" office:value-type="float" office:value="5.03899979591369" calcext:value-type="float">
            <text:p>5.03899979591369</text:p>
          </table:table-cell>
          <table:table-cell table:style-name="ce1" office:value-type="float" office:value="8.73189160191694" calcext:value-type="float">
            <text:p>8.7318916019169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19403763.989" calcext:value-type="float">
            <text:p>1619403763.989</text:p>
          </table:table-cell>
          <table:table-cell table:style-name="ce1" office:value-type="float" office:value="5.03799986839294" calcext:value-type="float">
            <text:p>5.03799986839294</text:p>
          </table:table-cell>
          <table:table-cell table:style-name="ce1" office:value-type="float" office:value="7.74116733203498" calcext:value-type="float">
            <text:p>7.741167332034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19403772.094" calcext:value-type="float">
            <text:p>1619403772.094</text:p>
          </table:table-cell>
          <table:table-cell table:style-name="ce1" office:value-type="float" office:value="5.15599989891052" calcext:value-type="float">
            <text:p>5.15599989891052</text:p>
          </table:table-cell>
          <table:table-cell table:style-name="ce1" office:value-type="float" office:value="5.62451523828148" calcext:value-type="float">
            <text:p>5.624515238281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19403780.875" calcext:value-type="float">
            <text:p>1619403780.875</text:p>
          </table:table-cell>
          <table:table-cell table:style-name="ce1" office:value-type="float" office:value="5.03600001335144" calcext:value-type="float">
            <text:p>5.03600001335144</text:p>
          </table:table-cell>
          <table:table-cell table:style-name="ce1" office:value-type="float" office:value="7.54567114758824" calcext:value-type="float">
            <text:p>7.545671147588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403789.716" calcext:value-type="float">
            <text:p>1619403789.716</text:p>
          </table:table-cell>
          <table:table-cell table:style-name="ce1" office:value-type="float" office:value="5.40899991989135" calcext:value-type="float">
            <text:p>5.40899991989135</text:p>
          </table:table-cell>
          <table:table-cell table:style-name="ce1" office:value-type="float" office:value="7.39508237981327" calcext:value-type="float">
            <text:p>7.3950823798132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19403798.909" calcext:value-type="float">
            <text:p>1619403798.909</text:p>
          </table:table-cell>
          <table:table-cell table:style-name="ce1" office:value-type="float" office:value="5.34500002861022" calcext:value-type="float">
            <text:p>5.34500002861022</text:p>
          </table:table-cell>
          <table:table-cell table:style-name="ce1" office:value-type="float" office:value="7.48362952027907" calcext:value-type="float">
            <text:p>7.483629520279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19403807.988" calcext:value-type="float">
            <text:p>1619403807.988</text:p>
          </table:table-cell>
          <table:table-cell table:style-name="ce1" office:value-type="float" office:value="5.1579999923706" calcext:value-type="float">
            <text:p>5.1579999923706</text:p>
          </table:table-cell>
          <table:table-cell table:style-name="ce1" office:value-type="float" office:value="8.33656457223787" calcext:value-type="float">
            <text:p>8.336564572237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9403816.911" calcext:value-type="float">
            <text:p>1619403816.911</text:p>
          </table:table-cell>
          <table:table-cell table:style-name="ce1" office:value-type="float" office:value="5.2279999256134" calcext:value-type="float">
            <text:p>5.2279999256134</text:p>
          </table:table-cell>
          <table:table-cell table:style-name="ce1" office:value-type="float" office:value="7.07727630574875" calcext:value-type="float">
            <text:p>7.077276305748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19403825.912" calcext:value-type="float">
            <text:p>1619403825.912</text:p>
          </table:table-cell>
          <table:table-cell table:style-name="ce1" office:value-type="float" office:value="5.03999996185302" calcext:value-type="float">
            <text:p>5.03999996185302</text:p>
          </table:table-cell>
          <table:table-cell table:style-name="ce1" office:value-type="float" office:value="16.2698413929851" calcext:value-type="float">
            <text:p>16.26984139298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19403834.681" calcext:value-type="float">
            <text:p>1619403834.681</text:p>
          </table:table-cell>
          <table:table-cell table:style-name="ce1" office:value-type="float" office:value="5.0550000667572" calcext:value-type="float">
            <text:p>5.0550000667572</text:p>
          </table:table-cell>
          <table:table-cell table:style-name="ce1" office:value-type="float" office:value="9.29772490194063" calcext:value-type="float">
            <text:p>9.297724901940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19403843.428" calcext:value-type="float">
            <text:p>1619403843.428</text:p>
          </table:table-cell>
          <table:table-cell table:style-name="ce1" office:value-type="float" office:value="5.0789999961853" calcext:value-type="float">
            <text:p>5.0789999961853</text:p>
          </table:table-cell>
          <table:table-cell table:style-name="ce1" office:value-type="float" office:value="12.0102382448937" calcext:value-type="float">
            <text:p>12.01023824489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19403852.27" calcext:value-type="float">
            <text:p>1619403852.27</text:p>
          </table:table-cell>
          <table:table-cell table:style-name="ce1" office:value-type="float" office:value="5.09800004959106" calcext:value-type="float">
            <text:p>5.09800004959106</text:p>
          </table:table-cell>
          <table:table-cell table:style-name="ce1" office:value-type="float" office:value="6.86543735965783" calcext:value-type="float">
            <text:p>6.865437359657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619403861.153" calcext:value-type="float">
            <text:p>1619403861.153</text:p>
          </table:table-cell>
          <table:table-cell table:style-name="ce1" office:value-type="float" office:value="5.06999993324279" calcext:value-type="float">
            <text:p>5.06999993324279</text:p>
          </table:table-cell>
          <table:table-cell table:style-name="ce1" office:value-type="float" office:value="14.9901382644378" calcext:value-type="float">
            <text:p>14.990138264437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403870.023" calcext:value-type="float">
            <text:p>1619403870.023</text:p>
          </table:table-cell>
          <table:table-cell table:style-name="ce1" office:value-type="float" office:value="5.44499993324279" calcext:value-type="float">
            <text:p>5.44499993324279</text:p>
          </table:table-cell>
          <table:table-cell table:style-name="ce1" office:value-type="float" office:value="6.61157032899356" calcext:value-type="float">
            <text:p>6.611570328993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619403879.206" calcext:value-type="float">
            <text:p>1619403879.206</text:p>
          </table:table-cell>
          <table:table-cell table:style-name="ce1" office:value-type="float" office:value="5.06699991226196" calcext:value-type="float">
            <text:p>5.06699991226196</text:p>
          </table:table-cell>
          <table:table-cell table:style-name="ce1" office:value-type="float" office:value="11.6439709930174" calcext:value-type="float">
            <text:p>11.64397099301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ranslat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19403888.092" calcext:value-type="float">
            <text:p>1619403888.092</text:p>
          </table:table-cell>
          <table:table-cell table:style-name="ce1" office:value-type="float" office:value="5.3069999217987" calcext:value-type="float">
            <text:p>5.3069999217987</text:p>
          </table:table-cell>
          <table:table-cell table:style-name="ce1" office:value-type="float" office:value="6.78349359911022" calcext:value-type="float">
            <text:p>6.783493599110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3897.122" calcext:value-type="float">
            <text:p>1619403897.122</text:p>
          </table:table-cell>
          <table:table-cell table:style-name="ce1" office:value-type="float" office:value="5.73099994659423" calcext:value-type="float">
            <text:p>5.73099994659423</text:p>
          </table:table-cell>
          <table:table-cell table:style-name="ce1" office:value-type="float" office:value="1.04693771696257" calcext:value-type="float">
            <text:p>1.046937716962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3906.842" calcext:value-type="float">
            <text:p>1619403906.842</text:p>
          </table:table-cell>
          <table:table-cell table:style-name="ce1" office:value-type="float" office:value="5.34299993515014" calcext:value-type="float">
            <text:p>5.34299993515014</text:p>
          </table:table-cell>
          <table:table-cell table:style-name="ce1" office:value-type="float" office:value="1.12296464024407" calcext:value-type="float">
            <text:p>1.122964640244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403915.437" calcext:value-type="float">
            <text:p>1619403915.437</text:p>
          </table:table-cell>
          <table:table-cell table:style-name="ce1" office:value-type="float" office:value="5.21000003814697" calcext:value-type="float">
            <text:p>5.21000003814697</text:p>
          </table:table-cell>
          <table:table-cell table:style-name="ce1" office:value-type="float" office:value="3.26295583023572" calcext:value-type="float">
            <text:p>3.2629558302357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3924.227" calcext:value-type="float">
            <text:p>1619403924.227</text:p>
          </table:table-cell>
          <table:table-cell table:style-name="ce1" office:value-type="float" office:value="5.18499994277954" calcext:value-type="float">
            <text:p>5.18499994277954</text:p>
          </table:table-cell>
          <table:table-cell table:style-name="ce1" office:value-type="float" office:value="1.15718419791988" calcext:value-type="float">
            <text:p>1.157184197919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3933.375" calcext:value-type="float">
            <text:p>1619403933.375</text:p>
          </table:table-cell>
          <table:table-cell table:style-name="ce1" office:value-type="float" office:value="5.18300008773803" calcext:value-type="float">
            <text:p>5.18300008773803</text:p>
          </table:table-cell>
          <table:table-cell table:style-name="ce1" office:value-type="float" office:value="1.15763069620523" calcext:value-type="float">
            <text:p>1.157630696205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3942.481" calcext:value-type="float">
            <text:p>1619403942.481</text:p>
          </table:table-cell>
          <table:table-cell table:style-name="ce1" office:value-type="float" office:value="5.11400008201599" calcext:value-type="float">
            <text:p>5.11400008201599</text:p>
          </table:table-cell>
          <table:table-cell table:style-name="ce1" office:value-type="float" office:value="1.17324988341313" calcext:value-type="float">
            <text:p>1.173249883413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9403950.937" calcext:value-type="float">
            <text:p>1619403950.937</text:p>
          </table:table-cell>
          <table:table-cell table:style-name="ce1" office:value-type="float" office:value="5.20199990272522" calcext:value-type="float">
            <text:p>5.20199990272522</text:p>
          </table:table-cell>
          <table:table-cell table:style-name="ce1" office:value-type="float" office:value="3.26797391731861" calcext:value-type="float">
            <text:p>3.267973917318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3959.713" calcext:value-type="float">
            <text:p>1619403959.713</text:p>
          </table:table-cell>
          <table:table-cell table:style-name="ce1" office:value-type="float" office:value="5.01300001144409" calcext:value-type="float">
            <text:p>5.01300001144409</text:p>
          </table:table-cell>
          <table:table-cell table:style-name="ce1" office:value-type="float" office:value="1.19688808823113" calcext:value-type="float">
            <text:p>1.196888088231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3968.743" calcext:value-type="float">
            <text:p>1619403968.743</text:p>
          </table:table-cell>
          <table:table-cell table:style-name="ce1" office:value-type="float" office:value="5.20799994468689" calcext:value-type="float">
            <text:p>5.20799994468689</text:p>
          </table:table-cell>
          <table:table-cell table:style-name="ce1" office:value-type="float" office:value="1.15207374495483" calcext:value-type="float">
            <text:p>1.152073744954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403977.882" calcext:value-type="float">
            <text:p>1619403977.882</text:p>
          </table:table-cell>
          <table:table-cell table:style-name="ce1" office:value-type="float" office:value="5.9300000667572" calcext:value-type="float">
            <text:p>5.9300000667572</text:p>
          </table:table-cell>
          <table:table-cell table:style-name="ce1" office:value-type="float" office:value="1.18043843527777" calcext:value-type="float">
            <text:p>1.180438435277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3987.291" calcext:value-type="float">
            <text:p>1619403987.291</text:p>
          </table:table-cell>
          <table:table-cell table:style-name="ce1" office:value-type="float" office:value="5.22100019454956" calcext:value-type="float">
            <text:p>5.22100019454956</text:p>
          </table:table-cell>
          <table:table-cell table:style-name="ce1" office:value-type="float" office:value="3.06454690744948" calcext:value-type="float">
            <text:p>3.064546907449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403996.114" calcext:value-type="float">
            <text:p>1619403996.114</text:p>
          </table:table-cell>
          <table:table-cell table:style-name="ce1" office:value-type="float" office:value="6.04499983787536" calcext:value-type="float">
            <text:p>6.04499983787536</text:p>
          </table:table-cell>
          <table:table-cell table:style-name="ce1" office:value-type="float" office:value="1.15798183419973" calcext:value-type="float">
            <text:p>1.1579818341997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006.167" calcext:value-type="float">
            <text:p>1619404006.167</text:p>
          </table:table-cell>
          <table:table-cell table:style-name="ce1" office:value-type="float" office:value="5.22699999809265" calcext:value-type="float">
            <text:p>5.22699999809265</text:p>
          </table:table-cell>
          <table:table-cell table:style-name="ce1" office:value-type="float" office:value="1.14788597707851" calcext:value-type="float">
            <text:p>1.147885977078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015.355" calcext:value-type="float">
            <text:p>1619404015.355</text:p>
          </table:table-cell>
          <table:table-cell table:style-name="ce1" office:value-type="float" office:value="5.07500004768371" calcext:value-type="float">
            <text:p>5.07500004768371</text:p>
          </table:table-cell>
          <table:table-cell table:style-name="ce1" office:value-type="float" office:value="1.18226599874387" calcext:value-type="float">
            <text:p>1.182265998743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4023.799" calcext:value-type="float">
            <text:p>1619404023.799</text:p>
          </table:table-cell>
          <table:table-cell table:style-name="ce1" office:value-type="float" office:value="5.2279999256134" calcext:value-type="float">
            <text:p>5.2279999256134</text:p>
          </table:table-cell>
          <table:table-cell table:style-name="ce1" office:value-type="float" office:value="3.06044380789135" calcext:value-type="float">
            <text:p>3.0604438078913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032.636" calcext:value-type="float">
            <text:p>1619404032.636</text:p>
          </table:table-cell>
          <table:table-cell table:style-name="ce1" office:value-type="float" office:value="5.03900003433227" calcext:value-type="float">
            <text:p>5.03900003433227</text:p>
          </table:table-cell>
          <table:table-cell table:style-name="ce1" office:value-type="float" office:value="1.19071243483233" calcext:value-type="float">
            <text:p>1.190712434832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404041.627" calcext:value-type="float">
            <text:p>1619404041.627</text:p>
          </table:table-cell>
          <table:table-cell table:style-name="ce1" office:value-type="float" office:value="5.760999917984" calcext:value-type="float">
            <text:p>5.760999917984</text:p>
          </table:table-cell>
          <table:table-cell table:style-name="ce1" office:value-type="float" office:value="1.21506684597377" calcext:value-type="float">
            <text:p>1.2150668459737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404051.405" calcext:value-type="float">
            <text:p>1619404051.405</text:p>
          </table:table-cell>
          <table:table-cell table:style-name="ce1" office:value-type="float" office:value="5.29900002479553" calcext:value-type="float">
            <text:p>5.29900002479553</text:p>
          </table:table-cell>
          <table:table-cell table:style-name="ce1" office:value-type="float" office:value="1.32100395683053" calcext:value-type="float">
            <text:p>1.321003956830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060.715" calcext:value-type="float">
            <text:p>1619404060.715</text:p>
          </table:table-cell>
          <table:table-cell table:style-name="ce1" office:value-type="float" office:value="5.63499999046325" calcext:value-type="float">
            <text:p>5.63499999046325</text:p>
          </table:table-cell>
          <table:table-cell table:style-name="ce1" office:value-type="float" office:value="1.41969831651096" calcext:value-type="float">
            <text:p>1.4196983165109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404070.493" calcext:value-type="float">
            <text:p>1619404070.493</text:p>
          </table:table-cell>
          <table:table-cell table:style-name="ce1" office:value-type="float" office:value="5.74099993705749" calcext:value-type="float">
            <text:p>5.74099993705749</text:p>
          </table:table-cell>
          <table:table-cell table:style-name="ce1" office:value-type="float" office:value="1.21929978692663" calcext:value-type="float">
            <text:p>1.219299786926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404080.234" calcext:value-type="float">
            <text:p>1619404080.234</text:p>
          </table:table-cell>
          <table:table-cell table:style-name="ce1" office:value-type="float" office:value="5.03699994087219" calcext:value-type="float">
            <text:p>5.03699994087219</text:p>
          </table:table-cell>
          <table:table-cell table:style-name="ce1" office:value-type="float" office:value="1.38971611716713" calcext:value-type="float">
            <text:p>1.389716117167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404089.122" calcext:value-type="float">
            <text:p>1619404089.122</text:p>
          </table:table-cell>
          <table:table-cell table:style-name="ce1" office:value-type="float" office:value="5.17100000381469" calcext:value-type="float">
            <text:p>5.17100000381469</text:p>
          </table:table-cell>
          <table:table-cell table:style-name="ce1" office:value-type="float" office:value="1.35370334458248" calcext:value-type="float">
            <text:p>1.353703344582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404098.298" calcext:value-type="float">
            <text:p>1619404098.298</text:p>
          </table:table-cell>
          <table:table-cell table:style-name="ce1" office:value-type="float" office:value="5.10599994659423" calcext:value-type="float">
            <text:p>5.10599994659423</text:p>
          </table:table-cell>
          <table:table-cell table:style-name="ce1" office:value-type="float" office:value="1.37093616788403" calcext:value-type="float">
            <text:p>1.370936167884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404107.305" calcext:value-type="float">
            <text:p>1619404107.305</text:p>
          </table:table-cell>
          <table:table-cell table:style-name="ce1" office:value-type="float" office:value="5.82200002670288" calcext:value-type="float">
            <text:p>5.82200002670288</text:p>
          </table:table-cell>
          <table:table-cell table:style-name="ce1" office:value-type="float" office:value="1.20233596150707" calcext:value-type="float">
            <text:p>1.202335961507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117.023" calcext:value-type="float">
            <text:p>1619404117.023</text:p>
          </table:table-cell>
          <table:table-cell table:style-name="ce1" office:value-type="float" office:value="5.19799995422363" calcext:value-type="float">
            <text:p>5.19799995422363</text:p>
          </table:table-cell>
          <table:table-cell table:style-name="ce1" office:value-type="float" office:value="1.53905349566223" calcext:value-type="float">
            <text:p>1.5390534956622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126.26" calcext:value-type="float">
            <text:p>1619404126.26</text:p>
          </table:table-cell>
          <table:table-cell table:style-name="ce1" office:value-type="float" office:value="5.30299997329711" calcext:value-type="float">
            <text:p>5.30299997329711</text:p>
          </table:table-cell>
          <table:table-cell table:style-name="ce1" office:value-type="float" office:value="1.50858005662519" calcext:value-type="float">
            <text:p>1.508580056625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135.558" calcext:value-type="float">
            <text:p>1619404135.558</text:p>
          </table:table-cell>
          <table:table-cell table:style-name="ce1" office:value-type="float" office:value="5.19400000572204" calcext:value-type="float">
            <text:p>5.19400000572204</text:p>
          </table:table-cell>
          <table:table-cell table:style-name="ce1" office:value-type="float" office:value="1.5402387353074" calcext:value-type="float">
            <text:p>1.54023873530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144.801" calcext:value-type="float">
            <text:p>1619404144.801</text:p>
          </table:table-cell>
          <table:table-cell table:style-name="ce1" office:value-type="float" office:value="5.53199982643127" calcext:value-type="float">
            <text:p>5.53199982643127</text:p>
          </table:table-cell>
          <table:table-cell table:style-name="ce1" office:value-type="float" office:value="1.44613164334837" calcext:value-type="float">
            <text:p>1.446131643348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154.398" calcext:value-type="float">
            <text:p>1619404154.398</text:p>
          </table:table-cell>
          <table:table-cell table:style-name="ce1" office:value-type="float" office:value="5.42599987983703" calcext:value-type="float">
            <text:p>5.42599987983703</text:p>
          </table:table-cell>
          <table:table-cell table:style-name="ce1" office:value-type="float" office:value="1.47438263493663" calcext:value-type="float">
            <text:p>1.474382634936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163.868" calcext:value-type="float">
            <text:p>1619404163.868</text:p>
          </table:table-cell>
          <table:table-cell table:style-name="ce1" office:value-type="float" office:value="5.24300003051757" calcext:value-type="float">
            <text:p>5.24300003051757</text:p>
          </table:table-cell>
          <table:table-cell table:style-name="ce1" office:value-type="float" office:value="1.52584397357141" calcext:value-type="float">
            <text:p>1.5258439735714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173.096" calcext:value-type="float">
            <text:p>1619404173.096</text:p>
          </table:table-cell>
          <table:table-cell table:style-name="ce1" office:value-type="float" office:value="5.10700011253356" calcext:value-type="float">
            <text:p>5.10700011253356</text:p>
          </table:table-cell>
          <table:table-cell table:style-name="ce1" office:value-type="float" office:value="1.56647734946518" calcext:value-type="float">
            <text:p>1.566477349465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182.146" calcext:value-type="float">
            <text:p>1619404182.146</text:p>
          </table:table-cell>
          <table:table-cell table:style-name="ce1" office:value-type="float" office:value="5.23800015449523" calcext:value-type="float">
            <text:p>5.23800015449523</text:p>
          </table:table-cell>
          <table:table-cell table:style-name="ce1" office:value-type="float" office:value="1.5273004513248" calcext:value-type="float">
            <text:p>1.52730045132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191.442" calcext:value-type="float">
            <text:p>1619404191.442</text:p>
          </table:table-cell>
          <table:table-cell table:style-name="ce1" office:value-type="float" office:value="5.49500012397766" calcext:value-type="float">
            <text:p>5.49500012397766</text:p>
          </table:table-cell>
          <table:table-cell table:style-name="ce1" office:value-type="float" office:value="1.09190170420902" calcext:value-type="float">
            <text:p>1.091901704209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200.92" calcext:value-type="float">
            <text:p>1619404200.92</text:p>
          </table:table-cell>
          <table:table-cell table:style-name="ce1" office:value-type="float" office:value="5.56200003623962" calcext:value-type="float">
            <text:p>5.56200003623962</text:p>
          </table:table-cell>
          <table:table-cell table:style-name="ce1" office:value-type="float" office:value="1.07874864453551" calcext:value-type="float">
            <text:p>1.0787486445355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9404209.745" calcext:value-type="float">
            <text:p>1619404209.745</text:p>
          </table:table-cell>
          <table:table-cell table:style-name="ce1" office:value-type="float" office:value="5.00200009346008" calcext:value-type="float">
            <text:p>5.00200009346008</text:p>
          </table:table-cell>
          <table:table-cell table:style-name="ce1" office:value-type="float" office:value="2.99880042377686" calcext:value-type="float">
            <text:p>2.9988004237768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218.339" calcext:value-type="float">
            <text:p>1619404218.339</text:p>
          </table:table-cell>
          <table:table-cell table:style-name="ce1" office:value-type="float" office:value="5.12400007247924" calcext:value-type="float">
            <text:p>5.12400007247924</text:p>
          </table:table-cell>
          <table:table-cell table:style-name="ce1" office:value-type="float" office:value="1.17096017079033" calcext:value-type="float">
            <text:p>1.170960170790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227.427" calcext:value-type="float">
            <text:p>1619404227.427</text:p>
          </table:table-cell>
          <table:table-cell table:style-name="ce1" office:value-type="float" office:value="5.16299986839294" calcext:value-type="float">
            <text:p>5.16299986839294</text:p>
          </table:table-cell>
          <table:table-cell table:style-name="ce1" office:value-type="float" office:value="1.16211507901269" calcext:value-type="float">
            <text:p>1.162115079012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236.561" calcext:value-type="float">
            <text:p>1619404236.561</text:p>
          </table:table-cell>
          <table:table-cell table:style-name="ce1" office:value-type="float" office:value="5.0239999294281" calcext:value-type="float">
            <text:p>5.0239999294281</text:p>
          </table:table-cell>
          <table:table-cell table:style-name="ce1" office:value-type="float" office:value="1.19426753269938" calcext:value-type="float">
            <text:p>1.1942675326993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4244.921" calcext:value-type="float">
            <text:p>1619404244.921</text:p>
          </table:table-cell>
          <table:table-cell table:style-name="ce1" office:value-type="float" office:value="5.24300003051757" calcext:value-type="float">
            <text:p>5.24300003051757</text:p>
          </table:table-cell>
          <table:table-cell table:style-name="ce1" office:value-type="float" office:value="3.05168794714283" calcext:value-type="float">
            <text:p>3.051687947142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253.77" calcext:value-type="float">
            <text:p>1619404253.77</text:p>
          </table:table-cell>
          <table:table-cell table:style-name="ce1" office:value-type="float" office:value="5.07699990272522" calcext:value-type="float">
            <text:p>5.07699990272522</text:p>
          </table:table-cell>
          <table:table-cell table:style-name="ce1" office:value-type="float" office:value="1.18180029839656" calcext:value-type="float">
            <text:p>1.181800298396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262.77" calcext:value-type="float">
            <text:p>1619404262.77</text:p>
          </table:table-cell>
          <table:table-cell table:style-name="ce1" office:value-type="float" office:value="5.24099993705749" calcext:value-type="float">
            <text:p>5.24099993705749</text:p>
          </table:table-cell>
          <table:table-cell table:style-name="ce1" office:value-type="float" office:value="1.14481970464755" calcext:value-type="float">
            <text:p>1.144819704647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404272.094" calcext:value-type="float">
            <text:p>1619404272.094</text:p>
          </table:table-cell>
          <table:table-cell table:style-name="ce1" office:value-type="float" office:value="6.01399993896484" calcext:value-type="float">
            <text:p>6.01399993896484</text:p>
          </table:table-cell>
          <table:table-cell table:style-name="ce1" office:value-type="float" office:value="1.16395079332256" calcext:value-type="float">
            <text:p>1.163950793322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4281.553" calcext:value-type="float">
            <text:p>1619404281.553</text:p>
          </table:table-cell>
          <table:table-cell table:style-name="ce1" office:value-type="float" office:value="5.22500014305114" calcext:value-type="float">
            <text:p>5.22500014305114</text:p>
          </table:table-cell>
          <table:table-cell table:style-name="ce1" office:value-type="float" office:value="3.06220087310022" calcext:value-type="float">
            <text:p>3.062200873100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290.418" calcext:value-type="float">
            <text:p>1619404290.418</text:p>
          </table:table-cell>
          <table:table-cell table:style-name="ce1" office:value-type="float" office:value="5.13100004196167" calcext:value-type="float">
            <text:p>5.13100004196167</text:p>
          </table:table-cell>
          <table:table-cell table:style-name="ce1" office:value-type="float" office:value="1.16936268776682" calcext:value-type="float">
            <text:p>1.1693626877668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299.532" calcext:value-type="float">
            <text:p>1619404299.532</text:p>
          </table:table-cell>
          <table:table-cell table:style-name="ce1" office:value-type="float" office:value="5.1599998474121" calcext:value-type="float">
            <text:p>5.1599998474121</text:p>
          </table:table-cell>
          <table:table-cell table:style-name="ce1" office:value-type="float" office:value="1.16279073205964" calcext:value-type="float">
            <text:p>1.1627907320596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308.66" calcext:value-type="float">
            <text:p>1619404308.66</text:p>
          </table:table-cell>
          <table:table-cell table:style-name="ce1" office:value-type="float" office:value="5.06199979782104" calcext:value-type="float">
            <text:p>5.06199979782104</text:p>
          </table:table-cell>
          <table:table-cell table:style-name="ce1" office:value-type="float" office:value="1.18530229941587" calcext:value-type="float">
            <text:p>1.185302299415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4317.062" calcext:value-type="float">
            <text:p>1619404317.062</text:p>
          </table:table-cell>
          <table:table-cell table:style-name="ce1" office:value-type="float" office:value="5.18299984931945" calcext:value-type="float">
            <text:p>5.18299984931945</text:p>
          </table:table-cell>
          <table:table-cell table:style-name="ce1" office:value-type="float" office:value="3.08701533188368" calcext:value-type="float">
            <text:p>3.0870153318836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325.882" calcext:value-type="float">
            <text:p>1619404325.882</text:p>
          </table:table-cell>
          <table:table-cell table:style-name="ce1" office:value-type="float" office:value="5.12899994850158" calcext:value-type="float">
            <text:p>5.12899994850158</text:p>
          </table:table-cell>
          <table:table-cell table:style-name="ce1" office:value-type="float" office:value="1.16981868985061" calcext:value-type="float">
            <text:p>1.169818689850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404334.969" calcext:value-type="float">
            <text:p>1619404334.969</text:p>
          </table:table-cell>
          <table:table-cell table:style-name="ce1" office:value-type="float" office:value="5.70499992370605" calcext:value-type="float">
            <text:p>5.70499992370605</text:p>
          </table:table-cell>
          <table:table-cell table:style-name="ce1" office:value-type="float" office:value="1.22699388143947" calcext:value-type="float">
            <text:p>1.226993881439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404344.675" calcext:value-type="float">
            <text:p>1619404344.675</text:p>
          </table:table-cell>
          <table:table-cell table:style-name="ce1" office:value-type="float" office:value="5.14000010490417" calcext:value-type="float">
            <text:p>5.14000010490417</text:p>
          </table:table-cell>
          <table:table-cell table:style-name="ce1" office:value-type="float" office:value="1.36186767648529" calcext:value-type="float">
            <text:p>1.361867676485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353.871" calcext:value-type="float">
            <text:p>1619404353.871</text:p>
          </table:table-cell>
          <table:table-cell table:style-name="ce1" office:value-type="float" office:value="5.51399993896484" calcext:value-type="float">
            <text:p>5.51399993896484</text:p>
          </table:table-cell>
          <table:table-cell table:style-name="ce1" office:value-type="float" office:value="1.45085239183043" calcext:value-type="float">
            <text:p>1.450852391830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404363.577" calcext:value-type="float">
            <text:p>1619404363.577</text:p>
          </table:table-cell>
          <table:table-cell table:style-name="ce1" office:value-type="float" office:value="5.65700006484985" calcext:value-type="float">
            <text:p>5.65700006484985</text:p>
          </table:table-cell>
          <table:table-cell table:style-name="ce1" office:value-type="float" office:value="1.23740497078919" calcext:value-type="float">
            <text:p>1.2374049707891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373.309" calcext:value-type="float">
            <text:p>1619404373.309</text:p>
          </table:table-cell>
          <table:table-cell table:style-name="ce1" office:value-type="float" office:value="5.36700010299682" calcext:value-type="float">
            <text:p>5.36700010299682</text:p>
          </table:table-cell>
          <table:table-cell table:style-name="ce1" office:value-type="float" office:value="1.49059061793812" calcext:value-type="float">
            <text:p>1.490590617938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404382.711" calcext:value-type="float">
            <text:p>1619404382.711</text:p>
          </table:table-cell>
          <table:table-cell table:style-name="ce1" office:value-type="float" office:value="5.59400010108947" calcext:value-type="float">
            <text:p>5.59400010108947</text:p>
          </table:table-cell>
          <table:table-cell table:style-name="ce1" office:value-type="float" office:value="1.25134069958931" calcext:value-type="float">
            <text:p>1.2513406995893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392.388" calcext:value-type="float">
            <text:p>1619404392.388</text:p>
          </table:table-cell>
          <table:table-cell table:style-name="ce1" office:value-type="float" office:value="5.30399990081787" calcext:value-type="float">
            <text:p>5.30399990081787</text:p>
          </table:table-cell>
          <table:table-cell table:style-name="ce1" office:value-type="float" office:value="1.50829565414705" calcext:value-type="float">
            <text:p>1.5082956541470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19404401.736" calcext:value-type="float">
            <text:p>1619404401.736</text:p>
          </table:table-cell>
          <table:table-cell table:style-name="ce1" office:value-type="float" office:value="5.5569999217987" calcext:value-type="float">
            <text:p>5.5569999217987</text:p>
          </table:table-cell>
          <table:table-cell table:style-name="ce1" office:value-type="float" office:value="1.25967250288069" calcext:value-type="float">
            <text:p>1.2596725028806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411.35" calcext:value-type="float">
            <text:p>1619404411.35</text:p>
          </table:table-cell>
          <table:table-cell table:style-name="ce1" office:value-type="float" office:value="5.22500014305114" calcext:value-type="float">
            <text:p>5.22500014305114</text:p>
          </table:table-cell>
          <table:table-cell table:style-name="ce1" office:value-type="float" office:value="1.53110043655011" calcext:value-type="float">
            <text:p>1.531100436550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420.679" calcext:value-type="float">
            <text:p>1619404420.679</text:p>
          </table:table-cell>
          <table:table-cell table:style-name="ce1" office:value-type="float" office:value="5.10000014305114" calcext:value-type="float">
            <text:p>5.10000014305114</text:p>
          </table:table-cell>
          <table:table-cell table:style-name="ce1" office:value-type="float" office:value="1.56862740698157" calcext:value-type="float">
            <text:p>1.568627406981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429.752" calcext:value-type="float">
            <text:p>1619404429.752</text:p>
          </table:table-cell>
          <table:table-cell table:style-name="ce1" office:value-type="float" office:value="5.26999998092651" calcext:value-type="float">
            <text:p>5.26999998092651</text:p>
          </table:table-cell>
          <table:table-cell table:style-name="ce1" office:value-type="float" office:value="1.51802657095902" calcext:value-type="float">
            <text:p>1.5180265709590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439.09" calcext:value-type="float">
            <text:p>1619404439.09</text:p>
          </table:table-cell>
          <table:table-cell table:style-name="ce1" office:value-type="float" office:value="5.01800012588501" calcext:value-type="float">
            <text:p>5.01800012588501</text:p>
          </table:table-cell>
          <table:table-cell table:style-name="ce1" office:value-type="float" office:value="1.59426062162345" calcext:value-type="float">
            <text:p>1.594260621623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448.093" calcext:value-type="float">
            <text:p>1619404448.093</text:p>
          </table:table-cell>
          <table:table-cell table:style-name="ce1" office:value-type="float" office:value="5.25699996948242" calcext:value-type="float">
            <text:p>5.25699996948242</text:p>
          </table:table-cell>
          <table:table-cell table:style-name="ce1" office:value-type="float" office:value="1.52178049199943" calcext:value-type="float">
            <text:p>1.5217804919994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4457.493" calcext:value-type="float">
            <text:p>1619404457.493</text:p>
          </table:table-cell>
          <table:table-cell table:style-name="ce1" office:value-type="float" office:value="5.51499986648559" calcext:value-type="float">
            <text:p>5.51499986648559</text:p>
          </table:table-cell>
          <table:table-cell table:style-name="ce1" office:value-type="float" office:value="1.63191300414939" calcext:value-type="float">
            <text:p>1.6319130041493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467.033" calcext:value-type="float">
            <text:p>1619404467.033</text:p>
          </table:table-cell>
          <table:table-cell table:style-name="ce1" office:value-type="float" office:value="5.10599994659423" calcext:value-type="float">
            <text:p>5.10599994659423</text:p>
          </table:table-cell>
          <table:table-cell table:style-name="ce1" office:value-type="float" office:value="1.56678419186747" calcext:value-type="float">
            <text:p>1.566784191867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4476.139" calcext:value-type="float">
            <text:p>1619404476.139</text:p>
          </table:table-cell>
          <table:table-cell table:style-name="ce1" office:value-type="float" office:value="5.33100008964538" calcext:value-type="float">
            <text:p>5.33100008964538</text:p>
          </table:table-cell>
          <table:table-cell table:style-name="ce1" office:value-type="float" office:value="1.68823857600022" calcext:value-type="float">
            <text:p>1.6882385760002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485.5" calcext:value-type="float">
            <text:p>1619404485.5</text:p>
          </table:table-cell>
          <table:table-cell table:style-name="ce1" office:value-type="float" office:value="5.18600010871887" calcext:value-type="float">
            <text:p>5.18600010871887</text:p>
          </table:table-cell>
          <table:table-cell table:style-name="ce1" office:value-type="float" office:value="1.15696102472358" calcext:value-type="float">
            <text:p>1.1569610247235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494.635" calcext:value-type="float">
            <text:p>1619404494.635</text:p>
          </table:table-cell>
          <table:table-cell table:style-name="ce1" office:value-type="float" office:value="5.10700011253356" calcext:value-type="float">
            <text:p>5.10700011253356</text:p>
          </table:table-cell>
          <table:table-cell table:style-name="ce1" office:value-type="float" office:value="1.17485801209889" calcext:value-type="float">
            <text:p>1.174858012098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4503.042" calcext:value-type="float">
            <text:p>1619404503.042</text:p>
          </table:table-cell>
          <table:table-cell table:style-name="ce1" office:value-type="float" office:value="5.29099988937377" calcext:value-type="float">
            <text:p>5.29099988937377</text:p>
          </table:table-cell>
          <table:table-cell table:style-name="ce1" office:value-type="float" office:value="3.02400308723001" calcext:value-type="float">
            <text:p>3.024003087230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511.921" calcext:value-type="float">
            <text:p>1619404511.921</text:p>
          </table:table-cell>
          <table:table-cell table:style-name="ce1" office:value-type="float" office:value="5.06100010871887" calcext:value-type="float">
            <text:p>5.06100010871887</text:p>
          </table:table-cell>
          <table:table-cell table:style-name="ce1" office:value-type="float" office:value="1.18553642977866" calcext:value-type="float">
            <text:p>1.1855364297786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520.891" calcext:value-type="float">
            <text:p>1619404520.891</text:p>
          </table:table-cell>
          <table:table-cell table:style-name="ce1" office:value-type="float" office:value="5.15299987792968" calcext:value-type="float">
            <text:p>5.15299987792968</text:p>
          </table:table-cell>
          <table:table-cell table:style-name="ce1" office:value-type="float" office:value="1.16437029732874" calcext:value-type="float">
            <text:p>1.1643702973287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530.018" calcext:value-type="float">
            <text:p>1619404530.018</text:p>
          </table:table-cell>
          <table:table-cell table:style-name="ce1" office:value-type="float" office:value="5.01500010490417" calcext:value-type="float">
            <text:p>5.01500010490417</text:p>
          </table:table-cell>
          <table:table-cell table:style-name="ce1" office:value-type="float" office:value="1.19641074267029" calcext:value-type="float">
            <text:p>1.196410742670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4538.371" calcext:value-type="float">
            <text:p>1619404538.371</text:p>
          </table:table-cell>
          <table:table-cell table:style-name="ce1" office:value-type="float" office:value="5.24000000953674" calcext:value-type="float">
            <text:p>5.24000000953674</text:p>
          </table:table-cell>
          <table:table-cell table:style-name="ce1" office:value-type="float" office:value="3.05343510894659" calcext:value-type="float">
            <text:p>3.0534351089465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547.199" calcext:value-type="float">
            <text:p>1619404547.199</text:p>
          </table:table-cell>
          <table:table-cell table:style-name="ce1" office:value-type="float" office:value="5.15500020980835" calcext:value-type="float">
            <text:p>5.15500020980835</text:p>
          </table:table-cell>
          <table:table-cell table:style-name="ce1" office:value-type="float" office:value="1.16391847833175" calcext:value-type="float">
            <text:p>1.1639184783317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556.29" calcext:value-type="float">
            <text:p>1619404556.29</text:p>
          </table:table-cell>
          <table:table-cell table:style-name="ce1" office:value-type="float" office:value="5.22099995613098" calcext:value-type="float">
            <text:p>5.22099995613098</text:p>
          </table:table-cell>
          <table:table-cell table:style-name="ce1" office:value-type="float" office:value="1.53227352369648" calcext:value-type="float">
            <text:p>1.532273523696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565.502" calcext:value-type="float">
            <text:p>1619404565.502</text:p>
          </table:table-cell>
          <table:table-cell table:style-name="ce1" office:value-type="float" office:value="5.18299984931945" calcext:value-type="float">
            <text:p>5.18299984931945</text:p>
          </table:table-cell>
          <table:table-cell table:style-name="ce1" office:value-type="float" office:value="1.54350766594184" calcext:value-type="float">
            <text:p>1.5435076659418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574.836" calcext:value-type="float">
            <text:p>1619404574.8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583.831" calcext:value-type="float">
            <text:p>1619404583.831</text:p>
          </table:table-cell>
          <table:table-cell table:style-name="ce1" office:value-type="float" office:value="5.18499994277954" calcext:value-type="float">
            <text:p>5.18499994277954</text:p>
          </table:table-cell>
          <table:table-cell table:style-name="ce1" office:value-type="float" office:value="1.54291226389318" calcext:value-type="float">
            <text:p>1.542912263893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593.001" calcext:value-type="float">
            <text:p>1619404593.001</text:p>
          </table:table-cell>
          <table:table-cell table:style-name="ce1" office:value-type="float" office:value="5.31200003623962" calcext:value-type="float">
            <text:p>5.31200003623962</text:p>
          </table:table-cell>
          <table:table-cell table:style-name="ce1" office:value-type="float" office:value="1.50602408611111" calcext:value-type="float">
            <text:p>1.5060240861111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4602.346" calcext:value-type="float">
            <text:p>1619404602.346</text:p>
          </table:table-cell>
          <table:table-cell table:style-name="ce1" office:value-type="float" office:value="5.30599999427795" calcext:value-type="float">
            <text:p>5.30599999427795</text:p>
          </table:table-cell>
          <table:table-cell table:style-name="ce1" office:value-type="float" office:value="1.69619299089817" calcext:value-type="float">
            <text:p>1.696192990898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611.703" calcext:value-type="float">
            <text:p>1619404611.703</text:p>
          </table:table-cell>
          <table:table-cell table:style-name="ce1" office:value-type="float" office:value="5.00699996948242" calcext:value-type="float">
            <text:p>5.00699996948242</text:p>
          </table:table-cell>
          <table:table-cell table:style-name="ce1" office:value-type="float" office:value="1.59776314135407" calcext:value-type="float">
            <text:p>1.597763141354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620.721" calcext:value-type="float">
            <text:p>1619404620.721</text:p>
          </table:table-cell>
          <table:table-cell table:style-name="ce1" office:value-type="float" office:value="5.04400014877319" calcext:value-type="float">
            <text:p>5.04400014877319</text:p>
          </table:table-cell>
          <table:table-cell table:style-name="ce1" office:value-type="float" office:value="1.58604277637576" calcext:value-type="float">
            <text:p>1.5860427763757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629.775" calcext:value-type="float">
            <text:p>1619404629.775</text:p>
          </table:table-cell>
          <table:table-cell table:style-name="ce1" office:value-type="float" office:value="5.31499981880188" calcext:value-type="float">
            <text:p>5.31499981880188</text:p>
          </table:table-cell>
          <table:table-cell table:style-name="ce1" office:value-type="float" office:value="1.12888056529652" calcext:value-type="float">
            <text:p>1.128880565296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639.076" calcext:value-type="float">
            <text:p>1619404639.076</text:p>
          </table:table-cell>
          <table:table-cell table:style-name="ce1" office:value-type="float" office:value="5.13800001144409" calcext:value-type="float">
            <text:p>5.13800001144409</text:p>
          </table:table-cell>
          <table:table-cell table:style-name="ce1" office:value-type="float" office:value="1.1677695575391" calcext:value-type="float">
            <text:p>1.167769557539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4647.544" calcext:value-type="float">
            <text:p>1619404647.544</text:p>
          </table:table-cell>
          <table:table-cell table:style-name="ce1" office:value-type="float" office:value="5.26999998092651" calcext:value-type="float">
            <text:p>5.26999998092651</text:p>
          </table:table-cell>
          <table:table-cell table:style-name="ce1" office:value-type="float" office:value="3.03605314191804" calcext:value-type="float">
            <text:p>3.0360531419180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656.429" calcext:value-type="float">
            <text:p>1619404656.429</text:p>
          </table:table-cell>
          <table:table-cell table:style-name="ce1" office:value-type="float" office:value="5.28600001335144" calcext:value-type="float">
            <text:p>5.28600001335144</text:p>
          </table:table-cell>
          <table:table-cell table:style-name="ce1" office:value-type="float" office:value="1.1350737769287" calcext:value-type="float">
            <text:p>1.135073776928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665.648" calcext:value-type="float">
            <text:p>1619404665.648</text:p>
          </table:table-cell>
          <table:table-cell table:style-name="ce1" office:value-type="float" office:value="5.1819999217987" calcext:value-type="float">
            <text:p>5.1819999217987</text:p>
          </table:table-cell>
          <table:table-cell table:style-name="ce1" office:value-type="float" office:value="1.1578541278552" calcext:value-type="float">
            <text:p>1.157854127855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674.83" calcext:value-type="float">
            <text:p>1619404674.83</text:p>
          </table:table-cell>
          <table:table-cell table:style-name="ce1" office:value-type="float" office:value="5.00999999046325" calcext:value-type="float">
            <text:p>5.00999999046325</text:p>
          </table:table-cell>
          <table:table-cell table:style-name="ce1" office:value-type="float" office:value="1.19760479269885" calcext:value-type="float">
            <text:p>1.197604792698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9404683.223" calcext:value-type="float">
            <text:p>1619404683.223</text:p>
          </table:table-cell>
          <table:table-cell table:style-name="ce1" office:value-type="float" office:value="5.2369999885559" calcext:value-type="float">
            <text:p>5.2369999885559</text:p>
          </table:table-cell>
          <table:table-cell table:style-name="ce1" office:value-type="float" office:value="3.05518427247733" calcext:value-type="float">
            <text:p>3.0551842724773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19404692.074" calcext:value-type="float">
            <text:p>1619404692.074</text:p>
          </table:table-cell>
          <table:table-cell table:style-name="ce1" office:value-type="float" office:value="5.09100008010864" calcext:value-type="float">
            <text:p>5.09100008010864</text:p>
          </table:table-cell>
          <table:table-cell table:style-name="ce1" office:value-type="float" office:value="1.17855036448397" calcext:value-type="float">
            <text:p>1.1785503644839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701.163" calcext:value-type="float">
            <text:p>1619404701.163</text:p>
          </table:table-cell>
          <table:table-cell table:style-name="ce1" office:value-type="float" office:value="5.125" calcext:value-type="float">
            <text:p>5.125</text:p>
          </table:table-cell>
          <table:table-cell table:style-name="ce1" office:value-type="float" office:value="1.56097560975609" calcext:value-type="float">
            <text:p>1.560975609756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4710.319" calcext:value-type="float">
            <text:p>1619404710.319</text:p>
          </table:table-cell>
          <table:table-cell table:style-name="ce1" office:value-type="float" office:value="5.79099988937377" calcext:value-type="float">
            <text:p>5.79099988937377</text:p>
          </table:table-cell>
          <table:table-cell table:style-name="ce1" office:value-type="float" office:value="1.55413575754242" calcext:value-type="float">
            <text:p>1.5541357575424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4720.041" calcext:value-type="float">
            <text:p>1619404720.041</text:p>
          </table:table-cell>
          <table:table-cell table:style-name="ce1" office:value-type="float" office:value="5.76300001144409" calcext:value-type="float">
            <text:p>5.76300001144409</text:p>
          </table:table-cell>
          <table:table-cell table:style-name="ce1" office:value-type="float" office:value="1.56168661845009" calcext:value-type="float">
            <text:p>1.5616866184500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4729.829" calcext:value-type="float">
            <text:p>1619404729.829</text:p>
          </table:table-cell>
          <table:table-cell table:style-name="ce1" office:value-type="float" office:value="5.53999996185302" calcext:value-type="float">
            <text:p>5.53999996185302</text:p>
          </table:table-cell>
          <table:table-cell table:style-name="ce1" office:value-type="float" office:value="1.6245487476483" calcext:value-type="float">
            <text:p>1.624548747648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19404739.426" calcext:value-type="float">
            <text:p>1619404739.426</text:p>
          </table:table-cell>
          <table:table-cell table:style-name="ce1" office:value-type="float" office:value="5.04699993133544" calcext:value-type="float">
            <text:p>5.04699993133544</text:p>
          </table:table-cell>
          <table:table-cell table:style-name="ce1" office:value-type="float" office:value="1.58510008100657" calcext:value-type="float">
            <text:p>1.5851000810065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4748.555" calcext:value-type="float">
            <text:p>1619404748.555</text:p>
          </table:table-cell>
          <table:table-cell table:style-name="ce1" office:value-type="float" office:value="5.56499981880188" calcext:value-type="float">
            <text:p>5.56499981880188</text:p>
          </table:table-cell>
          <table:table-cell table:style-name="ce1" office:value-type="float" office:value="1.61725072651263" calcext:value-type="float">
            <text:p>1.6172507265126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4758.189" calcext:value-type="float">
            <text:p>1619404758.189</text:p>
          </table:table-cell>
          <table:table-cell table:style-name="ce1" office:value-type="float" office:value="5.8140001296997" calcext:value-type="float">
            <text:p>5.8140001296997</text:p>
          </table:table-cell>
          <table:table-cell table:style-name="ce1" office:value-type="float" office:value="1.54798758156629" calcext:value-type="float">
            <text:p>1.547987581566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plef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htm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translateZ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19404768.045" calcext:value-type="float">
            <text:p>1619404768.045</text:p>
          </table:table-cell>
          <table:table-cell table:style-name="ce1" office:value-type="float" office:value="5.78600001335144" calcext:value-type="float">
            <text:p>5.78600001335144</text:p>
          </table:table-cell>
          <table:table-cell table:style-name="ce1" office:value-type="float" office:value="1.55547873820119" calcext:value-type="float">
            <text:p>1.55547873820119</text:p>
          </table:table-cell>
          <table:table-cell table:number-columns-repeated="1008"/>
        </table:table-row>
        <table:table-row table:style-name="ro2" table:number-rows-repeated="10474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_20_in_20_Opera" style:display-name="PageStyle_Results in Ope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448" meta:object-count="0"/>
    <meta:generator>LibreOfficeDev/6.0.5.2$Linux_X86_64 LibreOffice_project/</meta:generator>
  </office:meta>
</office:document-meta>
</file>